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453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5953in" svg:y="1.5453in">
            <draw:object draw:notify-on-update-of-ranges="Sheet1.A1:Sheet1.A51 Sheet1.B1:Sheet1.B51 Sheet1.A1:Sheet1.A51 Sheet1.C1:Sheet1.C51 Sheet1.A1:Sheet1.A51 Sheet1.D1:Sheet1.D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7957in" svg:y="0.6382in">
            <draw:object draw:notify-on-update-of-ranges="Sheet1.A1:Sheet1.A51 Sheet1.B1:Sheet1.B51 Sheet1.A1:Sheet1.A51 Sheet1.C1:Sheet1.C5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1626in" svg:y="28.7768in">
            <draw:object draw:notify-on-update-of-ranges="Sheet1.A122:Sheet1.A212 Sheet1.B122:Sheet1.B212 Sheet1.A122:Sheet1.A212 Sheet1.C122:Sheet1.C2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6.2988in" svg:height="3.5429in" svg:x="5.1626in" svg:y="27.2642in">
            <draw:object draw:notify-on-update-of-ranges="Sheet1.A122:Sheet1.A202 Sheet1.B122:Sheet1.B202 Sheet1.A122:Sheet1.A202 Sheet1.C122:Sheet1.C20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6.2988in" svg:height="3.5429in" svg:x="5.1626in" svg:y="28.7768in">
            <draw:object draw:notify-on-update-of-ranges="Sheet1.A122:Sheet1.A202 Sheet1.B122:Sheet1.B202 Sheet1.A122:Sheet1.A202 Sheet1.C122:Sheet1.C20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6.2988in" svg:height="3.5429in" svg:x="6.7843in" svg:y="31.802in">
            <draw:object draw:notify-on-update-of-ranges="Sheet1.M130:Sheet1.M210 Sheet1.N130:Sheet1.N210 Sheet1.M130:Sheet1.M210 Sheet1.O130:Sheet1.O21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6.2988in" svg:height="3.5429in" svg:x="10.3398in" svg:y="21.7185in">
            <draw:object draw:notify-on-update-of-ranges="Sheet1.Q130:Sheet1.Q210 Sheet1.R130:Sheet1.R210 Sheet1.Q130:Sheet1.Q210 Sheet1.S130:Sheet1.S21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7" draw:style-name="gr1" draw:text-style-name="P1" svg:width="6.2988in" svg:height="3.5429in" svg:x="22.9402in" svg:y="21.7185in">
            <draw:object draw:notify-on-update-of-ranges="Sheet1.U130:Sheet1.U210 Sheet1.V130:Sheet1.V210 Sheet1.U130:Sheet1.U210 Sheet1.W130:Sheet1.W210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98.451">
            <text:p>198.451</text:p>
          </table:table-cell>
          <table:table-cell office:value-type="float" office:value="1242.5">
            <text:p>1242.5</text:p>
          </table:table-cell>
          <table:table-cell office:value-type="float" office:value="6.47">
            <text:p>6.47</text:p>
          </table:table-cell>
          <table:table-cell table:number-columns-repeated="1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30.883">
            <text:p>130.883</text:p>
          </table:table-cell>
          <table:table-cell office:value-type="float" office:value="132.828">
            <text:p>132.828</text:p>
          </table:table-cell>
          <table:table-cell office:value-type="float" office:value="35.44">
            <text:p>35.44</text:p>
          </table:table-cell>
          <table:table-cell table:number-columns-repeated="19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89.6676">
            <text:p>89.6676</text:p>
          </table:table-cell>
          <table:table-cell office:value-type="float" office:value="90.9603">
            <text:p>90.9603</text:p>
          </table:table-cell>
          <table:table-cell office:value-type="float" office:value="23">
            <text:p>23</text:p>
          </table:table-cell>
          <table:table-cell table:number-columns-repeated="19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87.657">
            <text:p>87.657</text:p>
          </table:table-cell>
          <table:table-cell office:value-type="float" office:value="90.6763">
            <text:p>90.6763</text:p>
          </table:table-cell>
          <table:table-cell office:value-type="float" office:value="23">
            <text:p>23</text:p>
          </table:table-cell>
          <table:table-cell table:number-columns-repeated="19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87.657">
            <text:p>87.657</text:p>
          </table:table-cell>
          <table:table-cell office:value-type="float" office:value="88.7987">
            <text:p>88.7987</text:p>
          </table:table-cell>
          <table:table-cell office:value-type="float" office:value="23">
            <text:p>23</text:p>
          </table:table-cell>
          <table:table-cell table:number-columns-repeated="1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71.353">
            <text:p>71.353</text:p>
          </table:table-cell>
          <table:table-cell office:value-type="float" office:value="73.1541">
            <text:p>73.1541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70.9655">
            <text:p>70.9655</text:p>
          </table:table-cell>
          <table:table-cell office:value-type="float" office:value="73.4285">
            <text:p>73.4285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70.8797">
            <text:p>70.8797</text:p>
          </table:table-cell>
          <table:table-cell office:value-type="float" office:value="72.147">
            <text:p>72.147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70.8738">
            <text:p>70.8738</text:p>
          </table:table-cell>
          <table:table-cell office:value-type="float" office:value="75.7078">
            <text:p>75.7078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70.8062">
            <text:p>70.8062</text:p>
          </table:table-cell>
          <table:table-cell office:value-type="float" office:value="70.9187">
            <text:p>70.9187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2" office:value-type="float" office:value="70.8062">
            <text:p>70.8062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70.6229">
            <text:p>70.6229</text:p>
          </table:table-cell>
          <table:table-cell office:value-type="float" office:value="71.3445">
            <text:p>71.3445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69.4479">
            <text:p>69.4479</text:p>
          </table:table-cell>
          <table:table-cell office:value-type="float" office:value="72.9416">
            <text:p>72.9416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69.0415">
            <text:p>69.0415</text:p>
          </table:table-cell>
          <table:table-cell office:value-type="float" office:value="71.0797">
            <text:p>71.0797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68.2629">
            <text:p>68.2629</text:p>
          </table:table-cell>
          <table:table-cell office:value-type="float" office:value="68.9737">
            <text:p>68.9737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68.2629">
            <text:p>68.2629</text:p>
          </table:table-cell>
          <table:table-cell office:value-type="float" office:value="73.1804">
            <text:p>73.1804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68.2629">
            <text:p>68.2629</text:p>
          </table:table-cell>
          <table:table-cell office:value-type="float" office:value="70.7508">
            <text:p>70.7508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68.2629">
            <text:p>68.2629</text:p>
          </table:table-cell>
          <table:table-cell office:value-type="float" office:value="70.237">
            <text:p>70.237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68.2629">
            <text:p>68.2629</text:p>
          </table:table-cell>
          <table:table-cell office:value-type="float" office:value="70.7881">
            <text:p>70.7881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68.0529">
            <text:p>68.0529</text:p>
          </table:table-cell>
          <table:table-cell office:value-type="float" office:value="70.72">
            <text:p>70.72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68.0529">
            <text:p>68.0529</text:p>
          </table:table-cell>
          <table:table-cell office:value-type="float" office:value="68.7042">
            <text:p>68.7042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68.0526">
            <text:p>68.0526</text:p>
          </table:table-cell>
          <table:table-cell office:value-type="float" office:value="69.4065">
            <text:p>69.4065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68.0526">
            <text:p>68.0526</text:p>
          </table:table-cell>
          <table:table-cell office:value-type="float" office:value="69.8022">
            <text:p>69.8022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68.0526">
            <text:p>68.0526</text:p>
          </table:table-cell>
          <table:table-cell office:value-type="float" office:value="70.0886">
            <text:p>70.0886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68.0526">
            <text:p>68.0526</text:p>
          </table:table-cell>
          <table:table-cell office:value-type="float" office:value="69.1897">
            <text:p>69.1897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67.986">
            <text:p>67.986</text:p>
          </table:table-cell>
          <table:table-cell office:value-type="float" office:value="68.5648">
            <text:p>68.5648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67.986">
            <text:p>67.986</text:p>
          </table:table-cell>
          <table:table-cell office:value-type="float" office:value="69.21">
            <text:p>69.21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67.9848">
            <text:p>67.9848</text:p>
          </table:table-cell>
          <table:table-cell office:value-type="float" office:value="69.997">
            <text:p>69.997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67.9848">
            <text:p>67.9848</text:p>
          </table:table-cell>
          <table:table-cell office:value-type="float" office:value="69.3151">
            <text:p>69.3151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67.9848">
            <text:p>67.9848</text:p>
          </table:table-cell>
          <table:table-cell office:value-type="float" office:value="68.6264">
            <text:p>68.6264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67.9848">
            <text:p>67.9848</text:p>
          </table:table-cell>
          <table:table-cell office:value-type="float" office:value="69.3641">
            <text:p>69.3641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310000">
            <text:p>310000</text:p>
          </table:table-cell>
          <table:table-cell office:value-type="float" office:value="67.8943">
            <text:p>67.8943</text:p>
          </table:table-cell>
          <table:table-cell office:value-type="float" office:value="69.1034">
            <text:p>69.1034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320000">
            <text:p>320000</text:p>
          </table:table-cell>
          <table:table-cell office:value-type="float" office:value="67.8941">
            <text:p>67.8941</text:p>
          </table:table-cell>
          <table:table-cell office:value-type="float" office:value="72.3023">
            <text:p>72.3023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330000">
            <text:p>330000</text:p>
          </table:table-cell>
          <table:table-cell office:value-type="float" office:value="67.8941">
            <text:p>67.8941</text:p>
          </table:table-cell>
          <table:table-cell office:value-type="float" office:value="71.8541">
            <text:p>71.8541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340000">
            <text:p>340000</text:p>
          </table:table-cell>
          <table:table-cell office:value-type="float" office:value="67.8941">
            <text:p>67.8941</text:p>
          </table:table-cell>
          <table:table-cell office:value-type="float" office:value="69.2252">
            <text:p>69.2252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350000">
            <text:p>350000</text:p>
          </table:table-cell>
          <table:table-cell office:value-type="float" office:value="67.8941">
            <text:p>67.8941</text:p>
          </table:table-cell>
          <table:table-cell office:value-type="float" office:value="71.5823">
            <text:p>71.5823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360000">
            <text:p>360000</text:p>
          </table:table-cell>
          <table:table-cell office:value-type="float" office:value="67.8941">
            <text:p>67.8941</text:p>
          </table:table-cell>
          <table:table-cell office:value-type="float" office:value="71.1618">
            <text:p>71.1618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370000">
            <text:p>370000</text:p>
          </table:table-cell>
          <table:table-cell office:value-type="float" office:value="67.8941">
            <text:p>67.8941</text:p>
          </table:table-cell>
          <table:table-cell office:value-type="float" office:value="74.207">
            <text:p>74.207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380000">
            <text:p>380000</text:p>
          </table:table-cell>
          <table:table-cell office:value-type="float" office:value="67.8941">
            <text:p>67.8941</text:p>
          </table:table-cell>
          <table:table-cell office:value-type="float" office:value="69.2743">
            <text:p>69.2743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390000">
            <text:p>390000</text:p>
          </table:table-cell>
          <table:table-cell office:value-type="float" office:value="67.8941">
            <text:p>67.8941</text:p>
          </table:table-cell>
          <table:table-cell office:value-type="float" office:value="73.5017">
            <text:p>73.5017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67.8941">
            <text:p>67.8941</text:p>
          </table:table-cell>
          <table:table-cell office:value-type="float" office:value="69.2971">
            <text:p>69.2971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410000">
            <text:p>410000</text:p>
          </table:table-cell>
          <table:table-cell office:value-type="float" office:value="67.8941">
            <text:p>67.8941</text:p>
          </table:table-cell>
          <table:table-cell office:value-type="float" office:value="71.4004">
            <text:p>71.4004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420000">
            <text:p>420000</text:p>
          </table:table-cell>
          <table:table-cell office:value-type="float" office:value="67.8941">
            <text:p>67.8941</text:p>
          </table:table-cell>
          <table:table-cell office:value-type="float" office:value="69.2888">
            <text:p>69.2888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430000">
            <text:p>430000</text:p>
          </table:table-cell>
          <table:table-cell office:value-type="float" office:value="67.8941">
            <text:p>67.8941</text:p>
          </table:table-cell>
          <table:table-cell office:value-type="float" office:value="69.8586">
            <text:p>69.8586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440000">
            <text:p>440000</text:p>
          </table:table-cell>
          <table:table-cell office:value-type="float" office:value="67.8941">
            <text:p>67.8941</text:p>
          </table:table-cell>
          <table:table-cell office:value-type="float" office:value="72.434">
            <text:p>72.434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67.8941">
            <text:p>67.8941</text:p>
          </table:table-cell>
          <table:table-cell office:value-type="float" office:value="70.3872">
            <text:p>70.3872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460000">
            <text:p>460000</text:p>
          </table:table-cell>
          <table:table-cell office:value-type="float" office:value="67.894">
            <text:p>67.894</text:p>
          </table:table-cell>
          <table:table-cell office:value-type="float" office:value="68.5071">
            <text:p>68.5071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470000">
            <text:p>470000</text:p>
          </table:table-cell>
          <table:table-cell office:value-type="float" office:value="67.894">
            <text:p>67.894</text:p>
          </table:table-cell>
          <table:table-cell office:value-type="float" office:value="69.1145">
            <text:p>69.1145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480000">
            <text:p>480000</text:p>
          </table:table-cell>
          <table:table-cell office:value-type="float" office:value="67.894">
            <text:p>67.894</text:p>
          </table:table-cell>
          <table:table-cell office:value-type="float" office:value="72.831">
            <text:p>72.831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490000">
            <text:p>490000</text:p>
          </table:table-cell>
          <table:table-cell office:value-type="float" office:value="67.894">
            <text:p>67.894</text:p>
          </table:table-cell>
          <table:table-cell office:value-type="float" office:value="68.626">
            <text:p>68.626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67.894">
            <text:p>67.894</text:p>
          </table:table-cell>
          <table:table-cell office:value-type="float" office:value="72.7095">
            <text:p>72.7095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510000">
            <text:p>510000</text:p>
          </table:table-cell>
          <table:table-cell office:value-type="float" office:value="67.8933">
            <text:p>67.8933</text:p>
          </table:table-cell>
          <table:table-cell office:value-type="float" office:value="69.7033">
            <text:p>69.7033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520000">
            <text:p>520000</text:p>
          </table:table-cell>
          <table:table-cell office:value-type="float" office:value="67.8933">
            <text:p>67.8933</text:p>
          </table:table-cell>
          <table:table-cell office:value-type="float" office:value="74.7645">
            <text:p>74.7645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530000">
            <text:p>530000</text:p>
          </table:table-cell>
          <table:table-cell office:value-type="float" office:value="67.8922">
            <text:p>67.8922</text:p>
          </table:table-cell>
          <table:table-cell office:value-type="float" office:value="74.3754">
            <text:p>74.3754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540000">
            <text:p>540000</text:p>
          </table:table-cell>
          <table:table-cell office:value-type="float" office:value="67.8922">
            <text:p>67.8922</text:p>
          </table:table-cell>
          <table:table-cell office:value-type="float" office:value="69.2109">
            <text:p>69.2109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550000">
            <text:p>550000</text:p>
          </table:table-cell>
          <table:table-cell office:value-type="float" office:value="67.8922">
            <text:p>67.8922</text:p>
          </table:table-cell>
          <table:table-cell office:value-type="float" office:value="69.5434">
            <text:p>69.5434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560000">
            <text:p>560000</text:p>
          </table:table-cell>
          <table:table-cell office:value-type="float" office:value="67.8922">
            <text:p>67.8922</text:p>
          </table:table-cell>
          <table:table-cell office:value-type="float" office:value="68.9856">
            <text:p>68.9856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570000">
            <text:p>570000</text:p>
          </table:table-cell>
          <table:table-cell table:number-columns-repeated="2" office:value-type="float" office:value="67.8922">
            <text:p>67.8922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580000">
            <text:p>580000</text:p>
          </table:table-cell>
          <table:table-cell office:value-type="float" office:value="67.8922">
            <text:p>67.8922</text:p>
          </table:table-cell>
          <table:table-cell office:value-type="float" office:value="73.7828">
            <text:p>73.7828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590000">
            <text:p>590000</text:p>
          </table:table-cell>
          <table:table-cell table:number-columns-repeated="2" office:value-type="float" office:value="67.8922">
            <text:p>67.8922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67.8922">
            <text:p>67.8922</text:p>
          </table:table-cell>
          <table:table-cell office:value-type="float" office:value="71.1688">
            <text:p>71.1688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610000">
            <text:p>610000</text:p>
          </table:table-cell>
          <table:table-cell office:value-type="float" office:value="67.8922">
            <text:p>67.8922</text:p>
          </table:table-cell>
          <table:table-cell office:value-type="float" office:value="69.532">
            <text:p>69.532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620000">
            <text:p>620000</text:p>
          </table:table-cell>
          <table:table-cell office:value-type="float" office:value="67.8922">
            <text:p>67.8922</text:p>
          </table:table-cell>
          <table:table-cell office:value-type="float" office:value="70.8445">
            <text:p>70.8445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630000">
            <text:p>630000</text:p>
          </table:table-cell>
          <table:table-cell office:value-type="float" office:value="67.8922">
            <text:p>67.8922</text:p>
          </table:table-cell>
          <table:table-cell office:value-type="float" office:value="75.9829">
            <text:p>75.9829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640000">
            <text:p>640000</text:p>
          </table:table-cell>
          <table:table-cell office:value-type="float" office:value="67.8922">
            <text:p>67.8922</text:p>
          </table:table-cell>
          <table:table-cell office:value-type="float" office:value="68.6844">
            <text:p>68.6844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650000">
            <text:p>650000</text:p>
          </table:table-cell>
          <table:table-cell office:value-type="float" office:value="67.8922">
            <text:p>67.8922</text:p>
          </table:table-cell>
          <table:table-cell office:value-type="float" office:value="69.1902">
            <text:p>69.1902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660000">
            <text:p>660000</text:p>
          </table:table-cell>
          <table:table-cell office:value-type="float" office:value="67.8922">
            <text:p>67.8922</text:p>
          </table:table-cell>
          <table:table-cell office:value-type="float" office:value="70.6277">
            <text:p>70.6277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670000">
            <text:p>670000</text:p>
          </table:table-cell>
          <table:table-cell office:value-type="float" office:value="67.8922">
            <text:p>67.8922</text:p>
          </table:table-cell>
          <table:table-cell office:value-type="float" office:value="69.804">
            <text:p>69.804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680000">
            <text:p>680000</text:p>
          </table:table-cell>
          <table:table-cell office:value-type="float" office:value="67.8922">
            <text:p>67.8922</text:p>
          </table:table-cell>
          <table:table-cell office:value-type="float" office:value="68.5052">
            <text:p>68.5052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690000">
            <text:p>690000</text:p>
          </table:table-cell>
          <table:table-cell office:value-type="float" office:value="67.8922">
            <text:p>67.8922</text:p>
          </table:table-cell>
          <table:table-cell office:value-type="float" office:value="73.8947">
            <text:p>73.8947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67.8922">
            <text:p>67.8922</text:p>
          </table:table-cell>
          <table:table-cell office:value-type="float" office:value="70.8384">
            <text:p>70.8384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710000">
            <text:p>710000</text:p>
          </table:table-cell>
          <table:table-cell office:value-type="float" office:value="67.8922">
            <text:p>67.8922</text:p>
          </table:table-cell>
          <table:table-cell office:value-type="float" office:value="69.0788">
            <text:p>69.0788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720000">
            <text:p>720000</text:p>
          </table:table-cell>
          <table:table-cell office:value-type="float" office:value="67.8922">
            <text:p>67.8922</text:p>
          </table:table-cell>
          <table:table-cell office:value-type="float" office:value="68.8203">
            <text:p>68.8203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730000">
            <text:p>730000</text:p>
          </table:table-cell>
          <table:table-cell office:value-type="float" office:value="67.8922">
            <text:p>67.8922</text:p>
          </table:table-cell>
          <table:table-cell office:value-type="float" office:value="68.4047">
            <text:p>68.4047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740000">
            <text:p>740000</text:p>
          </table:table-cell>
          <table:table-cell office:value-type="float" office:value="67.8922">
            <text:p>67.8922</text:p>
          </table:table-cell>
          <table:table-cell office:value-type="float" office:value="69.2947">
            <text:p>69.2947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750000">
            <text:p>750000</text:p>
          </table:table-cell>
          <table:table-cell office:value-type="float" office:value="67.8922">
            <text:p>67.8922</text:p>
          </table:table-cell>
          <table:table-cell office:value-type="float" office:value="70.4948">
            <text:p>70.4948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760000">
            <text:p>760000</text:p>
          </table:table-cell>
          <table:table-cell office:value-type="float" office:value="67.8922">
            <text:p>67.8922</text:p>
          </table:table-cell>
          <table:table-cell office:value-type="float" office:value="70.6277">
            <text:p>70.6277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770000">
            <text:p>770000</text:p>
          </table:table-cell>
          <table:table-cell office:value-type="float" office:value="67.8922">
            <text:p>67.8922</text:p>
          </table:table-cell>
          <table:table-cell office:value-type="float" office:value="70.6277">
            <text:p>70.6277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780000">
            <text:p>780000</text:p>
          </table:table-cell>
          <table:table-cell office:value-type="float" office:value="67.8922">
            <text:p>67.8922</text:p>
          </table:table-cell>
          <table:table-cell office:value-type="float" office:value="71.579">
            <text:p>71.579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790000">
            <text:p>790000</text:p>
          </table:table-cell>
          <table:table-cell office:value-type="float" office:value="67.8922">
            <text:p>67.8922</text:p>
          </table:table-cell>
          <table:table-cell office:value-type="float" office:value="70.4246">
            <text:p>70.4246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67.8922">
            <text:p>67.8922</text:p>
          </table:table-cell>
          <table:table-cell office:value-type="float" office:value="72.8366">
            <text:p>72.8366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810000">
            <text:p>810000</text:p>
          </table:table-cell>
          <table:table-cell office:value-type="float" office:value="67.8922">
            <text:p>67.8922</text:p>
          </table:table-cell>
          <table:table-cell office:value-type="float" office:value="72.8277">
            <text:p>72.8277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820000">
            <text:p>820000</text:p>
          </table:table-cell>
          <table:table-cell office:value-type="float" office:value="67.8922">
            <text:p>67.8922</text:p>
          </table:table-cell>
          <table:table-cell office:value-type="float" office:value="68.6306">
            <text:p>68.6306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830000">
            <text:p>830000</text:p>
          </table:table-cell>
          <table:table-cell office:value-type="float" office:value="67.8922">
            <text:p>67.8922</text:p>
          </table:table-cell>
          <table:table-cell office:value-type="float" office:value="69.2149">
            <text:p>69.2149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840000">
            <text:p>840000</text:p>
          </table:table-cell>
          <table:table-cell office:value-type="float" office:value="67.8922">
            <text:p>67.8922</text:p>
          </table:table-cell>
          <table:table-cell office:value-type="float" office:value="67.8921">
            <text:p>67.8921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850000">
            <text:p>850000</text:p>
          </table:table-cell>
          <table:table-cell office:value-type="float" office:value="67.8922">
            <text:p>67.8922</text:p>
          </table:table-cell>
          <table:table-cell office:value-type="float" office:value="69.5926">
            <text:p>69.5926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860000">
            <text:p>860000</text:p>
          </table:table-cell>
          <table:table-cell office:value-type="float" office:value="67.8922">
            <text:p>67.8922</text:p>
          </table:table-cell>
          <table:table-cell office:value-type="float" office:value="69.2702">
            <text:p>69.2702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870000">
            <text:p>870000</text:p>
          </table:table-cell>
          <table:table-cell office:value-type="float" office:value="67.8922">
            <text:p>67.8922</text:p>
          </table:table-cell>
          <table:table-cell office:value-type="float" office:value="69.5314">
            <text:p>69.5314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880000">
            <text:p>880000</text:p>
          </table:table-cell>
          <table:table-cell office:value-type="float" office:value="67.8922">
            <text:p>67.8922</text:p>
          </table:table-cell>
          <table:table-cell office:value-type="float" office:value="70.8442">
            <text:p>70.8442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890000">
            <text:p>890000</text:p>
          </table:table-cell>
          <table:table-cell office:value-type="float" office:value="67.8922">
            <text:p>67.8922</text:p>
          </table:table-cell>
          <table:table-cell office:value-type="float" office:value="70.3027">
            <text:p>70.3027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67.8922">
            <text:p>67.8922</text:p>
          </table:table-cell>
          <table:table-cell office:value-type="float" office:value="68.4047">
            <text:p>68.4047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910000">
            <text:p>910000</text:p>
          </table:table-cell>
          <table:table-cell office:value-type="float" office:value="67.8922">
            <text:p>67.8922</text:p>
          </table:table-cell>
          <table:table-cell office:value-type="float" office:value="69.7017">
            <text:p>69.7017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920000">
            <text:p>920000</text:p>
          </table:table-cell>
          <table:table-cell office:value-type="float" office:value="67.8922">
            <text:p>67.8922</text:p>
          </table:table-cell>
          <table:table-cell office:value-type="float" office:value="96.5545">
            <text:p>96.5545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930000">
            <text:p>930000</text:p>
          </table:table-cell>
          <table:table-cell office:value-type="float" office:value="67.8922">
            <text:p>67.8922</text:p>
          </table:table-cell>
          <table:table-cell office:value-type="float" office:value="70.0952">
            <text:p>70.0952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940000">
            <text:p>940000</text:p>
          </table:table-cell>
          <table:table-cell office:value-type="float" office:value="67.8922">
            <text:p>67.8922</text:p>
          </table:table-cell>
          <table:table-cell office:value-type="float" office:value="72.7235">
            <text:p>72.7235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950000">
            <text:p>950000</text:p>
          </table:table-cell>
          <table:table-cell office:value-type="float" office:value="67.8922">
            <text:p>67.8922</text:p>
          </table:table-cell>
          <table:table-cell office:value-type="float" office:value="69.1195">
            <text:p>69.1195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960000">
            <text:p>960000</text:p>
          </table:table-cell>
          <table:table-cell office:value-type="float" office:value="67.8922">
            <text:p>67.8922</text:p>
          </table:table-cell>
          <table:table-cell office:value-type="float" office:value="70.5795">
            <text:p>70.5795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970000">
            <text:p>970000</text:p>
          </table:table-cell>
          <table:table-cell office:value-type="float" office:value="67.8922">
            <text:p>67.8922</text:p>
          </table:table-cell>
          <table:table-cell office:value-type="float" office:value="70.8024">
            <text:p>70.8024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980000">
            <text:p>980000</text:p>
          </table:table-cell>
          <table:table-cell office:value-type="float" office:value="67.8922">
            <text:p>67.8922</text:p>
          </table:table-cell>
          <table:table-cell office:value-type="float" office:value="73.9917">
            <text:p>73.9917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990000">
            <text:p>990000</text:p>
          </table:table-cell>
          <table:table-cell office:value-type="float" office:value="67.8922">
            <text:p>67.8922</text:p>
          </table:table-cell>
          <table:table-cell office:value-type="float" office:value="70.4946">
            <text:p>70.4946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67.8922">
            <text:p>67.8922</text:p>
          </table:table-cell>
          <table:table-cell office:value-type="float" office:value="74.7648">
            <text:p>74.7648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010000">
            <text:p>1010000</text:p>
          </table:table-cell>
          <table:table-cell office:value-type="float" office:value="67.8922">
            <text:p>67.8922</text:p>
          </table:table-cell>
          <table:table-cell office:value-type="float" office:value="72.8278">
            <text:p>72.8278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020000">
            <text:p>1020000</text:p>
          </table:table-cell>
          <table:table-cell office:value-type="float" office:value="67.8922">
            <text:p>67.8922</text:p>
          </table:table-cell>
          <table:table-cell office:value-type="float" office:value="72.4353">
            <text:p>72.4353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030000">
            <text:p>1030000</text:p>
          </table:table-cell>
          <table:table-cell office:value-type="float" office:value="67.8922">
            <text:p>67.8922</text:p>
          </table:table-cell>
          <table:table-cell office:value-type="float" office:value="72.4317">
            <text:p>72.4317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040000">
            <text:p>1040000</text:p>
          </table:table-cell>
          <table:table-cell office:value-type="float" office:value="67.8922">
            <text:p>67.8922</text:p>
          </table:table-cell>
          <table:table-cell office:value-type="float" office:value="70.6903">
            <text:p>70.6903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050000">
            <text:p>1050000</text:p>
          </table:table-cell>
          <table:table-cell office:value-type="float" office:value="67.8922">
            <text:p>67.8922</text:p>
          </table:table-cell>
          <table:table-cell office:value-type="float" office:value="68.4892">
            <text:p>68.4892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060000">
            <text:p>1060000</text:p>
          </table:table-cell>
          <table:table-cell office:value-type="float" office:value="67.8922">
            <text:p>67.8922</text:p>
          </table:table-cell>
          <table:table-cell office:value-type="float" office:value="74.7648">
            <text:p>74.7648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070000">
            <text:p>1070000</text:p>
          </table:table-cell>
          <table:table-cell office:value-type="float" office:value="67.8922">
            <text:p>67.8922</text:p>
          </table:table-cell>
          <table:table-cell office:value-type="float" office:value="74.8837">
            <text:p>74.8837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080000">
            <text:p>1080000</text:p>
          </table:table-cell>
          <table:table-cell office:value-type="float" office:value="67.8922">
            <text:p>67.8922</text:p>
          </table:table-cell>
          <table:table-cell office:value-type="float" office:value="70.2435">
            <text:p>70.2435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090000">
            <text:p>1090000</text:p>
          </table:table-cell>
          <table:table-cell office:value-type="float" office:value="67.8922">
            <text:p>67.8922</text:p>
          </table:table-cell>
          <table:table-cell office:value-type="float" office:value="69.0997">
            <text:p>69.0997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100000">
            <text:p>1100000</text:p>
          </table:table-cell>
          <table:table-cell office:value-type="float" office:value="67.8922">
            <text:p>67.8922</text:p>
          </table:table-cell>
          <table:table-cell office:value-type="float" office:value="69.4376">
            <text:p>69.4376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110000">
            <text:p>1110000</text:p>
          </table:table-cell>
          <table:table-cell office:value-type="float" office:value="67.8922">
            <text:p>67.8922</text:p>
          </table:table-cell>
          <table:table-cell office:value-type="float" office:value="70.6813">
            <text:p>70.6813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120000">
            <text:p>1120000</text:p>
          </table:table-cell>
          <table:table-cell office:value-type="float" office:value="67.8922">
            <text:p>67.8922</text:p>
          </table:table-cell>
          <table:table-cell office:value-type="float" office:value="70.4871">
            <text:p>70.4871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130000">
            <text:p>1130000</text:p>
          </table:table-cell>
          <table:table-cell office:value-type="float" office:value="67.8922">
            <text:p>67.8922</text:p>
          </table:table-cell>
          <table:table-cell office:value-type="float" office:value="69.9075">
            <text:p>69.9075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140000">
            <text:p>1140000</text:p>
          </table:table-cell>
          <table:table-cell office:value-type="float" office:value="67.8922">
            <text:p>67.8922</text:p>
          </table:table-cell>
          <table:table-cell office:value-type="float" office:value="72.522">
            <text:p>72.522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150000">
            <text:p>1150000</text:p>
          </table:table-cell>
          <table:table-cell office:value-type="float" office:value="67.8922">
            <text:p>67.8922</text:p>
          </table:table-cell>
          <table:table-cell office:value-type="float" office:value="70.1998">
            <text:p>70.1998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160000">
            <text:p>1160000</text:p>
          </table:table-cell>
          <table:table-cell office:value-type="float" office:value="67.8922">
            <text:p>67.8922</text:p>
          </table:table-cell>
          <table:table-cell office:value-type="float" office:value="69.2947">
            <text:p>69.2947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170000">
            <text:p>1170000</text:p>
          </table:table-cell>
          <table:table-cell office:value-type="float" office:value="67.8922">
            <text:p>67.8922</text:p>
          </table:table-cell>
          <table:table-cell office:value-type="float" office:value="67.8921">
            <text:p>67.8921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180000">
            <text:p>1180000</text:p>
          </table:table-cell>
          <table:table-cell office:value-type="float" office:value="67.8922">
            <text:p>67.8922</text:p>
          </table:table-cell>
          <table:table-cell office:value-type="float" office:value="70.6903">
            <text:p>70.6903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office:value-type="float" office:value="1190000">
            <text:p>1190000</text:p>
          </table:table-cell>
          <table:table-cell office:value-type="float" office:value="67.8922">
            <text:p>67.8922</text:p>
          </table:table-cell>
          <table:table-cell office:value-type="float" office:value="68.7275">
            <text:p>68.7275</text:p>
          </table:table-cell>
          <table:table-cell office:value-type="float" office:value="33">
            <text:p>33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8.372">
            <text:p>198.372</text:p>
          </table:table-cell>
          <table:table-cell office:value-type="float" office:value="1983.98">
            <text:p>1983.98</text:p>
          </table:table-cell>
          <table:table-cell office:value-type="float" office:value="6.69">
            <text:p>6.69</text:p>
          </table:table-cell>
          <table:table-cell table:number-columns-repeated="19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8.001">
            <text:p>198.001</text:p>
          </table:table-cell>
          <table:table-cell office:value-type="float" office:value="199.053">
            <text:p>199.053</text:p>
          </table:table-cell>
          <table:table-cell office:value-type="float" office:value="18.89">
            <text:p>18.89</text:p>
          </table:table-cell>
          <table:table-cell table:number-columns-repeated="19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92.397">
            <text:p>192.397</text:p>
          </table:table-cell>
          <table:table-cell office:value-type="float" office:value="195.131">
            <text:p>195.131</text:p>
          </table:table-cell>
          <table:table-cell office:value-type="float" office:value="49.98">
            <text:p>49.98</text:p>
          </table:table-cell>
          <table:table-cell table:number-columns-repeated="19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90.872">
            <text:p>190.872</text:p>
          </table:table-cell>
          <table:table-cell office:value-type="float" office:value="191.814">
            <text:p>191.814</text:p>
          </table:table-cell>
          <table:table-cell office:value-type="float" office:value="75.35">
            <text:p>75.35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88.676">
            <text:p>188.676</text:p>
          </table:table-cell>
          <table:table-cell office:value-type="float" office:value="189.685">
            <text:p>189.685</text:p>
          </table:table-cell>
          <table:table-cell office:value-type="float" office:value="94.83">
            <text:p>94.83</text:p>
          </table:table-cell>
          <table:table-cell table:number-columns-repeated="1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70.18">
            <text:p>170.18</text:p>
          </table:table-cell>
          <table:table-cell office:value-type="float" office:value="184.646">
            <text:p>184.646</text:p>
          </table:table-cell>
          <table:table-cell office:value-type="float" office:value="99.35">
            <text:p>99.35</text:p>
          </table:table-cell>
          <table:table-cell table:number-columns-repeated="19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03.476">
            <text:p>103.476</text:p>
          </table:table-cell>
          <table:table-cell office:value-type="float" office:value="142.93">
            <text:p>142.93</text:p>
          </table:table-cell>
          <table:table-cell office:value-type="float" office:value="93.9">
            <text:p>93.9</text:p>
          </table:table-cell>
          <table:table-cell table:number-columns-repeated="19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01.459">
            <text:p>101.459</text:p>
          </table:table-cell>
          <table:table-cell office:value-type="float" office:value="104.963">
            <text:p>104.963</text:p>
          </table:table-cell>
          <table:table-cell office:value-type="float" office:value="88.87">
            <text:p>88.87</text:p>
          </table:table-cell>
          <table:table-cell table:number-columns-repeated="19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97.43">
            <text:p>97.43</text:p>
          </table:table-cell>
          <table:table-cell office:value-type="float" office:value="101.348">
            <text:p>101.348</text:p>
          </table:table-cell>
          <table:table-cell office:value-type="float" office:value="107.97">
            <text:p>107.9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9.3602">
            <text:p>29.3602</text:p>
          </table:table-cell>
          <table:table-cell/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35.0019">
            <text:p>35.0019</text:p>
          </table:table-cell>
          <table:table-cell/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4.8328">
            <text:p>14.8328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96.3842">
            <text:p>96.3842</text:p>
          </table:table-cell>
          <table:table-cell office:value-type="float" office:value="99.7423">
            <text:p>99.7423</text:p>
          </table:table-cell>
          <table:table-cell office:value-type="float" office:value="108.26">
            <text:p>108.26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float" office:value="30.2">
            <text:p>30.2</text:p>
          </table:table-cell>
          <table:table-cell office:value-type="float" office:value="29.3602">
            <text:p>29.3602</text:p>
          </table:table-cell>
          <table:table-cell/>
          <table:table-cell office:value-type="float" office:value="1">
            <text:p>1</text:p>
          </table:table-cell>
          <table:table-cell office:value-type="float" office:value="30.2">
            <text:p>30.2</text:p>
          </table:table-cell>
          <table:table-cell office:value-type="float" office:value="34.0019">
            <text:p>34.0019</text:p>
          </table:table-cell>
          <table:table-cell/>
          <table:table-cell office:value-type="float" office:value="1">
            <text:p>1</text:p>
          </table:table-cell>
          <table:table-cell office:value-type="float" office:value="30.2">
            <text:p>30.2</text:p>
          </table:table-cell>
          <table:table-cell office:value-type="float" office:value="14.8328">
            <text:p>14.832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4.6988">
            <text:p>94.6988</text:p>
          </table:table-cell>
          <table:table-cell office:value-type="float" office:value="98.7184">
            <text:p>98.7184</text:p>
          </table:table-cell>
          <table:table-cell office:value-type="float" office:value="102.25">
            <text:p>102.25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23.2">
            <text:p>23.2</text:p>
          </table:table-cell>
          <table:table-cell office:value-type="float" office:value="29.3602">
            <text:p>29.3602</text:p>
          </table:table-cell>
          <table:table-cell/>
          <table:table-cell office:value-type="float" office:value="2">
            <text:p>2</text:p>
          </table:table-cell>
          <table:table-cell office:value-type="float" office:value="23.2">
            <text:p>23.2</text:p>
          </table:table-cell>
          <table:table-cell office:value-type="float" office:value="33.0019">
            <text:p>33.0019</text:p>
          </table:table-cell>
          <table:table-cell/>
          <table:table-cell office:value-type="float" office:value="2">
            <text:p>2</text:p>
          </table:table-cell>
          <table:table-cell office:value-type="float" office:value="23.2">
            <text:p>23.2</text:p>
          </table:table-cell>
          <table:table-cell office:value-type="float" office:value="14.8328">
            <text:p>14.8328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93.2557">
            <text:p>93.2557</text:p>
          </table:table-cell>
          <table:table-cell office:value-type="float" office:value="98.882">
            <text:p>98.882</text:p>
          </table:table-cell>
          <table:table-cell office:value-type="float" office:value="132.43">
            <text:p>132.43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9.3602">
            <text:p>29.3602</text:p>
          </table:table-cell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313901">
            <text:p>0.313901</text:p>
          </table:table-cell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4.8328">
            <text:p>14.8328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92.2224">
            <text:p>92.2224</text:p>
          </table:table-cell>
          <table:table-cell office:value-type="float" office:value="93.644">
            <text:p>93.644</text:p>
          </table:table-cell>
          <table:table-cell office:value-type="float" office:value="144.11">
            <text:p>144.11</text:p>
          </table:table-cell>
          <table:table-cell table:number-columns-repeated="8"/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-18.3982">
            <text:p>-18.3982</text:p>
          </table:table-cell>
          <table:table-cell/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313901">
            <text:p>0.313901</text:p>
          </table:table-cell>
          <table:table-cell/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1.40966">
            <text:p>1.40966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91.6153">
            <text:p>91.6153</text:p>
          </table:table-cell>
          <table:table-cell office:value-type="float" office:value="93.9536">
            <text:p>93.9536</text:p>
          </table:table-cell>
          <table:table-cell office:value-type="float" office:value="140.9">
            <text:p>140.9</text:p>
          </table:table-cell>
          <table:table-cell table:number-columns-repeated="8"/>
          <table:table-cell office:value-type="float" office:value="5">
            <text:p>5</text:p>
          </table:table-cell>
          <table:table-cell office:value-type="float" office:value="-8">
            <text:p>-8</text:p>
          </table:table-cell>
          <table:table-cell office:value-type="float" office:value="-18.3982">
            <text:p>-18.3982</text:p>
          </table:table-cell>
          <table:table-cell/>
          <table:table-cell office:value-type="float" office:value="5">
            <text:p>5</text:p>
          </table:table-cell>
          <table:table-cell office:value-type="float" office:value="-8">
            <text:p>-8</text:p>
          </table:table-cell>
          <table:table-cell office:value-type="float" office:value="0.313901">
            <text:p>0.313901</text:p>
          </table:table-cell>
          <table:table-cell/>
          <table:table-cell office:value-type="float" office:value="5">
            <text:p>5</text:p>
          </table:table-cell>
          <table:table-cell office:value-type="float" office:value="-8">
            <text:p>-8</text:p>
          </table:table-cell>
          <table:table-cell office:value-type="float" office:value="1.40966">
            <text:p>1.40966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90.9168">
            <text:p>90.9168</text:p>
          </table:table-cell>
          <table:table-cell office:value-type="float" office:value="94.8316">
            <text:p>94.8316</text:p>
          </table:table-cell>
          <table:table-cell office:value-type="float" office:value="135.37">
            <text:p>135.37</text:p>
          </table:table-cell>
          <table:table-cell table:number-columns-repeated="8"/>
          <table:table-cell office:value-type="float" office:value="6">
            <text:p>6</text:p>
          </table:table-cell>
          <table:table-cell office:value-type="float" office:value="-20.8">
            <text:p>-20.8</text:p>
          </table:table-cell>
          <table:table-cell office:value-type="float" office:value="-18.3982">
            <text:p>-18.3982</text:p>
          </table:table-cell>
          <table:table-cell/>
          <table:table-cell office:value-type="float" office:value="6">
            <text:p>6</text:p>
          </table:table-cell>
          <table:table-cell office:value-type="float" office:value="-20.8">
            <text:p>-20.8</text:p>
          </table:table-cell>
          <table:table-cell office:value-type="float" office:value="-24.3583">
            <text:p>-24.3583</text:p>
          </table:table-cell>
          <table:table-cell/>
          <table:table-cell office:value-type="float" office:value="6">
            <text:p>6</text:p>
          </table:table-cell>
          <table:table-cell office:value-type="float" office:value="-20.8">
            <text:p>-20.8</text:p>
          </table:table-cell>
          <table:table-cell office:value-type="float" office:value="-48.3528">
            <text:p>-48.3528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0.2491">
            <text:p>90.2491</text:p>
          </table:table-cell>
          <table:table-cell office:value-type="float" office:value="95.5253">
            <text:p>95.5253</text:p>
          </table:table-cell>
          <table:table-cell office:value-type="float" office:value="130.87">
            <text:p>130.87</text:p>
          </table:table-cell>
          <table:table-cell table:number-columns-repeated="8"/>
          <table:table-cell office:value-type="float" office:value="7">
            <text:p>7</text:p>
          </table:table-cell>
          <table:table-cell office:value-type="float" office:value="-21.8">
            <text:p>-21.8</text:p>
          </table:table-cell>
          <table:table-cell office:value-type="float" office:value="-18.3982">
            <text:p>-18.3982</text:p>
          </table:table-cell>
          <table:table-cell/>
          <table:table-cell office:value-type="float" office:value="7">
            <text:p>7</text:p>
          </table:table-cell>
          <table:table-cell office:value-type="float" office:value="-21.8">
            <text:p>-21.8</text:p>
          </table:table-cell>
          <table:table-cell office:value-type="float" office:value="-24.3583">
            <text:p>-24.3583</text:p>
          </table:table-cell>
          <table:table-cell/>
          <table:table-cell office:value-type="float" office:value="7">
            <text:p>7</text:p>
          </table:table-cell>
          <table:table-cell office:value-type="float" office:value="-21.8">
            <text:p>-21.8</text:p>
          </table:table-cell>
          <table:table-cell office:value-type="float" office:value="-47.3528">
            <text:p>-47.3528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90.1417">
            <text:p>90.1417</text:p>
          </table:table-cell>
          <table:table-cell office:value-type="float" office:value="91.2117">
            <text:p>91.2117</text:p>
          </table:table-cell>
          <table:table-cell office:value-type="float" office:value="127.6">
            <text:p>127.6</text:p>
          </table:table-cell>
          <table:table-cell table:number-columns-repeated="8"/>
          <table:table-cell office:value-type="float" office:value="8">
            <text:p>8</text:p>
          </table:table-cell>
          <table:table-cell office:value-type="float" office:value="-27">
            <text:p>-27</text:p>
          </table:table-cell>
          <table:table-cell office:value-type="float" office:value="-18.3982">
            <text:p>-18.3982</text:p>
          </table:table-cell>
          <table:table-cell/>
          <table:table-cell office:value-type="float" office:value="8">
            <text:p>8</text:p>
          </table:table-cell>
          <table:table-cell office:value-type="float" office:value="-27">
            <text:p>-27</text:p>
          </table:table-cell>
          <table:table-cell office:value-type="float" office:value="-24.3583">
            <text:p>-24.3583</text:p>
          </table:table-cell>
          <table:table-cell/>
          <table:table-cell office:value-type="float" office:value="8">
            <text:p>8</text:p>
          </table:table-cell>
          <table:table-cell office:value-type="float" office:value="-27">
            <text:p>-27</text:p>
          </table:table-cell>
          <table:table-cell office:value-type="float" office:value="-46.3528">
            <text:p>-46.3528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90.0334">
            <text:p>90.0334</text:p>
          </table:table-cell>
          <table:table-cell office:value-type="float" office:value="90.6447">
            <text:p>90.6447</text:p>
          </table:table-cell>
          <table:table-cell office:value-type="float" office:value="124.21">
            <text:p>124.21</text:p>
          </table:table-cell>
          <table:table-cell table:number-columns-repeated="8"/>
          <table:table-cell office:value-type="float" office:value="9">
            <text:p>9</text:p>
          </table:table-cell>
          <table:table-cell office:value-type="float" office:value="-33.4">
            <text:p>-33.4</text:p>
          </table:table-cell>
          <table:table-cell office:value-type="float" office:value="-18.3982">
            <text:p>-18.3982</text:p>
          </table:table-cell>
          <table:table-cell/>
          <table:table-cell office:value-type="float" office:value="9">
            <text:p>9</text:p>
          </table:table-cell>
          <table:table-cell office:value-type="float" office:value="-33.4">
            <text:p>-33.4</text:p>
          </table:table-cell>
          <table:table-cell office:value-type="float" office:value="-24.3583">
            <text:p>-24.3583</text:p>
          </table:table-cell>
          <table:table-cell/>
          <table:table-cell office:value-type="float" office:value="9">
            <text:p>9</text:p>
          </table:table-cell>
          <table:table-cell office:value-type="float" office:value="-33.4">
            <text:p>-33.4</text:p>
          </table:table-cell>
          <table:table-cell office:value-type="float" office:value="-45.3528">
            <text:p>-45.3528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89.3032">
            <text:p>89.3032</text:p>
          </table:table-cell>
          <table:table-cell office:value-type="float" office:value="91.6713">
            <text:p>91.6713</text:p>
          </table:table-cell>
          <table:table-cell office:value-type="float" office:value="120.82">
            <text:p>120.82</text:p>
          </table:table-cell>
          <table:table-cell table:number-columns-repeated="8"/>
          <table:table-cell office:value-type="float" office:value="10">
            <text:p>10</text:p>
          </table:table-cell>
          <table:table-cell office:value-type="float" office:value="-41">
            <text:p>-41</text:p>
          </table:table-cell>
          <table:table-cell office:value-type="float" office:value="-48.1932">
            <text:p>-48.1932</text:p>
          </table:table-cell>
          <table:table-cell/>
          <table:table-cell office:value-type="float" office:value="10">
            <text:p>10</text:p>
          </table:table-cell>
          <table:table-cell office:value-type="float" office:value="-41">
            <text:p>-41</text:p>
          </table:table-cell>
          <table:table-cell office:value-type="float" office:value="-24.3583">
            <text:p>-24.3583</text:p>
          </table:table-cell>
          <table:table-cell/>
          <table:table-cell office:value-type="float" office:value="10">
            <text:p>10</text:p>
          </table:table-cell>
          <table:table-cell office:value-type="float" office:value="-41">
            <text:p>-41</text:p>
          </table:table-cell>
          <table:table-cell office:value-type="float" office:value="-44.3528">
            <text:p>-44.3528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89.1074">
            <text:p>89.1074</text:p>
          </table:table-cell>
          <table:table-cell office:value-type="float" office:value="93.0115">
            <text:p>93.0115</text:p>
          </table:table-cell>
          <table:table-cell office:value-type="float" office:value="121.95">
            <text:p>121.95</text:p>
          </table:table-cell>
          <table:table-cell table:number-columns-repeated="8"/>
          <table:table-cell office:value-type="float" office:value="11">
            <text:p>11</text:p>
          </table:table-cell>
          <table:table-cell office:value-type="float" office:value="-53.8">
            <text:p>-53.8</text:p>
          </table:table-cell>
          <table:table-cell office:value-type="float" office:value="-48.1932">
            <text:p>-48.1932</text:p>
          </table:table-cell>
          <table:table-cell/>
          <table:table-cell office:value-type="float" office:value="11">
            <text:p>11</text:p>
          </table:table-cell>
          <table:table-cell office:value-type="float" office:value="-53.8">
            <text:p>-53.8</text:p>
          </table:table-cell>
          <table:table-cell office:value-type="float" office:value="-24.3583">
            <text:p>-24.3583</text:p>
          </table:table-cell>
          <table:table-cell/>
          <table:table-cell office:value-type="float" office:value="11">
            <text:p>11</text:p>
          </table:table-cell>
          <table:table-cell office:value-type="float" office:value="-53.8">
            <text:p>-53.8</text:p>
          </table:table-cell>
          <table:table-cell office:value-type="float" office:value="-43.3528">
            <text:p>-43.3528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8.753">
            <text:p>88.753</text:p>
          </table:table-cell>
          <table:table-cell office:value-type="float" office:value="92.4003">
            <text:p>92.4003</text:p>
          </table:table-cell>
          <table:table-cell office:value-type="float" office:value="122.19">
            <text:p>122.19</text:p>
          </table:table-cell>
          <table:table-cell table:number-columns-repeated="8"/>
          <table:table-cell office:value-type="float" office:value="12">
            <text:p>12</text:p>
          </table:table-cell>
          <table:table-cell office:value-type="float" office:value="-52.8">
            <text:p>-52.8</text:p>
          </table:table-cell>
          <table:table-cell office:value-type="float" office:value="-48.1932">
            <text:p>-48.1932</text:p>
          </table:table-cell>
          <table:table-cell/>
          <table:table-cell office:value-type="float" office:value="12">
            <text:p>12</text:p>
          </table:table-cell>
          <table:table-cell office:value-type="float" office:value="-52.8">
            <text:p>-52.8</text:p>
          </table:table-cell>
          <table:table-cell office:value-type="float" office:value="-24.3583">
            <text:p>-24.3583</text:p>
          </table:table-cell>
          <table:table-cell/>
          <table:table-cell office:value-type="float" office:value="12">
            <text:p>12</text:p>
          </table:table-cell>
          <table:table-cell office:value-type="float" office:value="-52.8">
            <text:p>-52.8</text:p>
          </table:table-cell>
          <table:table-cell office:value-type="float" office:value="-42.3528">
            <text:p>-42.3528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87.9841">
            <text:p>87.9841</text:p>
          </table:table-cell>
          <table:table-cell office:value-type="float" office:value="91.2929">
            <text:p>91.2929</text:p>
          </table:table-cell>
          <table:table-cell office:value-type="float" office:value="122.08">
            <text:p>122.08</text:p>
          </table:table-cell>
          <table:table-cell table:number-columns-repeated="8"/>
          <table:table-cell office:value-type="float" office:value="13">
            <text:p>13</text:p>
          </table:table-cell>
          <table:table-cell office:value-type="float" office:value="-61">
            <text:p>-61</text:p>
          </table:table-cell>
          <table:table-cell office:value-type="float" office:value="-48.1932">
            <text:p>-48.1932</text:p>
          </table:table-cell>
          <table:table-cell/>
          <table:table-cell office:value-type="float" office:value="13">
            <text:p>13</text:p>
          </table:table-cell>
          <table:table-cell office:value-type="float" office:value="-61">
            <text:p>-61</text:p>
          </table:table-cell>
          <table:table-cell office:value-type="float" office:value="-24.3583">
            <text:p>-24.3583</text:p>
          </table:table-cell>
          <table:table-cell/>
          <table:table-cell office:value-type="float" office:value="13">
            <text:p>13</text:p>
          </table:table-cell>
          <table:table-cell office:value-type="float" office:value="-61">
            <text:p>-61</text:p>
          </table:table-cell>
          <table:table-cell office:value-type="float" office:value="-41.3528">
            <text:p>-41.3528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86.8874">
            <text:p>86.8874</text:p>
          </table:table-cell>
          <table:table-cell office:value-type="float" office:value="89.5109">
            <text:p>89.5109</text:p>
          </table:table-cell>
          <table:table-cell office:value-type="float" office:value="121.22">
            <text:p>121.22</text:p>
          </table:table-cell>
          <table:table-cell table:number-columns-repeated="8"/>
          <table:table-cell office:value-type="float" office:value="14">
            <text:p>14</text:p>
          </table:table-cell>
          <table:table-cell office:value-type="float" office:value="-55.4">
            <text:p>-55.4</text:p>
          </table:table-cell>
          <table:table-cell office:value-type="float" office:value="-48.1932">
            <text:p>-48.1932</text:p>
          </table:table-cell>
          <table:table-cell/>
          <table:table-cell office:value-type="float" office:value="14">
            <text:p>14</text:p>
          </table:table-cell>
          <table:table-cell office:value-type="float" office:value="-55.4">
            <text:p>-55.4</text:p>
          </table:table-cell>
          <table:table-cell office:value-type="float" office:value="-24.3583">
            <text:p>-24.3583</text:p>
          </table:table-cell>
          <table:table-cell/>
          <table:table-cell office:value-type="float" office:value="14">
            <text:p>14</text:p>
          </table:table-cell>
          <table:table-cell office:value-type="float" office:value="-55.4">
            <text:p>-55.4</text:p>
          </table:table-cell>
          <table:table-cell office:value-type="float" office:value="-40.3528">
            <text:p>-40.3528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86.626">
            <text:p>86.626</text:p>
          </table:table-cell>
          <table:table-cell office:value-type="float" office:value="88.7666">
            <text:p>88.7666</text:p>
          </table:table-cell>
          <table:table-cell office:value-type="float" office:value="113.49">
            <text:p>113.49</text:p>
          </table:table-cell>
          <table:table-cell table:number-columns-repeated="8"/>
          <table:table-cell office:value-type="float" office:value="15">
            <text:p>15</text:p>
          </table:table-cell>
          <table:table-cell office:value-type="float" office:value="-56">
            <text:p>-56</text:p>
          </table:table-cell>
          <table:table-cell office:value-type="float" office:value="-48.1932">
            <text:p>-48.1932</text:p>
          </table:table-cell>
          <table:table-cell/>
          <table:table-cell office:value-type="float" office:value="15">
            <text:p>15</text:p>
          </table:table-cell>
          <table:table-cell office:value-type="float" office:value="-56">
            <text:p>-56</text:p>
          </table:table-cell>
          <table:table-cell office:value-type="float" office:value="-24.3583">
            <text:p>-24.3583</text:p>
          </table:table-cell>
          <table:table-cell/>
          <table:table-cell office:value-type="float" office:value="15">
            <text:p>15</text:p>
          </table:table-cell>
          <table:table-cell office:value-type="float" office:value="-56">
            <text:p>-56</text:p>
          </table:table-cell>
          <table:table-cell office:value-type="float" office:value="-39.3528">
            <text:p>-39.3528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86.626">
            <text:p>86.626</text:p>
          </table:table-cell>
          <table:table-cell office:value-type="float" office:value="91.222">
            <text:p>91.222</text:p>
          </table:table-cell>
          <table:table-cell office:value-type="float" office:value="118.98">
            <text:p>118.98</text:p>
          </table:table-cell>
          <table:table-cell table:number-columns-repeated="8"/>
          <table:table-cell office:value-type="float" office:value="16">
            <text:p>16</text:p>
          </table:table-cell>
          <table:table-cell office:value-type="float" office:value="-63.8">
            <text:p>-63.8</text:p>
          </table:table-cell>
          <table:table-cell office:value-type="float" office:value="-48.1932">
            <text:p>-48.1932</text:p>
          </table:table-cell>
          <table:table-cell/>
          <table:table-cell office:value-type="float" office:value="16">
            <text:p>16</text:p>
          </table:table-cell>
          <table:table-cell office:value-type="float" office:value="-63.8">
            <text:p>-63.8</text:p>
          </table:table-cell>
          <table:table-cell office:value-type="float" office:value="-24.3583">
            <text:p>-24.3583</text:p>
          </table:table-cell>
          <table:table-cell/>
          <table:table-cell office:value-type="float" office:value="16">
            <text:p>16</text:p>
          </table:table-cell>
          <table:table-cell office:value-type="float" office:value="-63.8">
            <text:p>-63.8</text:p>
          </table:table-cell>
          <table:table-cell office:value-type="float" office:value="-38.3528">
            <text:p>-38.3528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6.3757">
            <text:p>86.3757</text:p>
          </table:table-cell>
          <table:table-cell office:value-type="float" office:value="89.8001">
            <text:p>89.8001</text:p>
          </table:table-cell>
          <table:table-cell office:value-type="float" office:value="134.17">
            <text:p>134.17</text:p>
          </table:table-cell>
          <table:table-cell table:number-columns-repeated="8"/>
          <table:table-cell office:value-type="float" office:value="17">
            <text:p>17</text:p>
          </table:table-cell>
          <table:table-cell office:value-type="float" office:value="-65.8">
            <text:p>-65.8</text:p>
          </table:table-cell>
          <table:table-cell office:value-type="float" office:value="-48.1932">
            <text:p>-48.1932</text:p>
          </table:table-cell>
          <table:table-cell/>
          <table:table-cell office:value-type="float" office:value="17">
            <text:p>17</text:p>
          </table:table-cell>
          <table:table-cell office:value-type="float" office:value="-65.8">
            <text:p>-65.8</text:p>
          </table:table-cell>
          <table:table-cell office:value-type="float" office:value="-24.3583">
            <text:p>-24.3583</text:p>
          </table:table-cell>
          <table:table-cell/>
          <table:table-cell office:value-type="float" office:value="17">
            <text:p>17</text:p>
          </table:table-cell>
          <table:table-cell office:value-type="float" office:value="-65.8">
            <text:p>-65.8</text:p>
          </table:table-cell>
          <table:table-cell office:value-type="float" office:value="-37.3528">
            <text:p>-37.3528</text:p>
          </table:table-cell>
        </table:table-row>
        <table:table-row table:style-name="ro1">
          <table:table-cell office:value-type="float" office:value="5200">
            <text:p>5200</text:p>
          </table:table-cell>
          <table:table-cell office:value-type="float" office:value="86.2479">
            <text:p>86.2479</text:p>
          </table:table-cell>
          <table:table-cell office:value-type="float" office:value="87.7674">
            <text:p>87.7674</text:p>
          </table:table-cell>
          <table:table-cell office:value-type="float" office:value="135.81">
            <text:p>135.81</text:p>
          </table:table-cell>
          <table:table-cell table:number-columns-repeated="8"/>
          <table:table-cell office:value-type="float" office:value="18">
            <text:p>18</text:p>
          </table:table-cell>
          <table:table-cell office:value-type="float" office:value="-60">
            <text:p>-60</text:p>
          </table:table-cell>
          <table:table-cell office:value-type="float" office:value="-48.1932">
            <text:p>-48.1932</text:p>
          </table:table-cell>
          <table:table-cell/>
          <table:table-cell office:value-type="float" office:value="18">
            <text:p>18</text:p>
          </table:table-cell>
          <table:table-cell office:value-type="float" office:value="-60">
            <text:p>-60</text:p>
          </table:table-cell>
          <table:table-cell office:value-type="float" office:value="-24.3583">
            <text:p>-24.3583</text:p>
          </table:table-cell>
          <table:table-cell/>
          <table:table-cell office:value-type="float" office:value="18">
            <text:p>18</text:p>
          </table:table-cell>
          <table:table-cell office:value-type="float" office:value="-60">
            <text:p>-60</text:p>
          </table:table-cell>
          <table:table-cell office:value-type="float" office:value="-36.3528">
            <text:p>-36.3528</text:p>
          </table:table-cell>
        </table:table-row>
        <table:table-row table:style-name="ro1">
          <table:table-cell office:value-type="float" office:value="5400">
            <text:p>5400</text:p>
          </table:table-cell>
          <table:table-cell office:value-type="float" office:value="85.9876">
            <text:p>85.9876</text:p>
          </table:table-cell>
          <table:table-cell office:value-type="float" office:value="86.4603">
            <text:p>86.4603</text:p>
          </table:table-cell>
          <table:table-cell office:value-type="float" office:value="135.25">
            <text:p>135.25</text:p>
          </table:table-cell>
          <table:table-cell table:number-columns-repeated="8"/>
          <table:table-cell office:value-type="float" office:value="19">
            <text:p>19</text:p>
          </table:table-cell>
          <table:table-cell office:value-type="float" office:value="-55.4">
            <text:p>-55.4</text:p>
          </table:table-cell>
          <table:table-cell office:value-type="float" office:value="-48.1932">
            <text:p>-48.1932</text:p>
          </table:table-cell>
          <table:table-cell/>
          <table:table-cell office:value-type="float" office:value="19">
            <text:p>19</text:p>
          </table:table-cell>
          <table:table-cell office:value-type="float" office:value="-55.4">
            <text:p>-55.4</text:p>
          </table:table-cell>
          <table:table-cell office:value-type="float" office:value="-24.3583">
            <text:p>-24.3583</text:p>
          </table:table-cell>
          <table:table-cell/>
          <table:table-cell office:value-type="float" office:value="19">
            <text:p>19</text:p>
          </table:table-cell>
          <table:table-cell office:value-type="float" office:value="-55.4">
            <text:p>-55.4</text:p>
          </table:table-cell>
          <table:table-cell office:value-type="float" office:value="-35.3528">
            <text:p>-35.3528</text:p>
          </table:table-cell>
        </table:table-row>
        <table:table-row table:style-name="ro1">
          <table:table-cell office:value-type="float" office:value="5600">
            <text:p>5600</text:p>
          </table:table-cell>
          <table:table-cell office:value-type="float" office:value="85.1298">
            <text:p>85.1298</text:p>
          </table:table-cell>
          <table:table-cell office:value-type="float" office:value="89.4269">
            <text:p>89.4269</text:p>
          </table:table-cell>
          <table:table-cell office:value-type="float" office:value="133.73">
            <text:p>133.73</text:p>
          </table:table-cell>
          <table:table-cell table:number-columns-repeated="8"/>
          <table:table-cell office:value-type="float" office:value="20">
            <text:p>20</text:p>
          </table:table-cell>
          <table:table-cell office:value-type="float" office:value="-57">
            <text:p>-57</text:p>
          </table:table-cell>
          <table:table-cell office:value-type="float" office:value="-48.1932">
            <text:p>-48.1932</text:p>
          </table:table-cell>
          <table:table-cell/>
          <table:table-cell office:value-type="float" office:value="20">
            <text:p>20</text:p>
          </table:table-cell>
          <table:table-cell office:value-type="float" office:value="-57">
            <text:p>-57</text:p>
          </table:table-cell>
          <table:table-cell office:value-type="float" office:value="-24.3583">
            <text:p>-24.3583</text:p>
          </table:table-cell>
          <table:table-cell/>
          <table:table-cell office:value-type="float" office:value="20">
            <text:p>20</text:p>
          </table:table-cell>
          <table:table-cell office:value-type="float" office:value="-57">
            <text:p>-57</text:p>
          </table:table-cell>
          <table:table-cell office:value-type="float" office:value="-34.3528">
            <text:p>-34.3528</text:p>
          </table:table-cell>
        </table:table-row>
        <table:table-row table:style-name="ro1">
          <table:table-cell office:value-type="float" office:value="5800">
            <text:p>5800</text:p>
          </table:table-cell>
          <table:table-cell office:value-type="float" office:value="85.1298">
            <text:p>85.1298</text:p>
          </table:table-cell>
          <table:table-cell office:value-type="float" office:value="86.148">
            <text:p>86.148</text:p>
          </table:table-cell>
          <table:table-cell office:value-type="float" office:value="132.67">
            <text:p>132.67</text:p>
          </table:table-cell>
          <table:table-cell table:number-columns-repeated="8"/>
          <table:table-cell office:value-type="float" office:value="21">
            <text:p>21</text:p>
          </table:table-cell>
          <table:table-cell office:value-type="float" office:value="-57.8">
            <text:p>-57.8</text:p>
          </table:table-cell>
          <table:table-cell office:value-type="float" office:value="-48.1932">
            <text:p>-48.1932</text:p>
          </table:table-cell>
          <table:table-cell/>
          <table:table-cell office:value-type="float" office:value="21">
            <text:p>21</text:p>
          </table:table-cell>
          <table:table-cell office:value-type="float" office:value="-57.8">
            <text:p>-57.8</text:p>
          </table:table-cell>
          <table:table-cell office:value-type="float" office:value="-24.3583">
            <text:p>-24.3583</text:p>
          </table:table-cell>
          <table:table-cell/>
          <table:table-cell office:value-type="float" office:value="21">
            <text:p>21</text:p>
          </table:table-cell>
          <table:table-cell office:value-type="float" office:value="-57.8">
            <text:p>-57.8</text:p>
          </table:table-cell>
          <table:table-cell office:value-type="float" office:value="-33.3528">
            <text:p>-33.3528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3.8254">
            <text:p>83.8254</text:p>
          </table:table-cell>
          <table:table-cell office:value-type="float" office:value="87.6844">
            <text:p>87.6844</text:p>
          </table:table-cell>
          <table:table-cell office:value-type="float" office:value="128.77">
            <text:p>128.77</text:p>
          </table:table-cell>
          <table:table-cell table:number-columns-repeated="8"/>
          <table:table-cell office:value-type="float" office:value="22">
            <text:p>22</text:p>
          </table:table-cell>
          <table:table-cell office:value-type="float" office:value="-49.8">
            <text:p>-49.8</text:p>
          </table:table-cell>
          <table:table-cell office:value-type="float" office:value="-48.1932">
            <text:p>-48.1932</text:p>
          </table:table-cell>
          <table:table-cell/>
          <table:table-cell office:value-type="float" office:value="22">
            <text:p>22</text:p>
          </table:table-cell>
          <table:table-cell office:value-type="float" office:value="-49.8">
            <text:p>-49.8</text:p>
          </table:table-cell>
          <table:table-cell office:value-type="float" office:value="-24.3583">
            <text:p>-24.3583</text:p>
          </table:table-cell>
          <table:table-cell/>
          <table:table-cell office:value-type="float" office:value="22">
            <text:p>22</text:p>
          </table:table-cell>
          <table:table-cell office:value-type="float" office:value="-49.8">
            <text:p>-49.8</text:p>
          </table:table-cell>
          <table:table-cell office:value-type="float" office:value="-32.3528">
            <text:p>-32.3528</text:p>
          </table:table-cell>
        </table:table-row>
        <table:table-row table:style-name="ro1">
          <table:table-cell office:value-type="float" office:value="6200">
            <text:p>6200</text:p>
          </table:table-cell>
          <table:table-cell office:value-type="float" office:value="81.731">
            <text:p>81.731</text:p>
          </table:table-cell>
          <table:table-cell office:value-type="float" office:value="2693.17">
            <text:p>2693.17</text:p>
          </table:table-cell>
          <table:table-cell office:value-type="float" office:value="125.65">
            <text:p>125.65</text:p>
          </table:table-cell>
          <table:table-cell table:number-columns-repeated="8"/>
          <table:table-cell office:value-type="float" office:value="23">
            <text:p>23</text:p>
          </table:table-cell>
          <table:table-cell office:value-type="float" office:value="-42">
            <text:p>-42</text:p>
          </table:table-cell>
          <table:table-cell office:value-type="float" office:value="-48.1932">
            <text:p>-48.1932</text:p>
          </table:table-cell>
          <table:table-cell/>
          <table:table-cell office:value-type="float" office:value="23">
            <text:p>23</text:p>
          </table:table-cell>
          <table:table-cell office:value-type="float" office:value="-42">
            <text:p>-42</text:p>
          </table:table-cell>
          <table:table-cell office:value-type="float" office:value="-24.3583">
            <text:p>-24.3583</text:p>
          </table:table-cell>
          <table:table-cell/>
          <table:table-cell office:value-type="float" office:value="23">
            <text:p>23</text:p>
          </table:table-cell>
          <table:table-cell office:value-type="float" office:value="-42">
            <text:p>-42</text:p>
          </table:table-cell>
          <table:table-cell office:value-type="float" office:value="-31.3528">
            <text:p>-31.3528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office:value-type="float" office:value="79.9689">
            <text:p>79.9689</text:p>
          </table:table-cell>
          <table:table-cell office:value-type="float" office:value="86.2733">
            <text:p>86.2733</text:p>
          </table:table-cell>
          <table:table-cell office:value-type="float" office:value="123.31">
            <text:p>123.31</text:p>
          </table:table-cell>
          <table:table-cell table:number-columns-repeated="8"/>
          <table:table-cell office:value-type="float" office:value="24">
            <text:p>24</text:p>
          </table:table-cell>
          <table:table-cell office:value-type="float" office:value="-42.4">
            <text:p>-42.4</text:p>
          </table:table-cell>
          <table:table-cell office:value-type="float" office:value="-48.1932">
            <text:p>-48.1932</text:p>
          </table:table-cell>
          <table:table-cell/>
          <table:table-cell office:value-type="float" office:value="24">
            <text:p>24</text:p>
          </table:table-cell>
          <table:table-cell office:value-type="float" office:value="-42.4">
            <text:p>-42.4</text:p>
          </table:table-cell>
          <table:table-cell office:value-type="float" office:value="-24.3583">
            <text:p>-24.3583</text:p>
          </table:table-cell>
          <table:table-cell/>
          <table:table-cell office:value-type="float" office:value="24">
            <text:p>24</text:p>
          </table:table-cell>
          <table:table-cell office:value-type="float" office:value="-42.4">
            <text:p>-42.4</text:p>
          </table:table-cell>
          <table:table-cell office:value-type="float" office:value="-30.3528">
            <text:p>-30.3528</text:p>
          </table:table-cell>
        </table:table-row>
        <table:table-row table:style-name="ro1">
          <table:table-cell office:value-type="float" office:value="6600">
            <text:p>6600</text:p>
          </table:table-cell>
          <table:table-cell office:value-type="float" office:value="79.9689">
            <text:p>79.9689</text:p>
          </table:table-cell>
          <table:table-cell office:value-type="float" office:value="188.493">
            <text:p>188.493</text:p>
          </table:table-cell>
          <table:table-cell office:value-type="float" office:value="122.14">
            <text:p>122.14</text:p>
          </table:table-cell>
          <table:table-cell table:number-columns-repeated="8"/>
          <table:table-cell office:value-type="float" office:value="25">
            <text:p>25</text:p>
          </table:table-cell>
          <table:table-cell office:value-type="float" office:value="-29">
            <text:p>-29</text:p>
          </table:table-cell>
          <table:table-cell office:value-type="float" office:value="-14.7326">
            <text:p>-14.7326</text:p>
          </table:table-cell>
          <table:table-cell/>
          <table:table-cell office:value-type="float" office:value="25">
            <text:p>25</text:p>
          </table:table-cell>
          <table:table-cell office:value-type="float" office:value="-29">
            <text:p>-29</text:p>
          </table:table-cell>
          <table:table-cell office:value-type="float" office:value="-15">
            <text:p>-15</text:p>
          </table:table-cell>
          <table:table-cell/>
          <table:table-cell office:value-type="float" office:value="25">
            <text:p>25</text:p>
          </table:table-cell>
          <table:table-cell office:value-type="float" office:value="-29">
            <text:p>-29</text:p>
          </table:table-cell>
          <table:table-cell office:value-type="float" office:value="-29.3528">
            <text:p>-29.3528</text:p>
          </table:table-cell>
        </table:table-row>
        <table:table-row table:style-name="ro1">
          <table:table-cell office:value-type="float" office:value="6800">
            <text:p>6800</text:p>
          </table:table-cell>
          <table:table-cell office:value-type="float" office:value="78.8709">
            <text:p>78.8709</text:p>
          </table:table-cell>
          <table:table-cell office:value-type="float" office:value="83.014">
            <text:p>83.014</text:p>
          </table:table-cell>
          <table:table-cell office:value-type="float" office:value="125.4">
            <text:p>125.4</text:p>
          </table:table-cell>
          <table:table-cell table:number-columns-repeated="8"/>
          <table:table-cell office:value-type="float" office:value="26">
            <text:p>26</text:p>
          </table:table-cell>
          <table:table-cell office:value-type="float" office:value="-28.8">
            <text:p>-28.8</text:p>
          </table:table-cell>
          <table:table-cell office:value-type="float" office:value="-13.7326">
            <text:p>-13.7326</text:p>
          </table:table-cell>
          <table:table-cell/>
          <table:table-cell office:value-type="float" office:value="26">
            <text:p>26</text:p>
          </table:table-cell>
          <table:table-cell office:value-type="float" office:value="-28.8">
            <text:p>-28.8</text:p>
          </table:table-cell>
          <table:table-cell office:value-type="float" office:value="-14">
            <text:p>-14</text:p>
          </table:table-cell>
          <table:table-cell/>
          <table:table-cell office:value-type="float" office:value="26">
            <text:p>26</text:p>
          </table:table-cell>
          <table:table-cell office:value-type="float" office:value="-28.8">
            <text:p>-28.8</text:p>
          </table:table-cell>
          <table:table-cell office:value-type="float" office:value="-28.3528">
            <text:p>-28.3528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8.3456">
            <text:p>78.3456</text:p>
          </table:table-cell>
          <table:table-cell office:value-type="float" office:value="79.2162">
            <text:p>79.2162</text:p>
          </table:table-cell>
          <table:table-cell office:value-type="float" office:value="132.03">
            <text:p>132.03</text:p>
          </table:table-cell>
          <table:table-cell table:number-columns-repeated="8"/>
          <table:table-cell office:value-type="float" office:value="27">
            <text:p>27</text:p>
          </table:table-cell>
          <table:table-cell office:value-type="float" office:value="-13.8">
            <text:p>-13.8</text:p>
          </table:table-cell>
          <table:table-cell office:value-type="float" office:value="-12.7326">
            <text:p>-12.7326</text:p>
          </table:table-cell>
          <table:table-cell/>
          <table:table-cell office:value-type="float" office:value="27">
            <text:p>27</text:p>
          </table:table-cell>
          <table:table-cell office:value-type="float" office:value="-13.8">
            <text:p>-13.8</text:p>
          </table:table-cell>
          <table:table-cell office:value-type="float" office:value="-13">
            <text:p>-13</text:p>
          </table:table-cell>
          <table:table-cell/>
          <table:table-cell office:value-type="float" office:value="27">
            <text:p>27</text:p>
          </table:table-cell>
          <table:table-cell office:value-type="float" office:value="-13.8">
            <text:p>-13.8</text:p>
          </table:table-cell>
          <table:table-cell office:value-type="float" office:value="-27.3528">
            <text:p>-27.3528</text:p>
          </table:table-cell>
        </table:table-row>
        <table:table-row table:style-name="ro1">
          <table:table-cell office:value-type="float" office:value="7200">
            <text:p>7200</text:p>
          </table:table-cell>
          <table:table-cell office:value-type="float" office:value="78.3456">
            <text:p>78.3456</text:p>
          </table:table-cell>
          <table:table-cell office:value-type="float" office:value="309.025">
            <text:p>309.025</text:p>
          </table:table-cell>
          <table:table-cell office:value-type="float" office:value="133.55">
            <text:p>133.55</text:p>
          </table:table-cell>
          <table:table-cell table:number-columns-repeated="8"/>
          <table:table-cell office:value-type="float" office:value="28">
            <text:p>28</text:p>
          </table:table-cell>
          <table:table-cell office:value-type="float" office:value="-13">
            <text:p>-13</text:p>
          </table:table-cell>
          <table:table-cell office:value-type="float" office:value="-11.7326">
            <text:p>-11.7326</text:p>
          </table:table-cell>
          <table:table-cell/>
          <table:table-cell office:value-type="float" office:value="28">
            <text:p>28</text:p>
          </table:table-cell>
          <table:table-cell office:value-type="float" office:value="-13">
            <text:p>-13</text:p>
          </table:table-cell>
          <table:table-cell office:value-type="float" office:value="-12">
            <text:p>-12</text:p>
          </table:table-cell>
          <table:table-cell/>
          <table:table-cell office:value-type="float" office:value="28">
            <text:p>28</text:p>
          </table:table-cell>
          <table:table-cell office:value-type="float" office:value="-13">
            <text:p>-13</text:p>
          </table:table-cell>
          <table:table-cell office:value-type="float" office:value="-26.3528">
            <text:p>-26.3528</text:p>
          </table:table-cell>
        </table:table-row>
        <table:table-row table:style-name="ro1">
          <table:table-cell office:value-type="float" office:value="7400">
            <text:p>7400</text:p>
          </table:table-cell>
          <table:table-cell office:value-type="float" office:value="78.3456">
            <text:p>78.3456</text:p>
          </table:table-cell>
          <table:table-cell office:value-type="float" office:value="80.4911">
            <text:p>80.4911</text:p>
          </table:table-cell>
          <table:table-cell office:value-type="float" office:value="132.85">
            <text:p>132.85</text:p>
          </table:table-cell>
          <table:table-cell table:number-columns-repeated="8"/>
          <table:table-cell office:value-type="float" office:value="29">
            <text:p>29</text:p>
          </table:table-cell>
          <table:table-cell office:value-type="float" office:value="-1.4">
            <text:p>-1.4</text:p>
          </table:table-cell>
          <table:table-cell office:value-type="float" office:value="-10.7326">
            <text:p>-10.7326</text:p>
          </table:table-cell>
          <table:table-cell/>
          <table:table-cell office:value-type="float" office:value="29">
            <text:p>29</text:p>
          </table:table-cell>
          <table:table-cell office:value-type="float" office:value="-1.4">
            <text:p>-1.4</text:p>
          </table:table-cell>
          <table:table-cell office:value-type="float" office:value="-11">
            <text:p>-11</text:p>
          </table:table-cell>
          <table:table-cell/>
          <table:table-cell office:value-type="float" office:value="29">
            <text:p>29</text:p>
          </table:table-cell>
          <table:table-cell office:value-type="float" office:value="-1.4">
            <text:p>-1.4</text:p>
          </table:table-cell>
          <table:table-cell office:value-type="float" office:value="1.40966">
            <text:p>1.40966</text:p>
          </table:table-cell>
        </table:table-row>
        <table:table-row table:style-name="ro1">
          <table:table-cell office:value-type="float" office:value="7600">
            <text:p>7600</text:p>
          </table:table-cell>
          <table:table-cell office:value-type="float" office:value="77.809">
            <text:p>77.809</text:p>
          </table:table-cell>
          <table:table-cell office:value-type="float" office:value="78.7339">
            <text:p>78.7339</text:p>
          </table:table-cell>
          <table:table-cell office:value-type="float" office:value="132.33">
            <text:p>132.33</text:p>
          </table:table-cell>
          <table:table-cell table:number-columns-repeated="8"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-9.73259">
            <text:p>-9.73259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-10">
            <text:p>-10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.40966">
            <text:p>1.40966</text:p>
          </table:table-cell>
        </table:table-row>
        <table:table-row table:style-name="ro1">
          <table:table-cell office:value-type="float" office:value="7800">
            <text:p>7800</text:p>
          </table:table-cell>
          <table:table-cell office:value-type="float" office:value="77.809">
            <text:p>77.809</text:p>
          </table:table-cell>
          <table:table-cell office:value-type="float" office:value="158.562">
            <text:p>158.562</text:p>
          </table:table-cell>
          <table:table-cell office:value-type="float" office:value="130.35">
            <text:p>130.35</text:p>
          </table:table-cell>
          <table:table-cell table:number-columns-repeated="8"/>
          <table:table-cell office:value-type="float" office:value="31">
            <text:p>31</text:p>
          </table:table-cell>
          <table:table-cell office:value-type="float" office:value="-7.5">
            <text:p>-7.5</text:p>
          </table:table-cell>
          <table:table-cell office:value-type="float" office:value="-8.73259">
            <text:p>-8.73259</text:p>
          </table:table-cell>
          <table:table-cell/>
          <table:table-cell office:value-type="float" office:value="31">
            <text:p>31</text:p>
          </table:table-cell>
          <table:table-cell office:value-type="float" office:value="-7.5">
            <text:p>-7.5</text:p>
          </table:table-cell>
          <table:table-cell office:value-type="float" office:value="-9">
            <text:p>-9</text:p>
          </table:table-cell>
          <table:table-cell/>
          <table:table-cell office:value-type="float" office:value="31">
            <text:p>31</text:p>
          </table:table-cell>
          <table:table-cell office:value-type="float" office:value="-7.5">
            <text:p>-7.5</text:p>
          </table:table-cell>
          <table:table-cell office:value-type="float" office:value="1.40966">
            <text:p>1.40966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7.5272">
            <text:p>77.5272</text:p>
          </table:table-cell>
          <table:table-cell office:value-type="float" office:value="106.977">
            <text:p>106.977</text:p>
          </table:table-cell>
          <table:table-cell office:value-type="float" office:value="128.29">
            <text:p>128.29</text:p>
          </table:table-cell>
          <table:table-cell table:number-columns-repeated="8"/>
          <table:table-cell office:value-type="float" office:value="32">
            <text:p>32</text:p>
          </table:table-cell>
          <table:table-cell office:value-type="float" office:value="-5">
            <text:p>-5</text:p>
          </table:table-cell>
          <table:table-cell office:value-type="float" office:value="-7.73259">
            <text:p>-7.73259</text:p>
          </table:table-cell>
          <table:table-cell/>
          <table:table-cell office:value-type="float" office:value="32">
            <text:p>32</text:p>
          </table:table-cell>
          <table:table-cell office:value-type="float" office:value="-5">
            <text:p>-5</text:p>
          </table:table-cell>
          <table:table-cell office:value-type="float" office:value="-8">
            <text:p>-8</text:p>
          </table:table-cell>
          <table:table-cell/>
          <table:table-cell office:value-type="float" office:value="32">
            <text:p>32</text:p>
          </table:table-cell>
          <table:table-cell office:value-type="float" office:value="-5">
            <text:p>-5</text:p>
          </table:table-cell>
          <table:table-cell office:value-type="float" office:value="1.40966">
            <text:p>1.40966</text:p>
          </table:table-cell>
        </table:table-row>
        <table:table-row table:style-name="ro1">
          <table:table-cell office:value-type="float" office:value="8200">
            <text:p>8200</text:p>
          </table:table-cell>
          <table:table-cell office:value-type="float" office:value="77.5272">
            <text:p>77.5272</text:p>
          </table:table-cell>
          <table:table-cell office:value-type="float" office:value="80.9923">
            <text:p>80.9923</text:p>
          </table:table-cell>
          <table:table-cell office:value-type="float" office:value="127.17">
            <text:p>127.17</text:p>
          </table:table-cell>
          <table:table-cell table:number-columns-repeated="8"/>
          <table:table-cell office:value-type="float" office:value="33">
            <text:p>33</text:p>
          </table:table-cell>
          <table:table-cell office:value-type="float" office:value="1.5">
            <text:p>1.5</text:p>
          </table:table-cell>
          <table:table-cell office:value-type="float" office:value="-6.73259">
            <text:p>-6.73259</text:p>
          </table:table-cell>
          <table:table-cell/>
          <table:table-cell office:value-type="float" office:value="33">
            <text:p>33</text:p>
          </table:table-cell>
          <table:table-cell office:value-type="float" office:value="1.5">
            <text:p>1.5</text:p>
          </table:table-cell>
          <table:table-cell office:value-type="float" office:value="-7">
            <text:p>-7</text:p>
          </table:table-cell>
          <table:table-cell/>
          <table:table-cell office:value-type="float" office:value="33">
            <text:p>33</text:p>
          </table:table-cell>
          <table:table-cell office:value-type="float" office:value="1.5">
            <text:p>1.5</text:p>
          </table:table-cell>
          <table:table-cell office:value-type="float" office:value="1.40966">
            <text:p>1.40966</text:p>
          </table:table-cell>
        </table:table-row>
        <table:table-row table:style-name="ro1">
          <table:table-cell office:value-type="float" office:value="8400">
            <text:p>8400</text:p>
          </table:table-cell>
          <table:table-cell office:value-type="float" office:value="77.3877">
            <text:p>77.3877</text:p>
          </table:table-cell>
          <table:table-cell office:value-type="float" office:value="132.607">
            <text:p>132.607</text:p>
          </table:table-cell>
          <table:table-cell office:value-type="float" office:value="127.38">
            <text:p>127.38</text:p>
          </table:table-cell>
          <table:table-cell table:number-columns-repeated="8"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-5.73259">
            <text:p>-5.73259</text:p>
          </table:table-cell>
          <table:table-cell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.40966">
            <text:p>1.40966</text:p>
          </table:table-cell>
        </table:table-row>
        <table:table-row table:style-name="ro1">
          <table:table-cell office:value-type="float" office:value="8600">
            <text:p>8600</text:p>
          </table:table-cell>
          <table:table-cell office:value-type="float" office:value="77.0332">
            <text:p>77.0332</text:p>
          </table:table-cell>
          <table:table-cell office:value-type="float" office:value="79.5862">
            <text:p>79.5862</text:p>
          </table:table-cell>
          <table:table-cell office:value-type="float" office:value="130.03">
            <text:p>130.03</text:p>
          </table:table-cell>
          <table:table-cell table:number-columns-repeated="8"/>
          <table:table-cell office:value-type="float" office:value="35">
            <text:p>35</text:p>
          </table:table-cell>
          <table:table-cell office:value-type="float" office:value="0.5">
            <text:p>0.5</text:p>
          </table:table-cell>
          <table:table-cell office:value-type="float" office:value="-4.73259">
            <text:p>-4.73259</text:p>
          </table:table-cell>
          <table:table-cell/>
          <table:table-cell office:value-type="float" office:value="35">
            <text:p>35</text:p>
          </table:table-cell>
          <table:table-cell office:value-type="float" office:value="0.5">
            <text:p>0.5</text:p>
          </table:table-cell>
          <table:table-cell office:value-type="float" office:value="-5">
            <text:p>-5</text:p>
          </table:table-cell>
          <table:table-cell/>
          <table:table-cell office:value-type="float" office:value="35">
            <text:p>35</text:p>
          </table:table-cell>
          <table:table-cell office:value-type="float" office:value="0.5">
            <text:p>0.5</text:p>
          </table:table-cell>
          <table:table-cell office:value-type="float" office:value="1.40966">
            <text:p>1.40966</text:p>
          </table:table-cell>
        </table:table-row>
        <table:table-row table:style-name="ro1">
          <table:table-cell office:value-type="float" office:value="8800">
            <text:p>8800</text:p>
          </table:table-cell>
          <table:table-cell office:value-type="float" office:value="77.0332">
            <text:p>77.0332</text:p>
          </table:table-cell>
          <table:table-cell office:value-type="float" office:value="79.0291">
            <text:p>79.0291</text:p>
          </table:table-cell>
          <table:table-cell office:value-type="float" office:value="132.46">
            <text:p>132.46</text:p>
          </table:table-cell>
          <table:table-cell table:number-columns-repeated="8"/>
          <table:table-cell office:value-type="float" office:value="36">
            <text:p>36</text:p>
          </table:table-cell>
          <table:table-cell office:value-type="float" office:value="-7">
            <text:p>-7</text:p>
          </table:table-cell>
          <table:table-cell office:value-type="float" office:value="-3.73259">
            <text:p>-3.73259</text:p>
          </table:table-cell>
          <table:table-cell/>
          <table:table-cell office:value-type="float" office:value="36">
            <text:p>36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  <table:table-cell/>
          <table:table-cell office:value-type="float" office:value="36">
            <text:p>36</text:p>
          </table:table-cell>
          <table:table-cell office:value-type="float" office:value="-7">
            <text:p>-7</text:p>
          </table:table-cell>
          <table:table-cell office:value-type="float" office:value="1.40966">
            <text:p>1.40966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76.8911">
            <text:p>76.8911</text:p>
          </table:table-cell>
          <table:table-cell office:value-type="float" office:value="77.4226">
            <text:p>77.4226</text:p>
          </table:table-cell>
          <table:table-cell office:value-type="float" office:value="134.11">
            <text:p>134.11</text:p>
          </table:table-cell>
          <table:table-cell table:number-columns-repeated="8"/>
          <table:table-cell office:value-type="float" office:value="37">
            <text:p>37</text:p>
          </table:table-cell>
          <table:table-cell office:value-type="float" office:value="2.5">
            <text:p>2.5</text:p>
          </table:table-cell>
          <table:table-cell office:value-type="float" office:value="-2.73259">
            <text:p>-2.73259</text:p>
          </table:table-cell>
          <table:table-cell/>
          <table:table-cell office:value-type="float" office:value="37">
            <text:p>37</text:p>
          </table:table-cell>
          <table:table-cell office:value-type="float" office:value="2.5">
            <text:p>2.5</text:p>
          </table:table-cell>
          <table:table-cell office:value-type="float" office:value="-3">
            <text:p>-3</text:p>
          </table:table-cell>
          <table:table-cell/>
          <table:table-cell office:value-type="float" office:value="37">
            <text:p>37</text:p>
          </table:table-cell>
          <table:table-cell office:value-type="float" office:value="2.5">
            <text:p>2.5</text:p>
          </table:table-cell>
          <table:table-cell office:value-type="float" office:value="1.40966">
            <text:p>1.40966</text:p>
          </table:table-cell>
        </table:table-row>
        <table:table-row table:style-name="ro1">
          <table:table-cell office:value-type="float" office:value="9200">
            <text:p>9200</text:p>
          </table:table-cell>
          <table:table-cell office:value-type="float" office:value="75.5167">
            <text:p>75.5167</text:p>
          </table:table-cell>
          <table:table-cell office:value-type="float" office:value="77.2976">
            <text:p>77.2976</text:p>
          </table:table-cell>
          <table:table-cell office:value-type="float" office:value="133.86">
            <text:p>133.86</text:p>
          </table:table-cell>
          <table:table-cell table:number-columns-repeated="8"/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-1.73259">
            <text:p>-1.73259</text:p>
          </table:table-cell>
          <table:table-cell/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/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.40966">
            <text:p>1.40966</text:p>
          </table:table-cell>
        </table:table-row>
        <table:table-row table:style-name="ro1">
          <table:table-cell office:value-type="float" office:value="9400">
            <text:p>9400</text:p>
          </table:table-cell>
          <table:table-cell office:value-type="float" office:value="75.5167">
            <text:p>75.5167</text:p>
          </table:table-cell>
          <table:table-cell office:value-type="float" office:value="80.1028">
            <text:p>80.1028</text:p>
          </table:table-cell>
          <table:table-cell office:value-type="float" office:value="133.12">
            <text:p>133.12</text:p>
          </table:table-cell>
          <table:table-cell table:number-columns-repeated="8"/>
          <table:table-cell office:value-type="float" office:value="39">
            <text:p>39</text:p>
          </table:table-cell>
          <table:table-cell office:value-type="float" office:value="2.5">
            <text:p>2.5</text:p>
          </table:table-cell>
          <table:table-cell office:value-type="float" office:value="-0.732594">
            <text:p>-0.732594</text:p>
          </table:table-cell>
          <table:table-cell/>
          <table:table-cell office:value-type="float" office:value="39">
            <text:p>39</text:p>
          </table:table-cell>
          <table:table-cell office:value-type="float" office:value="2.5">
            <text:p>2.5</text:p>
          </table:table-cell>
          <table:table-cell office:value-type="float" office:value="-1">
            <text:p>-1</text:p>
          </table:table-cell>
          <table:table-cell/>
          <table:table-cell office:value-type="float" office:value="39">
            <text:p>39</text:p>
          </table:table-cell>
          <table:table-cell office:value-type="float" office:value="2.5">
            <text:p>2.5</text:p>
          </table:table-cell>
          <table:table-cell office:value-type="float" office:value="1.40966">
            <text:p>1.40966</text:p>
          </table:table-cell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75.5167">
            <text:p>75.5167</text:p>
          </table:table-cell>
          <table:table-cell office:value-type="float" office:value="78.5693">
            <text:p>78.5693</text:p>
          </table:table-cell>
          <table:table-cell office:value-type="float" office:value="131.5">
            <text:p>131.5</text:p>
          </table:table-cell>
          <table:table-cell table:number-columns-repeated="8"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267406">
            <text:p>0.267406</text:p>
          </table:table-cell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.40966">
            <text:p>1.40966</text:p>
          </table:table-cell>
        </table:table-row>
        <table:table-row table:style-name="ro1">
          <table:table-cell office:value-type="float" office:value="9800">
            <text:p>9800</text:p>
          </table:table-cell>
          <table:table-cell office:value-type="float" office:value="75.4325">
            <text:p>75.4325</text:p>
          </table:table-cell>
          <table:table-cell office:value-type="float" office:value="79.6391">
            <text:p>79.6391</text:p>
          </table:table-cell>
          <table:table-cell office:value-type="float" office:value="128.52">
            <text:p>128.52</text:p>
          </table:table-cell>
          <table:table-cell table:number-columns-repeated="8"/>
          <table:table-cell office:value-type="float" office:value="41">
            <text:p>41</text:p>
          </table:table-cell>
          <table:table-cell office:value-type="float" office:value="-0.5">
            <text:p>-0.5</text:p>
          </table:table-cell>
          <table:table-cell office:value-type="float" office:value="1.26741">
            <text:p>1.26741</text:p>
          </table:table-cell>
          <table:table-cell/>
          <table:table-cell office:value-type="float" office:value="41">
            <text:p>41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/>
          <table:table-cell office:value-type="float" office:value="41">
            <text:p>41</text:p>
          </table:table-cell>
          <table:table-cell office:value-type="float" office:value="-0.5">
            <text:p>-0.5</text:p>
          </table:table-cell>
          <table:table-cell office:value-type="float" office:value="1.40966">
            <text:p>1.4096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4.0891">
            <text:p>74.0891</text:p>
          </table:table-cell>
          <table:table-cell office:value-type="float" office:value="75.6581">
            <text:p>75.6581</text:p>
          </table:table-cell>
          <table:table-cell office:value-type="float" office:value="125.93">
            <text:p>125.93</text:p>
          </table:table-cell>
          <table:table-cell table:number-columns-repeated="8"/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.26741">
            <text:p>2.26741</text:p>
          </table:table-cell>
          <table:table-cell/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1.40966">
            <text:p>1.40966</text:p>
          </table:table-cell>
        </table:table-row>
        <table:table-row table:style-name="ro1">
          <table:table-cell office:value-type="float" office:value="10200">
            <text:p>10200</text:p>
          </table:table-cell>
          <table:table-cell office:value-type="float" office:value="74.0891">
            <text:p>74.0891</text:p>
          </table:table-cell>
          <table:table-cell office:value-type="float" office:value="78.0276">
            <text:p>78.0276</text:p>
          </table:table-cell>
          <table:table-cell office:value-type="float" office:value="124.66">
            <text:p>124.66</text:p>
          </table:table-cell>
          <table:table-cell table:number-columns-repeated="8"/>
          <table:table-cell office:value-type="float" office:value="43">
            <text:p>43</text:p>
          </table:table-cell>
          <table:table-cell office:value-type="float" office:value="3.5">
            <text:p>3.5</text:p>
          </table:table-cell>
          <table:table-cell office:value-type="float" office:value="3.26741">
            <text:p>3.26741</text:p>
          </table:table-cell>
          <table:table-cell/>
          <table:table-cell office:value-type="float" office:value="43">
            <text:p>43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/>
          <table:table-cell office:value-type="float" office:value="43">
            <text:p>43</text:p>
          </table:table-cell>
          <table:table-cell office:value-type="float" office:value="3.5">
            <text:p>3.5</text:p>
          </table:table-cell>
          <table:table-cell office:value-type="float" office:value="1.40966">
            <text:p>1.40966</text:p>
          </table:table-cell>
        </table:table-row>
        <table:table-row table:style-name="ro1">
          <table:table-cell office:value-type="float" office:value="10400">
            <text:p>10400</text:p>
          </table:table-cell>
          <table:table-cell office:value-type="float" office:value="73.1306">
            <text:p>73.1306</text:p>
          </table:table-cell>
          <table:table-cell office:value-type="float" office:value="76.6273">
            <text:p>76.6273</text:p>
          </table:table-cell>
          <table:table-cell office:value-type="float" office:value="123.98">
            <text:p>123.98</text:p>
          </table:table-cell>
          <table:table-cell table:number-columns-repeated="8"/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4.26741">
            <text:p>4.26741</text:p>
          </table:table-cell>
          <table:table-cell/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/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1.40966">
            <text:p>1.40966</text:p>
          </table:table-cell>
        </table:table-row>
        <table:table-row table:style-name="ro1">
          <table:table-cell office:value-type="float" office:value="10600">
            <text:p>10600</text:p>
          </table:table-cell>
          <table:table-cell office:value-type="float" office:value="72.8306">
            <text:p>72.8306</text:p>
          </table:table-cell>
          <table:table-cell office:value-type="float" office:value="75.7648">
            <text:p>75.7648</text:p>
          </table:table-cell>
          <table:table-cell office:value-type="float" office:value="123.06">
            <text:p>123.06</text:p>
          </table:table-cell>
          <table:table-cell table:number-columns-repeated="8"/>
          <table:table-cell office:value-type="float" office:value="45">
            <text:p>45</text:p>
          </table:table-cell>
          <table:table-cell office:value-type="float" office:value="1.5">
            <text:p>1.5</text:p>
          </table:table-cell>
          <table:table-cell office:value-type="float" office:value="5.26741">
            <text:p>5.26741</text:p>
          </table:table-cell>
          <table:table-cell/>
          <table:table-cell office:value-type="float" office:value="45">
            <text:p>45</text:p>
          </table:table-cell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/>
          <table:table-cell office:value-type="float" office:value="45">
            <text:p>45</text:p>
          </table:table-cell>
          <table:table-cell office:value-type="float" office:value="1.5">
            <text:p>1.5</text:p>
          </table:table-cell>
          <table:table-cell office:value-type="float" office:value="1.40966">
            <text:p>1.40966</text:p>
          </table:table-cell>
        </table:table-row>
        <table:table-row table:style-name="ro1">
          <table:table-cell office:value-type="float" office:value="10800">
            <text:p>10800</text:p>
          </table:table-cell>
          <table:table-cell office:value-type="float" office:value="72.7978">
            <text:p>72.7978</text:p>
          </table:table-cell>
          <table:table-cell office:value-type="float" office:value="76.7382">
            <text:p>76.7382</text:p>
          </table:table-cell>
          <table:table-cell office:value-type="float" office:value="120.61">
            <text:p>120.61</text:p>
          </table:table-cell>
          <table:table-cell table:number-columns-repeated="8"/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6.26741">
            <text:p>6.26741</text:p>
          </table:table-cell>
          <table:table-cell/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1.40966">
            <text:p>1.40966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72.716">
            <text:p>72.716</text:p>
          </table:table-cell>
          <table:table-cell office:value-type="float" office:value="74.481">
            <text:p>74.481</text:p>
          </table:table-cell>
          <table:table-cell office:value-type="float" office:value="118.18">
            <text:p>118.18</text:p>
          </table:table-cell>
          <table:table-cell table:number-columns-repeated="8"/>
          <table:table-cell office:value-type="float" office:value="47">
            <text:p>47</text:p>
          </table:table-cell>
          <table:table-cell office:value-type="float" office:value="-0.5">
            <text:p>-0.5</text:p>
          </table:table-cell>
          <table:table-cell office:value-type="float" office:value="7.26741">
            <text:p>7.26741</text:p>
          </table:table-cell>
          <table:table-cell/>
          <table:table-cell office:value-type="float" office:value="47">
            <text:p>47</text:p>
          </table:table-cell>
          <table:table-cell office:value-type="float" office:value="-0.5">
            <text:p>-0.5</text:p>
          </table:table-cell>
          <table:table-cell office:value-type="float" office:value="7">
            <text:p>7</text:p>
          </table:table-cell>
          <table:table-cell/>
          <table:table-cell office:value-type="float" office:value="47">
            <text:p>47</text:p>
          </table:table-cell>
          <table:table-cell office:value-type="float" office:value="-0.5">
            <text:p>-0.5</text:p>
          </table:table-cell>
          <table:table-cell office:value-type="float" office:value="1.40966">
            <text:p>1.40966</text:p>
          </table:table-cell>
        </table:table-row>
        <table:table-row table:style-name="ro1">
          <table:table-cell office:value-type="float" office:value="11200">
            <text:p>11200</text:p>
          </table:table-cell>
          <table:table-cell office:value-type="float" office:value="72.035">
            <text:p>72.035</text:p>
          </table:table-cell>
          <table:table-cell office:value-type="float" office:value="73.038">
            <text:p>73.038</text:p>
          </table:table-cell>
          <table:table-cell office:value-type="float" office:value="116.86">
            <text:p>116.86</text:p>
          </table:table-cell>
          <table:table-cell table:number-columns-repeated="8"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8.26741">
            <text:p>8.26741</text:p>
          </table:table-cell>
          <table:table-cell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.40966">
            <text:p>1.40966</text:p>
          </table:table-cell>
        </table:table-row>
        <table:table-row table:style-name="ro1">
          <table:table-cell office:value-type="float" office:value="11400">
            <text:p>11400</text:p>
          </table:table-cell>
          <table:table-cell office:value-type="float" office:value="71.9628">
            <text:p>71.9628</text:p>
          </table:table-cell>
          <table:table-cell office:value-type="float" office:value="72.8789">
            <text:p>72.8789</text:p>
          </table:table-cell>
          <table:table-cell office:value-type="float" office:value="113.38">
            <text:p>113.38</text:p>
          </table:table-cell>
          <table:table-cell table:number-columns-repeated="8"/>
          <table:table-cell office:value-type="float" office:value="49">
            <text:p>49</text:p>
          </table:table-cell>
          <table:table-cell office:value-type="float" office:value="-0.5">
            <text:p>-0.5</text:p>
          </table:table-cell>
          <table:table-cell office:value-type="float" office:value="9.26741">
            <text:p>9.26741</text:p>
          </table:table-cell>
          <table:table-cell/>
          <table:table-cell office:value-type="float" office:value="49">
            <text:p>49</text:p>
          </table:table-cell>
          <table:table-cell office:value-type="float" office:value="-0.5">
            <text:p>-0.5</text:p>
          </table:table-cell>
          <table:table-cell office:value-type="float" office:value="9">
            <text:p>9</text:p>
          </table:table-cell>
          <table:table-cell/>
          <table:table-cell office:value-type="float" office:value="49">
            <text:p>49</text:p>
          </table:table-cell>
          <table:table-cell office:value-type="float" office:value="-0.5">
            <text:p>-0.5</text:p>
          </table:table-cell>
          <table:table-cell office:value-type="float" office:value="1.40966">
            <text:p>1.40966</text:p>
          </table:table-cell>
        </table:table-row>
        <table:table-row table:style-name="ro1">
          <table:table-cell office:value-type="float" office:value="11600">
            <text:p>11600</text:p>
          </table:table-cell>
          <table:table-cell office:value-type="float" office:value="71.9379">
            <text:p>71.9379</text:p>
          </table:table-cell>
          <table:table-cell office:value-type="float" office:value="76.1931">
            <text:p>76.1931</text:p>
          </table:table-cell>
          <table:table-cell office:value-type="float" office:value="110.21">
            <text:p>110.21</text:p>
          </table:table-cell>
          <table:table-cell table:number-columns-repeated="8"/>
          <table:table-cell office:value-type="float" office:value="50">
            <text:p>50</text:p>
          </table:table-cell>
          <table:table-cell office:value-type="float" office:value="10.2054">
            <text:p>10.2054</text:p>
          </table:table-cell>
          <table:table-cell office:value-type="float" office:value="10.2674">
            <text:p>10.2674</text:p>
          </table:table-cell>
          <table:table-cell/>
          <table:table-cell office:value-type="float" office:value="50">
            <text:p>50</text:p>
          </table:table-cell>
          <table:table-cell office:value-type="float" office:value="10.2054">
            <text:p>10.2054</text:p>
          </table:table-cell>
          <table:table-cell office:value-type="float" office:value="10">
            <text:p>10</text:p>
          </table:table-cell>
          <table:table-cell/>
          <table:table-cell office:value-type="float" office:value="50">
            <text:p>50</text:p>
          </table:table-cell>
          <table:table-cell office:value-type="float" office:value="10.2054">
            <text:p>10.2054</text:p>
          </table:table-cell>
          <table:table-cell office:value-type="float" office:value="1.40966">
            <text:p>1.40966</text:p>
          </table:table-cell>
        </table:table-row>
        <table:table-row table:style-name="ro1">
          <table:table-cell office:value-type="float" office:value="11800">
            <text:p>11800</text:p>
          </table:table-cell>
          <table:table-cell office:value-type="float" office:value="71.7664">
            <text:p>71.7664</text:p>
          </table:table-cell>
          <table:table-cell office:value-type="float" office:value="75.9415">
            <text:p>75.9415</text:p>
          </table:table-cell>
          <table:table-cell office:value-type="float" office:value="108.23">
            <text:p>108.23</text:p>
          </table:table-cell>
          <table:table-cell table:number-columns-repeated="8"/>
          <table:table-cell office:value-type="float" office:value="51">
            <text:p>51</text:p>
          </table:table-cell>
          <table:table-cell office:value-type="float" office:value="12.4723">
            <text:p>12.4723</text:p>
          </table:table-cell>
          <table:table-cell office:value-type="float" office:value="11.2674">
            <text:p>11.2674</text:p>
          </table:table-cell>
          <table:table-cell/>
          <table:table-cell office:value-type="float" office:value="51">
            <text:p>51</text:p>
          </table:table-cell>
          <table:table-cell office:value-type="float" office:value="12.4723">
            <text:p>12.4723</text:p>
          </table:table-cell>
          <table:table-cell office:value-type="float" office:value="11">
            <text:p>11</text:p>
          </table:table-cell>
          <table:table-cell/>
          <table:table-cell office:value-type="float" office:value="51">
            <text:p>51</text:p>
          </table:table-cell>
          <table:table-cell office:value-type="float" office:value="12.4723">
            <text:p>12.4723</text:p>
          </table:table-cell>
          <table:table-cell office:value-type="float" office:value="-3.3528">
            <text:p>-3.3528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71.5518">
            <text:p>71.5518</text:p>
          </table:table-cell>
          <table:table-cell office:value-type="float" office:value="72.3605">
            <text:p>72.3605</text:p>
          </table:table-cell>
          <table:table-cell office:value-type="float" office:value="108.01">
            <text:p>108.01</text:p>
          </table:table-cell>
          <table:table-cell table:number-columns-repeated="8"/>
          <table:table-cell office:value-type="float" office:value="52">
            <text:p>52</text:p>
          </table:table-cell>
          <table:table-cell office:value-type="float" office:value="12.6029">
            <text:p>12.6029</text:p>
          </table:table-cell>
          <table:table-cell office:value-type="float" office:value="12.2674">
            <text:p>12.2674</text:p>
          </table:table-cell>
          <table:table-cell/>
          <table:table-cell office:value-type="float" office:value="52">
            <text:p>52</text:p>
          </table:table-cell>
          <table:table-cell office:value-type="float" office:value="12.6029">
            <text:p>12.6029</text:p>
          </table:table-cell>
          <table:table-cell office:value-type="float" office:value="12">
            <text:p>12</text:p>
          </table:table-cell>
          <table:table-cell/>
          <table:table-cell office:value-type="float" office:value="52">
            <text:p>52</text:p>
          </table:table-cell>
          <table:table-cell office:value-type="float" office:value="12.6029">
            <text:p>12.6029</text:p>
          </table:table-cell>
          <table:table-cell office:value-type="float" office:value="11.5673">
            <text:p>11.5673</text:p>
          </table:table-cell>
        </table:table-row>
        <table:table-row table:style-name="ro1">
          <table:table-cell office:value-type="float" office:value="12200">
            <text:p>12200</text:p>
          </table:table-cell>
          <table:table-cell office:value-type="float" office:value="71.5518">
            <text:p>71.5518</text:p>
          </table:table-cell>
          <table:table-cell office:value-type="float" office:value="75.4656">
            <text:p>75.4656</text:p>
          </table:table-cell>
          <table:table-cell office:value-type="float" office:value="107.74">
            <text:p>107.74</text:p>
          </table:table-cell>
          <table:table-cell table:number-columns-repeated="8"/>
          <table:table-cell office:value-type="float" office:value="53">
            <text:p>53</text:p>
          </table:table-cell>
          <table:table-cell office:value-type="float" office:value="14.0756">
            <text:p>14.0756</text:p>
          </table:table-cell>
          <table:table-cell office:value-type="float" office:value="13.2674">
            <text:p>13.2674</text:p>
          </table:table-cell>
          <table:table-cell/>
          <table:table-cell office:value-type="float" office:value="53">
            <text:p>53</text:p>
          </table:table-cell>
          <table:table-cell office:value-type="float" office:value="14.0756">
            <text:p>14.0756</text:p>
          </table:table-cell>
          <table:table-cell office:value-type="float" office:value="13">
            <text:p>13</text:p>
          </table:table-cell>
          <table:table-cell/>
          <table:table-cell office:value-type="float" office:value="53">
            <text:p>53</text:p>
          </table:table-cell>
          <table:table-cell office:value-type="float" office:value="14.0756">
            <text:p>14.0756</text:p>
          </table:table-cell>
          <table:table-cell office:value-type="float" office:value="12.5313">
            <text:p>12.5313</text:p>
          </table:table-cell>
        </table:table-row>
        <table:table-row table:style-name="ro1">
          <table:table-cell office:value-type="float" office:value="12400">
            <text:p>12400</text:p>
          </table:table-cell>
          <table:table-cell office:value-type="float" office:value="71.3815">
            <text:p>71.3815</text:p>
          </table:table-cell>
          <table:table-cell office:value-type="float" office:value="73.7891">
            <text:p>73.7891</text:p>
          </table:table-cell>
          <table:table-cell office:value-type="float" office:value="106.38">
            <text:p>106.38</text:p>
          </table:table-cell>
          <table:table-cell table:number-columns-repeated="8"/>
          <table:table-cell office:value-type="float" office:value="54">
            <text:p>54</text:p>
          </table:table-cell>
          <table:table-cell office:value-type="float" office:value="12.2849">
            <text:p>12.2849</text:p>
          </table:table-cell>
          <table:table-cell office:value-type="float" office:value="14.2674">
            <text:p>14.2674</text:p>
          </table:table-cell>
          <table:table-cell/>
          <table:table-cell office:value-type="float" office:value="54">
            <text:p>54</text:p>
          </table:table-cell>
          <table:table-cell office:value-type="float" office:value="12.2849">
            <text:p>12.2849</text:p>
          </table:table-cell>
          <table:table-cell office:value-type="float" office:value="14">
            <text:p>14</text:p>
          </table:table-cell>
          <table:table-cell/>
          <table:table-cell office:value-type="float" office:value="54">
            <text:p>54</text:p>
          </table:table-cell>
          <table:table-cell office:value-type="float" office:value="12.2849">
            <text:p>12.2849</text:p>
          </table:table-cell>
          <table:table-cell office:value-type="float" office:value="13.4952">
            <text:p>13.4952</text:p>
          </table:table-cell>
        </table:table-row>
        <table:table-row table:style-name="ro1">
          <table:table-cell office:value-type="float" office:value="12600">
            <text:p>12600</text:p>
          </table:table-cell>
          <table:table-cell office:value-type="float" office:value="71.3815">
            <text:p>71.3815</text:p>
          </table:table-cell>
          <table:table-cell office:value-type="float" office:value="115.995">
            <text:p>115.995</text:p>
          </table:table-cell>
          <table:table-cell office:value-type="float" office:value="104.34">
            <text:p>104.34</text:p>
          </table:table-cell>
          <table:table-cell table:number-columns-repeated="8"/>
          <table:table-cell office:value-type="float" office:value="55">
            <text:p>55</text:p>
          </table:table-cell>
          <table:table-cell office:value-type="float" office:value="19.69">
            <text:p>19.69</text:p>
          </table:table-cell>
          <table:table-cell office:value-type="float" office:value="15.2674">
            <text:p>15.2674</text:p>
          </table:table-cell>
          <table:table-cell/>
          <table:table-cell office:value-type="float" office:value="55">
            <text:p>55</text:p>
          </table:table-cell>
          <table:table-cell office:value-type="float" office:value="19.69">
            <text:p>19.69</text:p>
          </table:table-cell>
          <table:table-cell office:value-type="float" office:value="15">
            <text:p>15</text:p>
          </table:table-cell>
          <table:table-cell/>
          <table:table-cell office:value-type="float" office:value="55">
            <text:p>55</text:p>
          </table:table-cell>
          <table:table-cell office:value-type="float" office:value="19.69">
            <text:p>19.69</text:p>
          </table:table-cell>
          <table:table-cell office:value-type="float" office:value="14.4591">
            <text:p>14.4591</text:p>
          </table:table-cell>
        </table:table-row>
        <table:table-row table:style-name="ro1">
          <table:table-cell office:value-type="float" office:value="12800">
            <text:p>12800</text:p>
          </table:table-cell>
          <table:table-cell office:value-type="float" office:value="71.3815">
            <text:p>71.3815</text:p>
          </table:table-cell>
          <table:table-cell office:value-type="float" office:value="74.2835">
            <text:p>74.2835</text:p>
          </table:table-cell>
          <table:table-cell office:value-type="float" office:value="101.98">
            <text:p>101.98</text:p>
          </table:table-cell>
          <table:table-cell table:number-columns-repeated="8"/>
          <table:table-cell office:value-type="float" office:value="56">
            <text:p>56</text:p>
          </table:table-cell>
          <table:table-cell office:value-type="float" office:value="20.9468">
            <text:p>20.9468</text:p>
          </table:table-cell>
          <table:table-cell office:value-type="float" office:value="16.2674">
            <text:p>16.2674</text:p>
          </table:table-cell>
          <table:table-cell/>
          <table:table-cell office:value-type="float" office:value="56">
            <text:p>56</text:p>
          </table:table-cell>
          <table:table-cell office:value-type="float" office:value="20.9468">
            <text:p>20.9468</text:p>
          </table:table-cell>
          <table:table-cell office:value-type="float" office:value="16">
            <text:p>16</text:p>
          </table:table-cell>
          <table:table-cell/>
          <table:table-cell office:value-type="float" office:value="56">
            <text:p>56</text:p>
          </table:table-cell>
          <table:table-cell office:value-type="float" office:value="20.9468">
            <text:p>20.9468</text:p>
          </table:table-cell>
          <table:table-cell office:value-type="float" office:value="15.4231">
            <text:p>15.4231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71.3815">
            <text:p>71.3815</text:p>
          </table:table-cell>
          <table:table-cell office:value-type="float" office:value="78.6696">
            <text:p>78.6696</text:p>
          </table:table-cell>
          <table:table-cell office:value-type="float" office:value="101.16">
            <text:p>101.16</text:p>
          </table:table-cell>
          <table:table-cell table:number-columns-repeated="8"/>
          <table:table-cell office:value-type="float" office:value="57">
            <text:p>57</text:p>
          </table:table-cell>
          <table:table-cell office:value-type="float" office:value="19.9924">
            <text:p>19.9924</text:p>
          </table:table-cell>
          <table:table-cell office:value-type="float" office:value="17.2674">
            <text:p>17.2674</text:p>
          </table:table-cell>
          <table:table-cell/>
          <table:table-cell office:value-type="float" office:value="57">
            <text:p>57</text:p>
          </table:table-cell>
          <table:table-cell office:value-type="float" office:value="19.9924">
            <text:p>19.9924</text:p>
          </table:table-cell>
          <table:table-cell office:value-type="float" office:value="17">
            <text:p>17</text:p>
          </table:table-cell>
          <table:table-cell/>
          <table:table-cell office:value-type="float" office:value="57">
            <text:p>57</text:p>
          </table:table-cell>
          <table:table-cell office:value-type="float" office:value="19.9924">
            <text:p>19.9924</text:p>
          </table:table-cell>
          <table:table-cell office:value-type="float" office:value="16.387">
            <text:p>16.387</text:p>
          </table:table-cell>
        </table:table-row>
        <table:table-row table:style-name="ro1">
          <table:table-cell office:value-type="float" office:value="13200">
            <text:p>13200</text:p>
          </table:table-cell>
          <table:table-cell office:value-type="float" office:value="71.3815">
            <text:p>71.3815</text:p>
          </table:table-cell>
          <table:table-cell office:value-type="float" office:value="71.6269">
            <text:p>71.6269</text:p>
          </table:table-cell>
          <table:table-cell office:value-type="float" office:value="99.43">
            <text:p>99.43</text:p>
          </table:table-cell>
          <table:table-cell table:number-columns-repeated="8"/>
          <table:table-cell office:value-type="float" office:value="58">
            <text:p>58</text:p>
          </table:table-cell>
          <table:table-cell office:value-type="float" office:value="21.0606">
            <text:p>21.0606</text:p>
          </table:table-cell>
          <table:table-cell office:value-type="float" office:value="18.2674">
            <text:p>18.2674</text:p>
          </table:table-cell>
          <table:table-cell/>
          <table:table-cell office:value-type="float" office:value="58">
            <text:p>58</text:p>
          </table:table-cell>
          <table:table-cell office:value-type="float" office:value="21.0606">
            <text:p>21.0606</text:p>
          </table:table-cell>
          <table:table-cell office:value-type="float" office:value="18">
            <text:p>18</text:p>
          </table:table-cell>
          <table:table-cell/>
          <table:table-cell office:value-type="float" office:value="58">
            <text:p>58</text:p>
          </table:table-cell>
          <table:table-cell office:value-type="float" office:value="21.0606">
            <text:p>21.0606</text:p>
          </table:table-cell>
          <table:table-cell office:value-type="float" office:value="17.351">
            <text:p>17.351</text:p>
          </table:table-cell>
        </table:table-row>
        <table:table-row table:style-name="ro1">
          <table:table-cell office:value-type="float" office:value="13400">
            <text:p>13400</text:p>
          </table:table-cell>
          <table:table-cell office:value-type="float" office:value="71.0843">
            <text:p>71.0843</text:p>
          </table:table-cell>
          <table:table-cell office:value-type="float" office:value="73.0277">
            <text:p>73.0277</text:p>
          </table:table-cell>
          <table:table-cell office:value-type="float" office:value="99.24">
            <text:p>99.24</text:p>
          </table:table-cell>
          <table:table-cell table:number-columns-repeated="8"/>
          <table:table-cell office:value-type="float" office:value="59">
            <text:p>59</text:p>
          </table:table-cell>
          <table:table-cell office:value-type="float" office:value="22.6242">
            <text:p>22.6242</text:p>
          </table:table-cell>
          <table:table-cell office:value-type="float" office:value="19.2674">
            <text:p>19.2674</text:p>
          </table:table-cell>
          <table:table-cell/>
          <table:table-cell office:value-type="float" office:value="59">
            <text:p>59</text:p>
          </table:table-cell>
          <table:table-cell office:value-type="float" office:value="22.6242">
            <text:p>22.6242</text:p>
          </table:table-cell>
          <table:table-cell office:value-type="float" office:value="19">
            <text:p>19</text:p>
          </table:table-cell>
          <table:table-cell/>
          <table:table-cell office:value-type="float" office:value="59">
            <text:p>59</text:p>
          </table:table-cell>
          <table:table-cell office:value-type="float" office:value="22.6242">
            <text:p>22.6242</text:p>
          </table:table-cell>
          <table:table-cell office:value-type="float" office:value="18.3149">
            <text:p>18.3149</text:p>
          </table:table-cell>
        </table:table-row>
        <table:table-row table:style-name="ro1">
          <table:table-cell office:value-type="float" office:value="13600">
            <text:p>13600</text:p>
          </table:table-cell>
          <table:table-cell office:value-type="float" office:value="71.0843">
            <text:p>71.0843</text:p>
          </table:table-cell>
          <table:table-cell office:value-type="float" office:value="141.247">
            <text:p>141.247</text:p>
          </table:table-cell>
          <table:table-cell office:value-type="float" office:value="99.15">
            <text:p>99.15</text:p>
          </table:table-cell>
          <table:table-cell table:number-columns-repeated="8"/>
          <table:table-cell office:value-type="float" office:value="60">
            <text:p>60</text:p>
          </table:table-cell>
          <table:table-cell office:value-type="float" office:value="18.2799">
            <text:p>18.2799</text:p>
          </table:table-cell>
          <table:table-cell office:value-type="float" office:value="20.2674">
            <text:p>20.2674</text:p>
          </table:table-cell>
          <table:table-cell/>
          <table:table-cell office:value-type="float" office:value="60">
            <text:p>60</text:p>
          </table:table-cell>
          <table:table-cell office:value-type="float" office:value="18.2799">
            <text:p>18.2799</text:p>
          </table:table-cell>
          <table:table-cell office:value-type="float" office:value="20">
            <text:p>20</text:p>
          </table:table-cell>
          <table:table-cell/>
          <table:table-cell office:value-type="float" office:value="60">
            <text:p>60</text:p>
          </table:table-cell>
          <table:table-cell office:value-type="float" office:value="18.2799">
            <text:p>18.2799</text:p>
          </table:table-cell>
          <table:table-cell office:value-type="float" office:value="19.2789">
            <text:p>19.2789</text:p>
          </table:table-cell>
        </table:table-row>
        <table:table-row table:style-name="ro1">
          <table:table-cell office:value-type="float" office:value="13800">
            <text:p>13800</text:p>
          </table:table-cell>
          <table:table-cell office:value-type="float" office:value="70.8366">
            <text:p>70.8366</text:p>
          </table:table-cell>
          <table:table-cell office:value-type="float" office:value="71.4244">
            <text:p>71.4244</text:p>
          </table:table-cell>
          <table:table-cell office:value-type="float" office:value="99.05">
            <text:p>99.05</text:p>
          </table:table-cell>
          <table:table-cell table:number-columns-repeated="8"/>
          <table:table-cell office:value-type="float" office:value="61">
            <text:p>61</text:p>
          </table:table-cell>
          <table:table-cell office:value-type="float" office:value="14.6015">
            <text:p>14.6015</text:p>
          </table:table-cell>
          <table:table-cell office:value-type="float" office:value="21.2674">
            <text:p>21.2674</text:p>
          </table:table-cell>
          <table:table-cell/>
          <table:table-cell office:value-type="float" office:value="61">
            <text:p>61</text:p>
          </table:table-cell>
          <table:table-cell office:value-type="float" office:value="14.6015">
            <text:p>14.6015</text:p>
          </table:table-cell>
          <table:table-cell office:value-type="float" office:value="21">
            <text:p>21</text:p>
          </table:table-cell>
          <table:table-cell/>
          <table:table-cell office:value-type="float" office:value="61">
            <text:p>61</text:p>
          </table:table-cell>
          <table:table-cell office:value-type="float" office:value="14.6015">
            <text:p>14.6015</text:p>
          </table:table-cell>
          <table:table-cell office:value-type="float" office:value="20.2428">
            <text:p>20.2428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70.8366">
            <text:p>70.8366</text:p>
          </table:table-cell>
          <table:table-cell office:value-type="float" office:value="71.5726">
            <text:p>71.5726</text:p>
          </table:table-cell>
          <table:table-cell office:value-type="float" office:value="99.12">
            <text:p>99.12</text:p>
          </table:table-cell>
          <table:table-cell table:number-columns-repeated="8"/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22.2674">
            <text:p>22.2674</text:p>
          </table:table-cell>
          <table:table-cell/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/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21.2067">
            <text:p>21.2067</text:p>
          </table:table-cell>
        </table:table-row>
        <table:table-row table:style-name="ro1">
          <table:table-cell office:value-type="float" office:value="14200">
            <text:p>14200</text:p>
          </table:table-cell>
          <table:table-cell office:value-type="float" office:value="70.8366">
            <text:p>70.8366</text:p>
          </table:table-cell>
          <table:table-cell office:value-type="float" office:value="747.172">
            <text:p>747.172</text:p>
          </table:table-cell>
          <table:table-cell office:value-type="float" office:value="99.39">
            <text:p>99.39</text:p>
          </table:table-cell>
          <table:table-cell table:number-columns-repeated="8"/>
          <table:table-cell office:value-type="float" office:value="63">
            <text:p>63</text:p>
          </table:table-cell>
          <table:table-cell office:value-type="float" office:value="22.6227">
            <text:p>22.6227</text:p>
          </table:table-cell>
          <table:table-cell office:value-type="float" office:value="23.2674">
            <text:p>23.2674</text:p>
          </table:table-cell>
          <table:table-cell/>
          <table:table-cell office:value-type="float" office:value="63">
            <text:p>63</text:p>
          </table:table-cell>
          <table:table-cell office:value-type="float" office:value="22.6227">
            <text:p>22.6227</text:p>
          </table:table-cell>
          <table:table-cell office:value-type="float" office:value="23">
            <text:p>23</text:p>
          </table:table-cell>
          <table:table-cell/>
          <table:table-cell office:value-type="float" office:value="63">
            <text:p>63</text:p>
          </table:table-cell>
          <table:table-cell office:value-type="float" office:value="22.6227">
            <text:p>22.6227</text:p>
          </table:table-cell>
          <table:table-cell office:value-type="float" office:value="22.1707">
            <text:p>22.1707</text:p>
          </table:table-cell>
        </table:table-row>
        <table:table-row table:style-name="ro1">
          <table:table-cell office:value-type="float" office:value="14400">
            <text:p>14400</text:p>
          </table:table-cell>
          <table:table-cell office:value-type="float" office:value="70.8366">
            <text:p>70.8366</text:p>
          </table:table-cell>
          <table:table-cell office:value-type="float" office:value="98.0097">
            <text:p>98.0097</text:p>
          </table:table-cell>
          <table:table-cell office:value-type="float" office:value="100.73">
            <text:p>100.73</text:p>
          </table:table-cell>
          <table:table-cell table:number-columns-repeated="8"/>
          <table:table-cell office:value-type="float" office:value="64">
            <text:p>64</text:p>
          </table:table-cell>
          <table:table-cell office:value-type="float" office:value="20.3171">
            <text:p>20.3171</text:p>
          </table:table-cell>
          <table:table-cell office:value-type="float" office:value="24.2674">
            <text:p>24.2674</text:p>
          </table:table-cell>
          <table:table-cell/>
          <table:table-cell office:value-type="float" office:value="64">
            <text:p>64</text:p>
          </table:table-cell>
          <table:table-cell office:value-type="float" office:value="20.3171">
            <text:p>20.3171</text:p>
          </table:table-cell>
          <table:table-cell office:value-type="float" office:value="24">
            <text:p>24</text:p>
          </table:table-cell>
          <table:table-cell/>
          <table:table-cell office:value-type="float" office:value="64">
            <text:p>64</text:p>
          </table:table-cell>
          <table:table-cell office:value-type="float" office:value="20.3171">
            <text:p>20.3171</text:p>
          </table:table-cell>
          <table:table-cell office:value-type="float" office:value="23.1346">
            <text:p>23.1346</text:p>
          </table:table-cell>
        </table:table-row>
        <table:table-row table:style-name="ro1">
          <table:table-cell office:value-type="float" office:value="14600">
            <text:p>14600</text:p>
          </table:table-cell>
          <table:table-cell office:value-type="float" office:value="70.8366">
            <text:p>70.8366</text:p>
          </table:table-cell>
          <table:table-cell office:value-type="float" office:value="74.14">
            <text:p>74.14</text:p>
          </table:table-cell>
          <table:table-cell office:value-type="float" office:value="101.28">
            <text:p>101.28</text:p>
          </table:table-cell>
          <table:table-cell table:number-columns-repeated="8"/>
          <table:table-cell office:value-type="float" office:value="65">
            <text:p>65</text:p>
          </table:table-cell>
          <table:table-cell office:value-type="float" office:value="24.6684">
            <text:p>24.6684</text:p>
          </table:table-cell>
          <table:table-cell office:value-type="float" office:value="25.2674">
            <text:p>25.2674</text:p>
          </table:table-cell>
          <table:table-cell/>
          <table:table-cell office:value-type="float" office:value="65">
            <text:p>65</text:p>
          </table:table-cell>
          <table:table-cell office:value-type="float" office:value="24.6684">
            <text:p>24.6684</text:p>
          </table:table-cell>
          <table:table-cell office:value-type="float" office:value="25">
            <text:p>25</text:p>
          </table:table-cell>
          <table:table-cell/>
          <table:table-cell office:value-type="float" office:value="65">
            <text:p>65</text:p>
          </table:table-cell>
          <table:table-cell office:value-type="float" office:value="24.6684">
            <text:p>24.6684</text:p>
          </table:table-cell>
          <table:table-cell office:value-type="float" office:value="24.0986">
            <text:p>24.0986</text:p>
          </table:table-cell>
        </table:table-row>
        <table:table-row table:style-name="ro1">
          <table:table-cell office:value-type="float" office:value="14800">
            <text:p>14800</text:p>
          </table:table-cell>
          <table:table-cell office:value-type="float" office:value="70.8366">
            <text:p>70.8366</text:p>
          </table:table-cell>
          <table:table-cell office:value-type="float" office:value="75.7579">
            <text:p>75.7579</text:p>
          </table:table-cell>
          <table:table-cell office:value-type="float" office:value="102.29">
            <text:p>102.29</text:p>
          </table:table-cell>
          <table:table-cell table:number-columns-repeated="8"/>
          <table:table-cell office:value-type="float" office:value="66">
            <text:p>66</text:p>
          </table:table-cell>
          <table:table-cell office:value-type="float" office:value="28.1008">
            <text:p>28.1008</text:p>
          </table:table-cell>
          <table:table-cell office:value-type="float" office:value="26.2674">
            <text:p>26.2674</text:p>
          </table:table-cell>
          <table:table-cell/>
          <table:table-cell office:value-type="float" office:value="66">
            <text:p>66</text:p>
          </table:table-cell>
          <table:table-cell office:value-type="float" office:value="28.1008">
            <text:p>28.1008</text:p>
          </table:table-cell>
          <table:table-cell office:value-type="float" office:value="26">
            <text:p>26</text:p>
          </table:table-cell>
          <table:table-cell/>
          <table:table-cell office:value-type="float" office:value="66">
            <text:p>66</text:p>
          </table:table-cell>
          <table:table-cell office:value-type="float" office:value="28.1008">
            <text:p>28.1008</text:p>
          </table:table-cell>
          <table:table-cell office:value-type="float" office:value="25.0625">
            <text:p>25.0625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70.5243">
            <text:p>70.5243</text:p>
          </table:table-cell>
          <table:table-cell office:value-type="float" office:value="995.174">
            <text:p>995.174</text:p>
          </table:table-cell>
          <table:table-cell office:value-type="float" office:value="103.4">
            <text:p>103.4</text:p>
          </table:table-cell>
          <table:table-cell table:number-columns-repeated="8"/>
          <table:table-cell office:value-type="float" office:value="67">
            <text:p>67</text:p>
          </table:table-cell>
          <table:table-cell office:value-type="float" office:value="31.0189">
            <text:p>31.0189</text:p>
          </table:table-cell>
          <table:table-cell office:value-type="float" office:value="27.2674">
            <text:p>27.2674</text:p>
          </table:table-cell>
          <table:table-cell/>
          <table:table-cell office:value-type="float" office:value="67">
            <text:p>67</text:p>
          </table:table-cell>
          <table:table-cell office:value-type="float" office:value="31.0189">
            <text:p>31.0189</text:p>
          </table:table-cell>
          <table:table-cell office:value-type="float" office:value="27">
            <text:p>27</text:p>
          </table:table-cell>
          <table:table-cell/>
          <table:table-cell office:value-type="float" office:value="67">
            <text:p>67</text:p>
          </table:table-cell>
          <table:table-cell office:value-type="float" office:value="31.0189">
            <text:p>31.0189</text:p>
          </table:table-cell>
          <table:table-cell office:value-type="float" office:value="26.0265">
            <text:p>26.0265</text:p>
          </table:table-cell>
        </table:table-row>
        <table:table-row table:style-name="ro1">
          <table:table-cell office:value-type="float" office:value="15200">
            <text:p>15200</text:p>
          </table:table-cell>
          <table:table-cell office:value-type="float" office:value="70.5243">
            <text:p>70.5243</text:p>
          </table:table-cell>
          <table:table-cell office:value-type="float" office:value="72.902">
            <text:p>72.902</text:p>
          </table:table-cell>
          <table:table-cell office:value-type="float" office:value="103.99">
            <text:p>103.99</text:p>
          </table:table-cell>
          <table:table-cell table:number-columns-repeated="8"/>
          <table:table-cell office:value-type="float" office:value="68">
            <text:p>68</text:p>
          </table:table-cell>
          <table:table-cell office:value-type="float" office:value="27.953">
            <text:p>27.953</text:p>
          </table:table-cell>
          <table:table-cell office:value-type="float" office:value="28.2674">
            <text:p>28.2674</text:p>
          </table:table-cell>
          <table:table-cell/>
          <table:table-cell office:value-type="float" office:value="68">
            <text:p>68</text:p>
          </table:table-cell>
          <table:table-cell office:value-type="float" office:value="27.953">
            <text:p>27.953</text:p>
          </table:table-cell>
          <table:table-cell office:value-type="float" office:value="28">
            <text:p>28</text:p>
          </table:table-cell>
          <table:table-cell/>
          <table:table-cell office:value-type="float" office:value="68">
            <text:p>68</text:p>
          </table:table-cell>
          <table:table-cell office:value-type="float" office:value="27.953">
            <text:p>27.953</text:p>
          </table:table-cell>
          <table:table-cell office:value-type="float" office:value="26.9904">
            <text:p>26.9904</text:p>
          </table:table-cell>
        </table:table-row>
        <table:table-row table:style-name="ro1">
          <table:table-cell office:value-type="float" office:value="15400">
            <text:p>15400</text:p>
          </table:table-cell>
          <table:table-cell office:value-type="float" office:value="69.8495">
            <text:p>69.8495</text:p>
          </table:table-cell>
          <table:table-cell office:value-type="float" office:value="72.4098">
            <text:p>72.4098</text:p>
          </table:table-cell>
          <table:table-cell office:value-type="float" office:value="102.91">
            <text:p>102.91</text:p>
          </table:table-cell>
          <table:table-cell table:number-columns-repeated="8"/>
          <table:table-cell office:value-type="float" office:value="69">
            <text:p>69</text:p>
          </table:table-cell>
          <table:table-cell office:value-type="float" office:value="28.6745">
            <text:p>28.6745</text:p>
          </table:table-cell>
          <table:table-cell office:value-type="float" office:value="29.2674">
            <text:p>29.2674</text:p>
          </table:table-cell>
          <table:table-cell/>
          <table:table-cell office:value-type="float" office:value="69">
            <text:p>69</text:p>
          </table:table-cell>
          <table:table-cell office:value-type="float" office:value="28.6745">
            <text:p>28.6745</text:p>
          </table:table-cell>
          <table:table-cell office:value-type="float" office:value="29">
            <text:p>29</text:p>
          </table:table-cell>
          <table:table-cell/>
          <table:table-cell office:value-type="float" office:value="69">
            <text:p>69</text:p>
          </table:table-cell>
          <table:table-cell office:value-type="float" office:value="28.6745">
            <text:p>28.6745</text:p>
          </table:table-cell>
          <table:table-cell office:value-type="float" office:value="27.9543">
            <text:p>27.9543</text:p>
          </table:table-cell>
        </table:table-row>
        <table:table-row table:style-name="ro1">
          <table:table-cell office:value-type="float" office:value="15600">
            <text:p>15600</text:p>
          </table:table-cell>
          <table:table-cell office:value-type="float" office:value="69.8495">
            <text:p>69.8495</text:p>
          </table:table-cell>
          <table:table-cell office:value-type="float" office:value="72.6698">
            <text:p>72.6698</text:p>
          </table:table-cell>
          <table:table-cell office:value-type="float" office:value="102.18">
            <text:p>102.18</text:p>
          </table:table-cell>
          <table:table-cell table:number-columns-repeated="8"/>
          <table:table-cell office:value-type="float" office:value="70">
            <text:p>70</text:p>
          </table:table-cell>
          <table:table-cell office:value-type="float" office:value="35.2514">
            <text:p>35.2514</text:p>
          </table:table-cell>
          <table:table-cell office:value-type="float" office:value="30.2674">
            <text:p>30.2674</text:p>
          </table:table-cell>
          <table:table-cell/>
          <table:table-cell office:value-type="float" office:value="70">
            <text:p>70</text:p>
          </table:table-cell>
          <table:table-cell office:value-type="float" office:value="35.2514">
            <text:p>35.2514</text:p>
          </table:table-cell>
          <table:table-cell office:value-type="float" office:value="30">
            <text:p>30</text:p>
          </table:table-cell>
          <table:table-cell/>
          <table:table-cell office:value-type="float" office:value="70">
            <text:p>70</text:p>
          </table:table-cell>
          <table:table-cell office:value-type="float" office:value="35.2514">
            <text:p>35.2514</text:p>
          </table:table-cell>
          <table:table-cell office:value-type="float" office:value="28.9183">
            <text:p>28.9183</text:p>
          </table:table-cell>
        </table:table-row>
        <table:table-row table:style-name="ro1">
          <table:table-cell office:value-type="float" office:value="15800">
            <text:p>15800</text:p>
          </table:table-cell>
          <table:table-cell office:value-type="float" office:value="69.8495">
            <text:p>69.8495</text:p>
          </table:table-cell>
          <table:table-cell office:value-type="float" office:value="73.5506">
            <text:p>73.5506</text:p>
          </table:table-cell>
          <table:table-cell office:value-type="float" office:value="100.88">
            <text:p>100.88</text:p>
          </table:table-cell>
          <table:table-cell table:number-columns-repeated="8"/>
          <table:table-cell office:value-type="float" office:value="71">
            <text:p>71</text:p>
          </table:table-cell>
          <table:table-cell office:value-type="float" office:value="31.0323">
            <text:p>31.0323</text:p>
          </table:table-cell>
          <table:table-cell office:value-type="float" office:value="31.2674">
            <text:p>31.2674</text:p>
          </table:table-cell>
          <table:table-cell/>
          <table:table-cell office:value-type="float" office:value="71">
            <text:p>71</text:p>
          </table:table-cell>
          <table:table-cell office:value-type="float" office:value="31.0323">
            <text:p>31.0323</text:p>
          </table:table-cell>
          <table:table-cell office:value-type="float" office:value="31">
            <text:p>31</text:p>
          </table:table-cell>
          <table:table-cell/>
          <table:table-cell office:value-type="float" office:value="71">
            <text:p>71</text:p>
          </table:table-cell>
          <table:table-cell office:value-type="float" office:value="31.0323">
            <text:p>31.0323</text:p>
          </table:table-cell>
          <table:table-cell office:value-type="float" office:value="29.8822">
            <text:p>29.8822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69.7784">
            <text:p>69.7784</text:p>
          </table:table-cell>
          <table:table-cell office:value-type="float" office:value="77.9898">
            <text:p>77.9898</text:p>
          </table:table-cell>
          <table:table-cell office:value-type="float" office:value="98.84">
            <text:p>98.84</text:p>
          </table:table-cell>
          <table:table-cell table:number-columns-repeated="8"/>
          <table:table-cell office:value-type="float" office:value="72">
            <text:p>72</text:p>
          </table:table-cell>
          <table:table-cell office:value-type="float" office:value="29.5605">
            <text:p>29.5605</text:p>
          </table:table-cell>
          <table:table-cell office:value-type="float" office:value="32.2674">
            <text:p>32.2674</text:p>
          </table:table-cell>
          <table:table-cell/>
          <table:table-cell office:value-type="float" office:value="72">
            <text:p>72</text:p>
          </table:table-cell>
          <table:table-cell office:value-type="float" office:value="29.5605">
            <text:p>29.5605</text:p>
          </table:table-cell>
          <table:table-cell office:value-type="float" office:value="32">
            <text:p>32</text:p>
          </table:table-cell>
          <table:table-cell/>
          <table:table-cell office:value-type="float" office:value="72">
            <text:p>72</text:p>
          </table:table-cell>
          <table:table-cell office:value-type="float" office:value="29.5605">
            <text:p>29.5605</text:p>
          </table:table-cell>
          <table:table-cell office:value-type="float" office:value="30.8462">
            <text:p>30.8462</text:p>
          </table:table-cell>
        </table:table-row>
        <table:table-row table:style-name="ro1">
          <table:table-cell office:value-type="float" office:value="16200">
            <text:p>16200</text:p>
          </table:table-cell>
          <table:table-cell office:value-type="float" office:value="69.7784">
            <text:p>69.7784</text:p>
          </table:table-cell>
          <table:table-cell office:value-type="float" office:value="105.728">
            <text:p>105.728</text:p>
          </table:table-cell>
          <table:table-cell office:value-type="float" office:value="96.49">
            <text:p>96.49</text:p>
          </table:table-cell>
          <table:table-cell table:number-columns-repeated="8"/>
          <table:table-cell office:value-type="float" office:value="73">
            <text:p>73</text:p>
          </table:table-cell>
          <table:table-cell office:value-type="float" office:value="34.4411">
            <text:p>34.4411</text:p>
          </table:table-cell>
          <table:table-cell office:value-type="float" office:value="33.2674">
            <text:p>33.2674</text:p>
          </table:table-cell>
          <table:table-cell/>
          <table:table-cell office:value-type="float" office:value="73">
            <text:p>73</text:p>
          </table:table-cell>
          <table:table-cell office:value-type="float" office:value="34.4411">
            <text:p>34.4411</text:p>
          </table:table-cell>
          <table:table-cell office:value-type="float" office:value="33">
            <text:p>33</text:p>
          </table:table-cell>
          <table:table-cell/>
          <table:table-cell office:value-type="float" office:value="73">
            <text:p>73</text:p>
          </table:table-cell>
          <table:table-cell office:value-type="float" office:value="34.4411">
            <text:p>34.4411</text:p>
          </table:table-cell>
          <table:table-cell office:value-type="float" office:value="31.8101">
            <text:p>31.8101</text:p>
          </table:table-cell>
        </table:table-row>
        <table:table-row table:style-name="ro1">
          <table:table-cell office:value-type="float" office:value="16400">
            <text:p>16400</text:p>
          </table:table-cell>
          <table:table-cell office:value-type="float" office:value="69.7784">
            <text:p>69.7784</text:p>
          </table:table-cell>
          <table:table-cell office:value-type="float" office:value="71.7484">
            <text:p>71.7484</text:p>
          </table:table-cell>
          <table:table-cell office:value-type="float" office:value="95.25">
            <text:p>95.25</text:p>
          </table:table-cell>
          <table:table-cell table:number-columns-repeated="8"/>
          <table:table-cell office:value-type="float" office:value="74">
            <text:p>74</text:p>
          </table:table-cell>
          <table:table-cell office:value-type="float" office:value="31.193">
            <text:p>31.193</text:p>
          </table:table-cell>
          <table:table-cell office:value-type="float" office:value="34.2674">
            <text:p>34.2674</text:p>
          </table:table-cell>
          <table:table-cell/>
          <table:table-cell office:value-type="float" office:value="74">
            <text:p>74</text:p>
          </table:table-cell>
          <table:table-cell office:value-type="float" office:value="31.193">
            <text:p>31.193</text:p>
          </table:table-cell>
          <table:table-cell office:value-type="float" office:value="34">
            <text:p>34</text:p>
          </table:table-cell>
          <table:table-cell/>
          <table:table-cell office:value-type="float" office:value="74">
            <text:p>74</text:p>
          </table:table-cell>
          <table:table-cell office:value-type="float" office:value="31.193">
            <text:p>31.193</text:p>
          </table:table-cell>
          <table:table-cell office:value-type="float" office:value="32.7741">
            <text:p>32.7741</text:p>
          </table:table-cell>
        </table:table-row>
        <table:table-row table:style-name="ro1">
          <table:table-cell office:value-type="float" office:value="16600">
            <text:p>16600</text:p>
          </table:table-cell>
          <table:table-cell office:value-type="float" office:value="69.6348">
            <text:p>69.6348</text:p>
          </table:table-cell>
          <table:table-cell office:value-type="float" office:value="191.339">
            <text:p>191.339</text:p>
          </table:table-cell>
          <table:table-cell office:value-type="float" office:value="95.24">
            <text:p>95.24</text:p>
          </table:table-cell>
          <table:table-cell table:number-columns-repeated="8"/>
          <table:table-cell office:value-type="float" office:value="75">
            <text:p>75</text:p>
          </table:table-cell>
          <table:table-cell office:value-type="float" office:value="35.1219">
            <text:p>35.1219</text:p>
          </table:table-cell>
          <table:table-cell office:value-type="float" office:value="35.2674">
            <text:p>35.2674</text:p>
          </table:table-cell>
          <table:table-cell/>
          <table:table-cell office:value-type="float" office:value="75">
            <text:p>75</text:p>
          </table:table-cell>
          <table:table-cell office:value-type="float" office:value="35.1219">
            <text:p>35.1219</text:p>
          </table:table-cell>
          <table:table-cell office:value-type="float" office:value="35">
            <text:p>35</text:p>
          </table:table-cell>
          <table:table-cell/>
          <table:table-cell office:value-type="float" office:value="75">
            <text:p>75</text:p>
          </table:table-cell>
          <table:table-cell office:value-type="float" office:value="35.1219">
            <text:p>35.1219</text:p>
          </table:table-cell>
          <table:table-cell office:value-type="float" office:value="33.738">
            <text:p>33.738</text:p>
          </table:table-cell>
        </table:table-row>
        <table:table-row table:style-name="ro1">
          <table:table-cell office:value-type="float" office:value="16800">
            <text:p>16800</text:p>
          </table:table-cell>
          <table:table-cell office:value-type="float" office:value="69.6348">
            <text:p>69.6348</text:p>
          </table:table-cell>
          <table:table-cell office:value-type="float" office:value="74.4636">
            <text:p>74.4636</text:p>
          </table:table-cell>
          <table:table-cell office:value-type="float" office:value="94.87">
            <text:p>94.87</text:p>
          </table:table-cell>
          <table:table-cell table:number-columns-repeated="8"/>
          <table:table-cell office:value-type="float" office:value="76">
            <text:p>76</text:p>
          </table:table-cell>
          <table:table-cell office:value-type="float" office:value="36.2451">
            <text:p>36.2451</text:p>
          </table:table-cell>
          <table:table-cell office:value-type="float" office:value="36.2674">
            <text:p>36.2674</text:p>
          </table:table-cell>
          <table:table-cell/>
          <table:table-cell office:value-type="float" office:value="76">
            <text:p>76</text:p>
          </table:table-cell>
          <table:table-cell office:value-type="float" office:value="36.2451">
            <text:p>36.2451</text:p>
          </table:table-cell>
          <table:table-cell office:value-type="float" office:value="36">
            <text:p>36</text:p>
          </table:table-cell>
          <table:table-cell/>
          <table:table-cell office:value-type="float" office:value="76">
            <text:p>76</text:p>
          </table:table-cell>
          <table:table-cell office:value-type="float" office:value="36.2451">
            <text:p>36.2451</text:p>
          </table:table-cell>
          <table:table-cell office:value-type="float" office:value="34.7019">
            <text:p>34.7019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69.6348">
            <text:p>69.6348</text:p>
          </table:table-cell>
          <table:table-cell office:value-type="float" office:value="218.293">
            <text:p>218.293</text:p>
          </table:table-cell>
          <table:table-cell office:value-type="float" office:value="94.91">
            <text:p>94.91</text:p>
          </table:table-cell>
          <table:table-cell table:number-columns-repeated="8"/>
          <table:table-cell office:value-type="float" office:value="77">
            <text:p>77</text:p>
          </table:table-cell>
          <table:table-cell office:value-type="float" office:value="31.2876">
            <text:p>31.2876</text:p>
          </table:table-cell>
          <table:table-cell office:value-type="float" office:value="37.2674">
            <text:p>37.2674</text:p>
          </table:table-cell>
          <table:table-cell/>
          <table:table-cell office:value-type="float" office:value="77">
            <text:p>77</text:p>
          </table:table-cell>
          <table:table-cell office:value-type="float" office:value="31.2876">
            <text:p>31.2876</text:p>
          </table:table-cell>
          <table:table-cell office:value-type="float" office:value="37">
            <text:p>37</text:p>
          </table:table-cell>
          <table:table-cell/>
          <table:table-cell office:value-type="float" office:value="77">
            <text:p>77</text:p>
          </table:table-cell>
          <table:table-cell office:value-type="float" office:value="31.2876">
            <text:p>31.2876</text:p>
          </table:table-cell>
          <table:table-cell office:value-type="float" office:value="35.6659">
            <text:p>35.6659</text:p>
          </table:table-cell>
        </table:table-row>
        <table:table-row table:style-name="ro1">
          <table:table-cell office:value-type="float" office:value="17200">
            <text:p>17200</text:p>
          </table:table-cell>
          <table:table-cell office:value-type="float" office:value="69.6348">
            <text:p>69.6348</text:p>
          </table:table-cell>
          <table:table-cell office:value-type="float" office:value="89.1788">
            <text:p>89.1788</text:p>
          </table:table-cell>
          <table:table-cell office:value-type="float" office:value="95.44">
            <text:p>95.44</text:p>
          </table:table-cell>
          <table:table-cell table:number-columns-repeated="8"/>
          <table:table-cell office:value-type="float" office:value="78">
            <text:p>78</text:p>
          </table:table-cell>
          <table:table-cell office:value-type="float" office:value="34.7494">
            <text:p>34.7494</text:p>
          </table:table-cell>
          <table:table-cell office:value-type="float" office:value="38.2674">
            <text:p>38.2674</text:p>
          </table:table-cell>
          <table:table-cell/>
          <table:table-cell office:value-type="float" office:value="78">
            <text:p>78</text:p>
          </table:table-cell>
          <table:table-cell office:value-type="float" office:value="34.7494">
            <text:p>34.7494</text:p>
          </table:table-cell>
          <table:table-cell office:value-type="float" office:value="38">
            <text:p>38</text:p>
          </table:table-cell>
          <table:table-cell/>
          <table:table-cell office:value-type="float" office:value="78">
            <text:p>78</text:p>
          </table:table-cell>
          <table:table-cell office:value-type="float" office:value="34.7494">
            <text:p>34.7494</text:p>
          </table:table-cell>
          <table:table-cell office:value-type="float" office:value="36.6298">
            <text:p>36.6298</text:p>
          </table:table-cell>
        </table:table-row>
        <table:table-row table:style-name="ro1">
          <table:table-cell office:value-type="float" office:value="17400">
            <text:p>17400</text:p>
          </table:table-cell>
          <table:table-cell office:value-type="float" office:value="69.5981">
            <text:p>69.5981</text:p>
          </table:table-cell>
          <table:table-cell office:value-type="float" office:value="78.0091">
            <text:p>78.0091</text:p>
          </table:table-cell>
          <table:table-cell office:value-type="float" office:value="96.26">
            <text:p>96.26</text:p>
          </table:table-cell>
          <table:table-cell table:number-columns-repeated="8"/>
          <table:table-cell office:value-type="float" office:value="79">
            <text:p>79</text:p>
          </table:table-cell>
          <table:table-cell office:value-type="float" office:value="44.0277">
            <text:p>44.0277</text:p>
          </table:table-cell>
          <table:table-cell office:value-type="float" office:value="39.2674">
            <text:p>39.2674</text:p>
          </table:table-cell>
          <table:table-cell/>
          <table:table-cell office:value-type="float" office:value="79">
            <text:p>79</text:p>
          </table:table-cell>
          <table:table-cell office:value-type="float" office:value="44.0277">
            <text:p>44.0277</text:p>
          </table:table-cell>
          <table:table-cell office:value-type="float" office:value="39">
            <text:p>39</text:p>
          </table:table-cell>
          <table:table-cell/>
          <table:table-cell office:value-type="float" office:value="79">
            <text:p>79</text:p>
          </table:table-cell>
          <table:table-cell office:value-type="float" office:value="44.0277">
            <text:p>44.0277</text:p>
          </table:table-cell>
          <table:table-cell office:value-type="float" office:value="37.5938">
            <text:p>37.5938</text:p>
          </table:table-cell>
        </table:table-row>
        <table:table-row table:style-name="ro1">
          <table:table-cell office:value-type="float" office:value="17600">
            <text:p>17600</text:p>
          </table:table-cell>
          <table:table-cell office:value-type="float" office:value="69.3287">
            <text:p>69.3287</text:p>
          </table:table-cell>
          <table:table-cell office:value-type="float" office:value="72.1089">
            <text:p>72.1089</text:p>
          </table:table-cell>
          <table:table-cell office:value-type="float" office:value="96.78">
            <text:p>96.78</text:p>
          </table:table-cell>
          <table:table-cell table:number-columns-repeated="8"/>
          <table:table-cell office:value-type="float" office:value="80">
            <text:p>80</text:p>
          </table:table-cell>
          <table:table-cell office:value-type="float" office:value="43.5647">
            <text:p>43.5647</text:p>
          </table:table-cell>
          <table:table-cell office:value-type="float" office:value="40.2674">
            <text:p>40.2674</text:p>
          </table:table-cell>
          <table:table-cell/>
          <table:table-cell office:value-type="float" office:value="80">
            <text:p>80</text:p>
          </table:table-cell>
          <table:table-cell office:value-type="float" office:value="43.5647">
            <text:p>43.5647</text:p>
          </table:table-cell>
          <table:table-cell office:value-type="float" office:value="40">
            <text:p>40</text:p>
          </table:table-cell>
          <table:table-cell/>
          <table:table-cell office:value-type="float" office:value="80">
            <text:p>80</text:p>
          </table:table-cell>
          <table:table-cell office:value-type="float" office:value="43.5647">
            <text:p>43.5647</text:p>
          </table:table-cell>
          <table:table-cell office:value-type="float" office:value="38.5577">
            <text:p>38.5577</text:p>
          </table:table-cell>
        </table:table-row>
        <table:table-row table:style-name="ro1">
          <table:table-cell office:value-type="float" office:value="17800">
            <text:p>17800</text:p>
          </table:table-cell>
          <table:table-cell office:value-type="float" office:value="69.3287">
            <text:p>69.3287</text:p>
          </table:table-cell>
          <table:table-cell office:value-type="float" office:value="71.8553">
            <text:p>71.8553</text:p>
          </table:table-cell>
          <table:table-cell office:value-type="float" office:value="97.82">
            <text:p>97.82</text:p>
          </table:table-cell>
          <table:table-cell table:number-columns-repeated="19"/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69.3009">
            <text:p>69.3009</text:p>
          </table:table-cell>
          <table:table-cell office:value-type="float" office:value="71.85">
            <text:p>71.85</text:p>
          </table:table-cell>
          <table:table-cell office:value-type="float" office:value="99.12">
            <text:p>99.12</text:p>
          </table:table-cell>
          <table:table-cell table:number-columns-repeated="19"/>
        </table:table-row>
        <table:table-row table:style-name="ro1">
          <table:table-cell office:value-type="float" office:value="18200">
            <text:p>18200</text:p>
          </table:table-cell>
          <table:table-cell office:value-type="float" office:value="69.3009">
            <text:p>69.3009</text:p>
          </table:table-cell>
          <table:table-cell office:value-type="float" office:value="201.846">
            <text:p>201.846</text:p>
          </table:table-cell>
          <table:table-cell office:value-type="float" office:value="99.66">
            <text:p>99.66</text:p>
          </table:table-cell>
          <table:table-cell table:number-columns-repeated="19"/>
        </table:table-row>
        <table:table-row table:style-name="ro1">
          <table:table-cell office:value-type="float" office:value="18400">
            <text:p>18400</text:p>
          </table:table-cell>
          <table:table-cell office:value-type="float" office:value="69.3009">
            <text:p>69.3009</text:p>
          </table:table-cell>
          <table:table-cell office:value-type="float" office:value="1406.17">
            <text:p>1406.17</text:p>
          </table:table-cell>
          <table:table-cell office:value-type="float" office:value="99.55">
            <text:p>99.55</text:p>
          </table:table-cell>
          <table:table-cell table:number-columns-repeated="19"/>
        </table:table-row>
        <table:table-row table:style-name="ro1">
          <table:table-cell office:value-type="float" office:value="18600">
            <text:p>18600</text:p>
          </table:table-cell>
          <table:table-cell office:value-type="float" office:value="69.3009">
            <text:p>69.3009</text:p>
          </table:table-cell>
          <table:table-cell office:value-type="float" office:value="72.7556">
            <text:p>72.7556</text:p>
          </table:table-cell>
          <table:table-cell office:value-type="float" office:value="99.39">
            <text:p>99.39</text:p>
          </table:table-cell>
          <table:table-cell table:number-columns-repeated="19"/>
        </table:table-row>
        <table:table-row table:style-name="ro1">
          <table:table-cell office:value-type="float" office:value="18800">
            <text:p>18800</text:p>
          </table:table-cell>
          <table:table-cell office:value-type="float" office:value="69.3009">
            <text:p>69.3009</text:p>
          </table:table-cell>
          <table:table-cell office:value-type="float" office:value="69.5048">
            <text:p>69.5048</text:p>
          </table:table-cell>
          <table:table-cell office:value-type="float" office:value="99.3">
            <text:p>99.3</text:p>
          </table:table-cell>
          <table:table-cell table:number-columns-repeated="19"/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69.3009">
            <text:p>69.3009</text:p>
          </table:table-cell>
          <table:table-cell office:value-type="float" office:value="94.031">
            <text:p>94.031</text:p>
          </table:table-cell>
          <table:table-cell office:value-type="float" office:value="98.84">
            <text:p>98.84</text:p>
          </table:table-cell>
          <table:table-cell table:number-columns-repeated="19"/>
        </table:table-row>
        <table:table-row table:style-name="ro1">
          <table:table-cell office:value-type="float" office:value="19200">
            <text:p>19200</text:p>
          </table:table-cell>
          <table:table-cell office:value-type="float" office:value="69.3004">
            <text:p>69.3004</text:p>
          </table:table-cell>
          <table:table-cell office:value-type="float" office:value="69.4383">
            <text:p>69.4383</text:p>
          </table:table-cell>
          <table:table-cell office:value-type="float" office:value="98.97">
            <text:p>98.97</text:p>
          </table:table-cell>
          <table:table-cell table:number-columns-repeated="19"/>
        </table:table-row>
        <table:table-row table:style-name="ro1">
          <table:table-cell office:value-type="float" office:value="19400">
            <text:p>19400</text:p>
          </table:table-cell>
          <table:table-cell office:value-type="float" office:value="69.3004">
            <text:p>69.3004</text:p>
          </table:table-cell>
          <table:table-cell office:value-type="float" office:value="119.227">
            <text:p>119.227</text:p>
          </table:table-cell>
          <table:table-cell office:value-type="float" office:value="98.91">
            <text:p>98.91</text:p>
          </table:table-cell>
          <table:table-cell table:number-columns-repeated="19"/>
        </table:table-row>
        <table:table-row table:style-name="ro1">
          <table:table-cell office:value-type="float" office:value="19600">
            <text:p>19600</text:p>
          </table:table-cell>
          <table:table-cell office:value-type="float" office:value="69.024">
            <text:p>69.024</text:p>
          </table:table-cell>
          <table:table-cell office:value-type="float" office:value="70.347">
            <text:p>70.347</text:p>
          </table:table-cell>
          <table:table-cell office:value-type="float" office:value="99.12">
            <text:p>99.12</text:p>
          </table:table-cell>
          <table:table-cell table:number-columns-repeated="19"/>
        </table:table-row>
        <table:table-row table:style-name="ro1">
          <table:table-cell office:value-type="float" office:value="19800">
            <text:p>19800</text:p>
          </table:table-cell>
          <table:table-cell office:value-type="float" office:value="69.024">
            <text:p>69.024</text:p>
          </table:table-cell>
          <table:table-cell office:value-type="float" office:value="73.5571">
            <text:p>73.5571</text:p>
          </table:table-cell>
          <table:table-cell office:value-type="float" office:value="99.27">
            <text:p>99.27</text:p>
          </table:table-cell>
          <table:table-cell table:number-columns-repeated="19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69.024">
            <text:p>69.024</text:p>
          </table:table-cell>
          <table:table-cell office:value-type="float" office:value="71.4418">
            <text:p>71.4418</text:p>
          </table:table-cell>
          <table:table-cell office:value-type="float" office:value="100.29">
            <text:p>100.29</text:p>
          </table:table-cell>
          <table:table-cell table:number-columns-repeated="19"/>
        </table:table-row>
        <table:table-row table:style-name="ro1">
          <table:table-cell office:value-type="float" office:value="20200">
            <text:p>20200</text:p>
          </table:table-cell>
          <table:table-cell office:value-type="float" office:value="69.024">
            <text:p>69.024</text:p>
          </table:table-cell>
          <table:table-cell office:value-type="float" office:value="70.5851">
            <text:p>70.5851</text:p>
          </table:table-cell>
          <table:table-cell office:value-type="float" office:value="101.48">
            <text:p>101.48</text:p>
          </table:table-cell>
          <table:table-cell table:number-columns-repeated="19"/>
        </table:table-row>
        <table:table-row table:style-name="ro1">
          <table:table-cell office:value-type="float" office:value="20400">
            <text:p>20400</text:p>
          </table:table-cell>
          <table:table-cell office:value-type="float" office:value="69.024">
            <text:p>69.024</text:p>
          </table:table-cell>
          <table:table-cell office:value-type="float" office:value="71.3437">
            <text:p>71.3437</text:p>
          </table:table-cell>
          <table:table-cell office:value-type="float" office:value="102.2">
            <text:p>102.2</text:p>
          </table:table-cell>
          <table:table-cell table:number-columns-repeated="19"/>
        </table:table-row>
        <table:table-row table:style-name="ro1">
          <table:table-cell office:value-type="float" office:value="20600">
            <text:p>20600</text:p>
          </table:table-cell>
          <table:table-cell office:value-type="float" office:value="68.9367">
            <text:p>68.9367</text:p>
          </table:table-cell>
          <table:table-cell office:value-type="float" office:value="70.6806">
            <text:p>70.6806</text:p>
          </table:table-cell>
          <table:table-cell office:value-type="float" office:value="102.95">
            <text:p>102.95</text:p>
          </table:table-cell>
          <table:table-cell table:number-columns-repeated="19"/>
        </table:table-row>
        <table:table-row table:style-name="ro1">
          <table:table-cell office:value-type="float" office:value="20800">
            <text:p>20800</text:p>
          </table:table-cell>
          <table:table-cell office:value-type="float" office:value="68.9367">
            <text:p>68.9367</text:p>
          </table:table-cell>
          <table:table-cell office:value-type="float" office:value="69.1008">
            <text:p>69.1008</text:p>
          </table:table-cell>
          <table:table-cell office:value-type="float" office:value="104.06">
            <text:p>104.06</text:p>
          </table:table-cell>
          <table:table-cell table:number-columns-repeated="19"/>
        </table:table-row>
        <table:table-row table:style-name="ro1">
          <table:table-cell office:value-type="float" office:value="21000">
            <text:p>21000</text:p>
          </table:table-cell>
          <table:table-cell office:value-type="float" office:value="68.8265">
            <text:p>68.8265</text:p>
          </table:table-cell>
          <table:table-cell office:value-type="float" office:value="70.8625">
            <text:p>70.8625</text:p>
          </table:table-cell>
          <table:table-cell office:value-type="float" office:value="103.99">
            <text:p>103.99</text:p>
          </table:table-cell>
          <table:table-cell table:number-columns-repeated="19"/>
        </table:table-row>
        <table:table-row table:style-name="ro1">
          <table:table-cell office:value-type="float" office:value="21200">
            <text:p>21200</text:p>
          </table:table-cell>
          <table:table-cell office:value-type="float" office:value="68.6541">
            <text:p>68.6541</text:p>
          </table:table-cell>
          <table:table-cell office:value-type="float" office:value="73.463">
            <text:p>73.463</text:p>
          </table:table-cell>
          <table:table-cell office:value-type="float" office:value="103.97">
            <text:p>103.97</text:p>
          </table:table-cell>
          <table:table-cell table:number-columns-repeated="19"/>
        </table:table-row>
        <table:table-row table:style-name="ro1">
          <table:table-cell office:value-type="float" office:value="21400">
            <text:p>21400</text:p>
          </table:table-cell>
          <table:table-cell office:value-type="float" office:value="68.6541">
            <text:p>68.6541</text:p>
          </table:table-cell>
          <table:table-cell office:value-type="float" office:value="5321.76">
            <text:p>5321.76</text:p>
          </table:table-cell>
          <table:table-cell office:value-type="float" office:value="104.01">
            <text:p>104.01</text:p>
          </table:table-cell>
          <table:table-cell table:number-columns-repeated="19"/>
        </table:table-row>
        <table:table-row table:style-name="ro1">
          <table:table-cell office:value-type="float" office:value="21600">
            <text:p>21600</text:p>
          </table:table-cell>
          <table:table-cell office:value-type="float" office:value="68.6541">
            <text:p>68.6541</text:p>
          </table:table-cell>
          <table:table-cell office:value-type="float" office:value="71.0795">
            <text:p>71.0795</text:p>
          </table:table-cell>
          <table:table-cell office:value-type="float" office:value="104.05">
            <text:p>104.05</text:p>
          </table:table-cell>
          <table:table-cell table:number-columns-repeated="19"/>
        </table:table-row>
        <table:table-row table:style-name="ro1">
          <table:table-cell office:value-type="float" office:value="21800">
            <text:p>21800</text:p>
          </table:table-cell>
          <table:table-cell office:value-type="float" office:value="68.5067">
            <text:p>68.5067</text:p>
          </table:table-cell>
          <table:table-cell office:value-type="float" office:value="192.813">
            <text:p>192.813</text:p>
          </table:table-cell>
          <table:table-cell office:value-type="float" office:value="104.06">
            <text:p>104.06</text:p>
          </table:table-cell>
          <table:table-cell table:number-columns-repeated="19"/>
        </table:table-row>
        <table:table-row table:style-name="ro1">
          <table:table-cell office:value-type="float" office:value="22000">
            <text:p>22000</text:p>
          </table:table-cell>
          <table:table-cell office:value-type="float" office:value="68.1807">
            <text:p>68.1807</text:p>
          </table:table-cell>
          <table:table-cell office:value-type="float" office:value="68.9049">
            <text:p>68.9049</text:p>
          </table:table-cell>
          <table:table-cell office:value-type="float" office:value="104.07">
            <text:p>104.07</text:p>
          </table:table-cell>
          <table:table-cell table:number-columns-repeated="19"/>
        </table:table-row>
        <table:table-row table:style-name="ro1">
          <table:table-cell office:value-type="float" office:value="22200">
            <text:p>22200</text:p>
          </table:table-cell>
          <table:table-cell office:value-type="float" office:value="68.1807">
            <text:p>68.1807</text:p>
          </table:table-cell>
          <table:table-cell office:value-type="float" office:value="69.1681">
            <text:p>69.1681</text:p>
          </table:table-cell>
          <table:table-cell office:value-type="float" office:value="104.1">
            <text:p>104.1</text:p>
          </table:table-cell>
          <table:table-cell table:number-columns-repeated="19"/>
        </table:table-row>
        <table:table-row table:style-name="ro1">
          <table:table-cell office:value-type="float" office:value="22400">
            <text:p>22400</text:p>
          </table:table-cell>
          <table:table-cell office:value-type="float" office:value="68.1807">
            <text:p>68.1807</text:p>
          </table:table-cell>
          <table:table-cell office:value-type="float" office:value="71.8927">
            <text:p>71.8927</text:p>
          </table:table-cell>
          <table:table-cell office:value-type="float" office:value="104.3">
            <text:p>104.3</text:p>
          </table:table-cell>
          <table:table-cell table:number-columns-repeated="19"/>
        </table:table-row>
        <table:table-row table:style-name="ro1">
          <table:table-cell office:value-type="float" office:value="22600">
            <text:p>22600</text:p>
          </table:table-cell>
          <table:table-cell office:value-type="float" office:value="68.1807">
            <text:p>68.1807</text:p>
          </table:table-cell>
          <table:table-cell office:value-type="float" office:value="70.9099">
            <text:p>70.9099</text:p>
          </table:table-cell>
          <table:table-cell office:value-type="float" office:value="104.64">
            <text:p>104.64</text:p>
          </table:table-cell>
          <table:table-cell table:number-columns-repeated="19"/>
        </table:table-row>
        <table:table-row table:style-name="ro1">
          <table:table-cell office:value-type="float" office:value="22800">
            <text:p>22800</text:p>
          </table:table-cell>
          <table:table-cell office:value-type="float" office:value="68.1807">
            <text:p>68.1807</text:p>
          </table:table-cell>
          <table:table-cell office:value-type="float" office:value="68.4895">
            <text:p>68.4895</text:p>
          </table:table-cell>
          <table:table-cell office:value-type="float" office:value="105">
            <text:p>105</text:p>
          </table:table-cell>
          <table:table-cell table:number-columns-repeated="19"/>
        </table:table-row>
        <table:table-row table:style-name="ro1">
          <table:table-cell office:value-type="float" office:value="23000">
            <text:p>23000</text:p>
          </table:table-cell>
          <table:table-cell office:value-type="float" office:value="68.0082">
            <text:p>68.0082</text:p>
          </table:table-cell>
          <table:table-cell office:value-type="float" office:value="72.4739">
            <text:p>72.4739</text:p>
          </table:table-cell>
          <table:table-cell office:value-type="float" office:value="106.6">
            <text:p>106.6</text:p>
          </table:table-cell>
          <table:table-cell table:number-columns-repeated="19"/>
        </table:table-row>
        <table:table-row table:style-name="ro1">
          <table:table-cell office:value-type="float" office:value="23200">
            <text:p>23200</text:p>
          </table:table-cell>
          <table:table-cell office:value-type="float" office:value="68.0082">
            <text:p>68.0082</text:p>
          </table:table-cell>
          <table:table-cell office:value-type="float" office:value="77.1948">
            <text:p>77.1948</text:p>
          </table:table-cell>
          <table:table-cell office:value-type="float" office:value="107.11">
            <text:p>107.11</text:p>
          </table:table-cell>
          <table:table-cell table:number-columns-repeated="19"/>
        </table:table-row>
        <table:table-row table:style-name="ro1">
          <table:table-cell office:value-type="float" office:value="23400">
            <text:p>23400</text:p>
          </table:table-cell>
          <table:table-cell office:value-type="float" office:value="68.0082">
            <text:p>68.0082</text:p>
          </table:table-cell>
          <table:table-cell office:value-type="float" office:value="78.8645">
            <text:p>78.8645</text:p>
          </table:table-cell>
          <table:table-cell office:value-type="float" office:value="107.88">
            <text:p>107.88</text:p>
          </table:table-cell>
          <table:table-cell table:number-columns-repeated="19"/>
        </table:table-row>
        <table:table-row table:style-name="ro1">
          <table:table-cell office:value-type="float" office:value="23600">
            <text:p>23600</text:p>
          </table:table-cell>
          <table:table-cell office:value-type="float" office:value="68.0082">
            <text:p>68.0082</text:p>
          </table:table-cell>
          <table:table-cell office:value-type="float" office:value="70.242">
            <text:p>70.242</text:p>
          </table:table-cell>
          <table:table-cell office:value-type="float" office:value="108.39">
            <text:p>108.39</text:p>
          </table:table-cell>
          <table:table-cell table:number-columns-repeated="19"/>
        </table:table-row>
        <table:table-row table:style-name="ro1">
          <table:table-cell office:value-type="float" office:value="23800">
            <text:p>23800</text:p>
          </table:table-cell>
          <table:table-cell office:value-type="float" office:value="68.0082">
            <text:p>68.0082</text:p>
          </table:table-cell>
          <table:table-cell office:value-type="float" office:value="76.3672">
            <text:p>76.3672</text:p>
          </table:table-cell>
          <table:table-cell office:value-type="float" office:value="109.18">
            <text:p>109.18</text:p>
          </table:table-cell>
          <table:table-cell table:number-columns-repeated="19"/>
        </table:table-row>
        <table:table-row table:style-name="ro1">
          <table:table-cell office:value-type="float" office:value="24000">
            <text:p>24000</text:p>
          </table:table-cell>
          <table:table-cell office:value-type="float" office:value="67.8386">
            <text:p>67.8386</text:p>
          </table:table-cell>
          <table:table-cell office:value-type="float" office:value="72.2834">
            <text:p>72.2834</text:p>
          </table:table-cell>
          <table:table-cell office:value-type="float" office:value="109.11">
            <text:p>109.11</text:p>
          </table:table-cell>
          <table:table-cell table:number-columns-repeated="19"/>
        </table:table-row>
        <table:table-row table:style-name="ro1">
          <table:table-cell office:value-type="float" office:value="24200">
            <text:p>24200</text:p>
          </table:table-cell>
          <table:table-cell office:value-type="float" office:value="67.8386">
            <text:p>67.8386</text:p>
          </table:table-cell>
          <table:table-cell office:value-type="float" office:value="73.18">
            <text:p>73.18</text:p>
          </table:table-cell>
          <table:table-cell office:value-type="float" office:value="109.15">
            <text:p>109.15</text:p>
          </table:table-cell>
          <table:table-cell table:number-columns-repeated="19"/>
        </table:table-row>
        <table:table-row table:style-name="ro1">
          <table:table-cell office:value-type="float" office:value="24400">
            <text:p>24400</text:p>
          </table:table-cell>
          <table:table-cell office:value-type="float" office:value="67.8386">
            <text:p>67.8386</text:p>
          </table:table-cell>
          <table:table-cell office:value-type="float" office:value="70.4204">
            <text:p>70.4204</text:p>
          </table:table-cell>
          <table:table-cell office:value-type="float" office:value="109.15">
            <text:p>109.15</text:p>
          </table:table-cell>
          <table:table-cell table:number-columns-repeated="19"/>
        </table:table-row>
        <table:table-row table:style-name="ro1">
          <table:table-cell office:value-type="float" office:value="24600">
            <text:p>24600</text:p>
          </table:table-cell>
          <table:table-cell office:value-type="float" office:value="67.8386">
            <text:p>67.8386</text:p>
          </table:table-cell>
          <table:table-cell office:value-type="float" office:value="70.7095">
            <text:p>70.7095</text:p>
          </table:table-cell>
          <table:table-cell office:value-type="float" office:value="109.12">
            <text:p>109.12</text:p>
          </table:table-cell>
          <table:table-cell table:number-columns-repeated="19"/>
        </table:table-row>
        <table:table-row table:style-name="ro1">
          <table:table-cell office:value-type="float" office:value="24800">
            <text:p>24800</text:p>
          </table:table-cell>
          <table:table-cell office:value-type="float" office:value="67.8386">
            <text:p>67.8386</text:p>
          </table:table-cell>
          <table:table-cell office:value-type="float" office:value="68.0235">
            <text:p>68.0235</text:p>
          </table:table-cell>
          <table:table-cell office:value-type="float" office:value="109.15">
            <text:p>109.15</text:p>
          </table:table-cell>
          <table:table-cell table:number-columns-repeated="19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67.8386">
            <text:p>67.8386</text:p>
          </table:table-cell>
          <table:table-cell office:value-type="float" office:value="73.2258">
            <text:p>73.2258</text:p>
          </table:table-cell>
          <table:table-cell office:value-type="float" office:value="109.06">
            <text:p>109.06</text:p>
          </table:table-cell>
          <table:table-cell table:number-columns-repeated="19"/>
        </table:table-row>
        <table:table-row table:style-name="ro1">
          <table:table-cell office:value-type="float" office:value="25200">
            <text:p>25200</text:p>
          </table:table-cell>
          <table:table-cell office:value-type="float" office:value="67.7689">
            <text:p>67.7689</text:p>
          </table:table-cell>
          <table:table-cell office:value-type="float" office:value="74.018">
            <text:p>74.018</text:p>
          </table:table-cell>
          <table:table-cell office:value-type="float" office:value="109.12">
            <text:p>109.12</text:p>
          </table:table-cell>
          <table:table-cell table:number-columns-repeated="19"/>
        </table:table-row>
        <table:table-row table:style-name="ro1">
          <table:table-cell office:value-type="float" office:value="25400">
            <text:p>25400</text:p>
          </table:table-cell>
          <table:table-cell office:value-type="float" office:value="67.7689">
            <text:p>67.7689</text:p>
          </table:table-cell>
          <table:table-cell office:value-type="float" office:value="73.5229">
            <text:p>73.5229</text:p>
          </table:table-cell>
          <table:table-cell office:value-type="float" office:value="109.12">
            <text:p>109.12</text:p>
          </table:table-cell>
          <table:table-cell table:number-columns-repeated="19"/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67.7689">
            <text:p>67.7689</text:p>
          </table:table-cell>
          <table:table-cell office:value-type="float" office:value="69.0859">
            <text:p>69.0859</text:p>
          </table:table-cell>
          <table:table-cell office:value-type="float" office:value="109.13">
            <text:p>109.13</text:p>
          </table:table-cell>
          <table:table-cell table:number-columns-repeated="19"/>
        </table:table-row>
        <table:table-row table:style-name="ro1">
          <table:table-cell office:value-type="float" office:value="25800">
            <text:p>25800</text:p>
          </table:table-cell>
          <table:table-cell office:value-type="float" office:value="67.7689">
            <text:p>67.7689</text:p>
          </table:table-cell>
          <table:table-cell office:value-type="float" office:value="68.6407">
            <text:p>68.6407</text:p>
          </table:table-cell>
          <table:table-cell office:value-type="float" office:value="109.23">
            <text:p>109.23</text:p>
          </table:table-cell>
          <table:table-cell table:number-columns-repeated="19"/>
        </table:table-row>
        <table:table-row table:style-name="ro1">
          <table:table-cell office:value-type="float" office:value="26000">
            <text:p>26000</text:p>
          </table:table-cell>
          <table:table-cell office:value-type="float" office:value="67.7456">
            <text:p>67.7456</text:p>
          </table:table-cell>
          <table:table-cell office:value-type="float" office:value="71.3897">
            <text:p>71.3897</text:p>
          </table:table-cell>
          <table:table-cell office:value-type="float" office:value="109.31">
            <text:p>109.31</text:p>
          </table:table-cell>
          <table:table-cell table:number-columns-repeated="19"/>
        </table:table-row>
        <table:table-row table:style-name="ro1">
          <table:table-cell office:value-type="float" office:value="26200">
            <text:p>26200</text:p>
          </table:table-cell>
          <table:table-cell office:value-type="float" office:value="67.7456">
            <text:p>67.7456</text:p>
          </table:table-cell>
          <table:table-cell office:value-type="float" office:value="71.0716">
            <text:p>71.0716</text:p>
          </table:table-cell>
          <table:table-cell office:value-type="float" office:value="109.28">
            <text:p>109.28</text:p>
          </table:table-cell>
          <table:table-cell table:number-columns-repeated="19"/>
        </table:table-row>
        <table:table-row table:style-name="ro1">
          <table:table-cell office:value-type="float" office:value="26400">
            <text:p>26400</text:p>
          </table:table-cell>
          <table:table-cell office:value-type="float" office:value="67.7456">
            <text:p>67.7456</text:p>
          </table:table-cell>
          <table:table-cell office:value-type="float" office:value="73.5396">
            <text:p>73.5396</text:p>
          </table:table-cell>
          <table:table-cell office:value-type="float" office:value="109.26">
            <text:p>109.26</text:p>
          </table:table-cell>
          <table:table-cell table:number-columns-repeated="19"/>
        </table:table-row>
        <table:table-row table:style-name="ro1">
          <table:table-cell office:value-type="float" office:value="26600">
            <text:p>26600</text:p>
          </table:table-cell>
          <table:table-cell office:value-type="float" office:value="67.6771">
            <text:p>67.6771</text:p>
          </table:table-cell>
          <table:table-cell office:value-type="float" office:value="71.7424">
            <text:p>71.7424</text:p>
          </table:table-cell>
          <table:table-cell office:value-type="float" office:value="109.2">
            <text:p>109.2</text:p>
          </table:table-cell>
          <table:table-cell table:number-columns-repeated="19"/>
        </table:table-row>
        <table:table-row table:style-name="ro1">
          <table:table-cell office:value-type="float" office:value="26800">
            <text:p>26800</text:p>
          </table:table-cell>
          <table:table-cell office:value-type="float" office:value="67.6771">
            <text:p>67.6771</text:p>
          </table:table-cell>
          <table:table-cell office:value-type="float" office:value="71.463">
            <text:p>71.463</text:p>
          </table:table-cell>
          <table:table-cell office:value-type="float" office:value="109.34">
            <text:p>109.34</text:p>
          </table:table-cell>
          <table:table-cell table:number-columns-repeated="19"/>
        </table:table-row>
        <table:table-row table:style-name="ro1">
          <table:table-cell office:value-type="float" office:value="27000">
            <text:p>27000</text:p>
          </table:table-cell>
          <table:table-cell office:value-type="float" office:value="67.6771">
            <text:p>67.6771</text:p>
          </table:table-cell>
          <table:table-cell office:value-type="float" office:value="74.5244">
            <text:p>74.5244</text:p>
          </table:table-cell>
          <table:table-cell office:value-type="float" office:value="109.35">
            <text:p>109.35</text:p>
          </table:table-cell>
          <table:table-cell table:number-columns-repeated="19"/>
        </table:table-row>
        <table:table-row table:style-name="ro1">
          <table:table-cell office:value-type="float" office:value="27200">
            <text:p>27200</text:p>
          </table:table-cell>
          <table:table-cell office:value-type="float" office:value="67.6771">
            <text:p>67.6771</text:p>
          </table:table-cell>
          <table:table-cell office:value-type="float" office:value="68.7338">
            <text:p>68.7338</text:p>
          </table:table-cell>
          <table:table-cell office:value-type="float" office:value="109.21">
            <text:p>109.21</text:p>
          </table:table-cell>
          <table:table-cell table:number-columns-repeated="19"/>
        </table:table-row>
        <table:table-row table:style-name="ro1">
          <table:table-cell office:value-type="float" office:value="27400">
            <text:p>27400</text:p>
          </table:table-cell>
          <table:table-cell office:value-type="float" office:value="67.6771">
            <text:p>67.6771</text:p>
          </table:table-cell>
          <table:table-cell office:value-type="float" office:value="71.2113">
            <text:p>71.2113</text:p>
          </table:table-cell>
          <table:table-cell office:value-type="float" office:value="109.26">
            <text:p>109.26</text:p>
          </table:table-cell>
          <table:table-cell table:number-columns-repeated="19"/>
        </table:table-row>
        <table:table-row table:style-name="ro1">
          <table:table-cell office:value-type="float" office:value="27600">
            <text:p>27600</text:p>
          </table:table-cell>
          <table:table-cell office:value-type="float" office:value="67.6771">
            <text:p>67.6771</text:p>
          </table:table-cell>
          <table:table-cell office:value-type="float" office:value="70.9837">
            <text:p>70.9837</text:p>
          </table:table-cell>
          <table:table-cell office:value-type="float" office:value="109.22">
            <text:p>109.22</text:p>
          </table:table-cell>
          <table:table-cell table:number-columns-repeated="19"/>
        </table:table-row>
        <table:table-row table:style-name="ro1">
          <table:table-cell office:value-type="float" office:value="27800">
            <text:p>27800</text:p>
          </table:table-cell>
          <table:table-cell office:value-type="float" office:value="67.6771">
            <text:p>67.6771</text:p>
          </table:table-cell>
          <table:table-cell office:value-type="float" office:value="68.4352">
            <text:p>68.4352</text:p>
          </table:table-cell>
          <table:table-cell office:value-type="float" office:value="109.2">
            <text:p>109.2</text:p>
          </table:table-cell>
          <table:table-cell table:number-columns-repeated="19"/>
        </table:table-row>
        <table:table-row table:style-name="ro1">
          <table:table-cell office:value-type="float" office:value="28000">
            <text:p>28000</text:p>
          </table:table-cell>
          <table:table-cell office:value-type="float" office:value="67.6771">
            <text:p>67.6771</text:p>
          </table:table-cell>
          <table:table-cell office:value-type="float" office:value="70.718">
            <text:p>70.718</text:p>
          </table:table-cell>
          <table:table-cell office:value-type="float" office:value="109.22">
            <text:p>109.22</text:p>
          </table:table-cell>
          <table:table-cell table:number-columns-repeated="19"/>
        </table:table-row>
        <table:table-row table:style-name="ro1">
          <table:table-cell office:value-type="float" office:value="28200">
            <text:p>28200</text:p>
          </table:table-cell>
          <table:table-cell office:value-type="float" office:value="67.6463">
            <text:p>67.6463</text:p>
          </table:table-cell>
          <table:table-cell office:value-type="float" office:value="72.9247">
            <text:p>72.9247</text:p>
          </table:table-cell>
          <table:table-cell office:value-type="float" office:value="109.21">
            <text:p>109.21</text:p>
          </table:table-cell>
          <table:table-cell table:number-columns-repeated="19"/>
        </table:table-row>
        <table:table-row table:style-name="ro1">
          <table:table-cell office:value-type="float" office:value="28400">
            <text:p>28400</text:p>
          </table:table-cell>
          <table:table-cell office:value-type="float" office:value="67.6463">
            <text:p>67.6463</text:p>
          </table:table-cell>
          <table:table-cell office:value-type="float" office:value="75.2918">
            <text:p>75.2918</text:p>
          </table:table-cell>
          <table:table-cell office:value-type="float" office:value="109.21">
            <text:p>109.21</text:p>
          </table:table-cell>
          <table:table-cell table:number-columns-repeated="19"/>
        </table:table-row>
        <table:table-row table:style-name="ro1">
          <table:table-cell office:value-type="float" office:value="28600">
            <text:p>28600</text:p>
          </table:table-cell>
          <table:table-cell office:value-type="float" office:value="67.6463">
            <text:p>67.6463</text:p>
          </table:table-cell>
          <table:table-cell office:value-type="float" office:value="91.1427">
            <text:p>91.1427</text:p>
          </table:table-cell>
          <table:table-cell office:value-type="float" office:value="109.27">
            <text:p>109.27</text:p>
          </table:table-cell>
          <table:table-cell table:number-columns-repeated="19"/>
        </table:table-row>
        <table:table-row table:style-name="ro1">
          <table:table-cell office:value-type="float" office:value="28800">
            <text:p>28800</text:p>
          </table:table-cell>
          <table:table-cell office:value-type="float" office:value="67.6463">
            <text:p>67.6463</text:p>
          </table:table-cell>
          <table:table-cell office:value-type="float" office:value="68.2185">
            <text:p>68.2185</text:p>
          </table:table-cell>
          <table:table-cell office:value-type="float" office:value="109.27">
            <text:p>109.27</text:p>
          </table:table-cell>
          <table:table-cell table:number-columns-repeated="19"/>
        </table:table-row>
        <table:table-row table:style-name="ro1">
          <table:table-cell office:value-type="float" office:value="29000">
            <text:p>29000</text:p>
          </table:table-cell>
          <table:table-cell office:value-type="float" office:value="67.6463">
            <text:p>67.6463</text:p>
          </table:table-cell>
          <table:table-cell office:value-type="float" office:value="72.7812">
            <text:p>72.7812</text:p>
          </table:table-cell>
          <table:table-cell office:value-type="float" office:value="109.24">
            <text:p>109.24</text:p>
          </table:table-cell>
          <table:table-cell table:number-columns-repeated="19"/>
        </table:table-row>
        <table:table-row table:style-name="ro1">
          <table:table-cell office:value-type="float" office:value="29200">
            <text:p>29200</text:p>
          </table:table-cell>
          <table:table-cell office:value-type="float" office:value="67.6463">
            <text:p>67.6463</text:p>
          </table:table-cell>
          <table:table-cell office:value-type="float" office:value="3811.98">
            <text:p>3811.98</text:p>
          </table:table-cell>
          <table:table-cell office:value-type="float" office:value="108.96">
            <text:p>108.96</text:p>
          </table:table-cell>
          <table:table-cell table:number-columns-repeated="19"/>
        </table:table-row>
        <table:table-row table:style-name="ro1">
          <table:table-cell office:value-type="float" office:value="29400">
            <text:p>29400</text:p>
          </table:table-cell>
          <table:table-cell office:value-type="float" office:value="67.6463">
            <text:p>67.6463</text:p>
          </table:table-cell>
          <table:table-cell office:value-type="float" office:value="96.6206">
            <text:p>96.6206</text:p>
          </table:table-cell>
          <table:table-cell office:value-type="float" office:value="108.96">
            <text:p>108.96</text:p>
          </table:table-cell>
          <table:table-cell table:number-columns-repeated="19"/>
        </table:table-row>
        <table:table-row table:style-name="ro1">
          <table:table-cell office:value-type="float" office:value="29600">
            <text:p>29600</text:p>
          </table:table-cell>
          <table:table-cell office:value-type="float" office:value="67.6463">
            <text:p>67.6463</text:p>
          </table:table-cell>
          <table:table-cell office:value-type="float" office:value="69.8622">
            <text:p>69.8622</text:p>
          </table:table-cell>
          <table:table-cell office:value-type="float" office:value="108.92">
            <text:p>108.92</text:p>
          </table:table-cell>
          <table:table-cell table:number-columns-repeated="19"/>
        </table:table-row>
        <table:table-row table:style-name="ro1">
          <table:table-cell office:value-type="float" office:value="29800">
            <text:p>29800</text:p>
          </table:table-cell>
          <table:table-cell office:value-type="float" office:value="67.6463">
            <text:p>67.6463</text:p>
          </table:table-cell>
          <table:table-cell office:value-type="float" office:value="67.9608">
            <text:p>67.9608</text:p>
          </table:table-cell>
          <table:table-cell office:value-type="float" office:value="108.91">
            <text:p>108.91</text:p>
          </table:table-cell>
          <table:table-cell table:number-columns-repeated="19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67.6463">
            <text:p>67.6463</text:p>
          </table:table-cell>
          <table:table-cell office:value-type="float" office:value="75.3665">
            <text:p>75.3665</text:p>
          </table:table-cell>
          <table:table-cell office:value-type="float" office:value="108.88">
            <text:p>108.88</text:p>
          </table:table-cell>
          <table:table-cell table:number-columns-repeated="19"/>
        </table:table-row>
        <table:table-row table:style-name="ro1">
          <table:table-cell office:value-type="float" office:value="30200">
            <text:p>30200</text:p>
          </table:table-cell>
          <table:table-cell office:value-type="float" office:value="67.6463">
            <text:p>67.6463</text:p>
          </table:table-cell>
          <table:table-cell office:value-type="float" office:value="91.3938">
            <text:p>91.3938</text:p>
          </table:table-cell>
          <table:table-cell office:value-type="float" office:value="108.83">
            <text:p>108.83</text:p>
          </table:table-cell>
          <table:table-cell table:number-columns-repeated="19"/>
        </table:table-row>
        <table:table-row table:style-name="ro1">
          <table:table-cell office:value-type="float" office:value="30400">
            <text:p>30400</text:p>
          </table:table-cell>
          <table:table-cell office:value-type="float" office:value="67.6463">
            <text:p>67.6463</text:p>
          </table:table-cell>
          <table:table-cell office:value-type="float" office:value="70.3987">
            <text:p>70.3987</text:p>
          </table:table-cell>
          <table:table-cell office:value-type="float" office:value="108.73">
            <text:p>108.73</text:p>
          </table:table-cell>
          <table:table-cell table:number-columns-repeated="19"/>
        </table:table-row>
        <table:table-row table:style-name="ro1">
          <table:table-cell office:value-type="float" office:value="30600">
            <text:p>30600</text:p>
          </table:table-cell>
          <table:table-cell office:value-type="float" office:value="67.6463">
            <text:p>67.6463</text:p>
          </table:table-cell>
          <table:table-cell office:value-type="float" office:value="69.8105">
            <text:p>69.8105</text:p>
          </table:table-cell>
          <table:table-cell office:value-type="float" office:value="108.59">
            <text:p>108.59</text:p>
          </table:table-cell>
          <table:table-cell table:number-columns-repeated="19"/>
        </table:table-row>
        <table:table-row table:style-name="ro1">
          <table:table-cell office:value-type="float" office:value="30800">
            <text:p>30800</text:p>
          </table:table-cell>
          <table:table-cell office:value-type="float" office:value="67.6463">
            <text:p>67.6463</text:p>
          </table:table-cell>
          <table:table-cell office:value-type="float" office:value="2752.01">
            <text:p>2752.01</text:p>
          </table:table-cell>
          <table:table-cell office:value-type="float" office:value="108.48">
            <text:p>108.48</text:p>
          </table:table-cell>
          <table:table-cell table:number-columns-repeated="19"/>
        </table:table-row>
        <table:table-row table:style-name="ro1">
          <table:table-cell office:value-type="float" office:value="31000">
            <text:p>31000</text:p>
          </table:table-cell>
          <table:table-cell office:value-type="float" office:value="67.6463">
            <text:p>67.6463</text:p>
          </table:table-cell>
          <table:table-cell office:value-type="float" office:value="71.3653">
            <text:p>71.3653</text:p>
          </table:table-cell>
          <table:table-cell office:value-type="float" office:value="108.34">
            <text:p>108.34</text:p>
          </table:table-cell>
          <table:table-cell table:number-columns-repeated="19"/>
        </table:table-row>
        <table:table-row table:style-name="ro1">
          <table:table-cell office:value-type="float" office:value="31200">
            <text:p>31200</text:p>
          </table:table-cell>
          <table:table-cell office:value-type="float" office:value="67.6463">
            <text:p>67.6463</text:p>
          </table:table-cell>
          <table:table-cell office:value-type="float" office:value="74.4026">
            <text:p>74.4026</text:p>
          </table:table-cell>
          <table:table-cell office:value-type="float" office:value="108.25">
            <text:p>108.25</text:p>
          </table:table-cell>
          <table:table-cell table:number-columns-repeated="19"/>
        </table:table-row>
        <table:table-row table:style-name="ro1">
          <table:table-cell office:value-type="float" office:value="31400">
            <text:p>31400</text:p>
          </table:table-cell>
          <table:table-cell office:value-type="float" office:value="67.6463">
            <text:p>67.6463</text:p>
          </table:table-cell>
          <table:table-cell office:value-type="float" office:value="69.8663">
            <text:p>69.8663</text:p>
          </table:table-cell>
          <table:table-cell office:value-type="float" office:value="108.16">
            <text:p>108.16</text:p>
          </table:table-cell>
          <table:table-cell table:number-columns-repeated="19"/>
        </table:table-row>
        <table:table-row table:style-name="ro1">
          <table:table-cell office:value-type="float" office:value="31600">
            <text:p>31600</text:p>
          </table:table-cell>
          <table:table-cell office:value-type="float" office:value="67.6463">
            <text:p>67.6463</text:p>
          </table:table-cell>
          <table:table-cell office:value-type="float" office:value="75.2188">
            <text:p>75.2188</text:p>
          </table:table-cell>
          <table:table-cell office:value-type="float" office:value="108.11">
            <text:p>108.11</text:p>
          </table:table-cell>
          <table:table-cell table:number-columns-repeated="19"/>
        </table:table-row>
        <table:table-row table:style-name="ro1">
          <table:table-cell office:value-type="float" office:value="31800">
            <text:p>31800</text:p>
          </table:table-cell>
          <table:table-cell office:value-type="float" office:value="67.6463">
            <text:p>67.6463</text:p>
          </table:table-cell>
          <table:table-cell office:value-type="float" office:value="69.4861">
            <text:p>69.4861</text:p>
          </table:table-cell>
          <table:table-cell office:value-type="float" office:value="108.06">
            <text:p>108.06</text:p>
          </table:table-cell>
          <table:table-cell table:number-columns-repeated="19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67.6463">
            <text:p>67.6463</text:p>
          </table:table-cell>
          <table:table-cell office:value-type="float" office:value="68.6506">
            <text:p>68.6506</text:p>
          </table:table-cell>
          <table:table-cell office:value-type="float" office:value="108">
            <text:p>108</text:p>
          </table:table-cell>
          <table:table-cell table:number-columns-repeated="19"/>
        </table:table-row>
        <table:table-row table:style-name="ro1">
          <table:table-cell office:value-type="float" office:value="32200">
            <text:p>32200</text:p>
          </table:table-cell>
          <table:table-cell office:value-type="float" office:value="66.439">
            <text:p>66.439</text:p>
          </table:table-cell>
          <table:table-cell office:value-type="float" office:value="78.013">
            <text:p>78.013</text:p>
          </table:table-cell>
          <table:table-cell office:value-type="float" office:value="108.06">
            <text:p>108.06</text:p>
          </table:table-cell>
          <table:table-cell table:number-columns-repeated="19"/>
        </table:table-row>
        <table:table-row table:style-name="ro1">
          <table:table-cell office:value-type="float" office:value="32400">
            <text:p>32400</text:p>
          </table:table-cell>
          <table:table-cell office:value-type="float" office:value="66.1817">
            <text:p>66.1817</text:p>
          </table:table-cell>
          <table:table-cell office:value-type="float" office:value="69.1498">
            <text:p>69.1498</text:p>
          </table:table-cell>
          <table:table-cell office:value-type="float" office:value="109.12">
            <text:p>109.12</text:p>
          </table:table-cell>
          <table:table-cell table:number-columns-repeated="19"/>
        </table:table-row>
        <table:table-row table:style-name="ro1">
          <table:table-cell office:value-type="float" office:value="32600">
            <text:p>32600</text:p>
          </table:table-cell>
          <table:table-cell office:value-type="float" office:value="66.1817">
            <text:p>66.1817</text:p>
          </table:table-cell>
          <table:table-cell office:value-type="float" office:value="70.4845">
            <text:p>70.4845</text:p>
          </table:table-cell>
          <table:table-cell office:value-type="float" office:value="111.75">
            <text:p>111.75</text:p>
          </table:table-cell>
          <table:table-cell table:number-columns-repeated="19"/>
        </table:table-row>
        <table:table-row table:style-name="ro1">
          <table:table-cell office:value-type="float" office:value="32800">
            <text:p>32800</text:p>
          </table:table-cell>
          <table:table-cell office:value-type="float" office:value="65.7602">
            <text:p>65.7602</text:p>
          </table:table-cell>
          <table:table-cell office:value-type="float" office:value="66.8112">
            <text:p>66.8112</text:p>
          </table:table-cell>
          <table:table-cell office:value-type="float" office:value="114.15">
            <text:p>114.15</text:p>
          </table:table-cell>
          <table:table-cell table:number-columns-repeated="19"/>
        </table:table-row>
        <table:table-row table:style-name="ro1">
          <table:table-cell office:value-type="float" office:value="33000">
            <text:p>33000</text:p>
          </table:table-cell>
          <table:table-cell office:value-type="float" office:value="65.7602">
            <text:p>65.7602</text:p>
          </table:table-cell>
          <table:table-cell office:value-type="float" office:value="69.8505">
            <text:p>69.8505</text:p>
          </table:table-cell>
          <table:table-cell office:value-type="float" office:value="114.33">
            <text:p>114.33</text:p>
          </table:table-cell>
          <table:table-cell table:number-columns-repeated="19"/>
        </table:table-row>
        <table:table-row table:style-name="ro1">
          <table:table-cell office:value-type="float" office:value="33200">
            <text:p>33200</text:p>
          </table:table-cell>
          <table:table-cell office:value-type="float" office:value="65.6778">
            <text:p>65.6778</text:p>
          </table:table-cell>
          <table:table-cell office:value-type="float" office:value="69.6146">
            <text:p>69.6146</text:p>
          </table:table-cell>
          <table:table-cell office:value-type="float" office:value="114.55">
            <text:p>114.55</text:p>
          </table:table-cell>
          <table:table-cell table:number-columns-repeated="19"/>
        </table:table-row>
        <table:table-row table:style-name="ro1">
          <table:table-cell office:value-type="float" office:value="33400">
            <text:p>33400</text:p>
          </table:table-cell>
          <table:table-cell office:value-type="float" office:value="64.7545">
            <text:p>64.7545</text:p>
          </table:table-cell>
          <table:table-cell office:value-type="float" office:value="66.76">
            <text:p>66.76</text:p>
          </table:table-cell>
          <table:table-cell office:value-type="float" office:value="114.62">
            <text:p>114.62</text:p>
          </table:table-cell>
          <table:table-cell table:number-columns-repeated="19"/>
        </table:table-row>
        <table:table-row table:style-name="ro1">
          <table:table-cell office:value-type="float" office:value="33600">
            <text:p>33600</text:p>
          </table:table-cell>
          <table:table-cell office:value-type="float" office:value="64.7545">
            <text:p>64.7545</text:p>
          </table:table-cell>
          <table:table-cell office:value-type="float" office:value="69.6756">
            <text:p>69.6756</text:p>
          </table:table-cell>
          <table:table-cell office:value-type="float" office:value="114.41">
            <text:p>114.41</text:p>
          </table:table-cell>
          <table:table-cell table:number-columns-repeated="19"/>
        </table:table-row>
        <table:table-row table:style-name="ro1">
          <table:table-cell office:value-type="float" office:value="33800">
            <text:p>33800</text:p>
          </table:table-cell>
          <table:table-cell office:value-type="float" office:value="64.7393">
            <text:p>64.7393</text:p>
          </table:table-cell>
          <table:table-cell office:value-type="float" office:value="72.1727">
            <text:p>72.1727</text:p>
          </table:table-cell>
          <table:table-cell office:value-type="float" office:value="114.18">
            <text:p>114.18</text:p>
          </table:table-cell>
          <table:table-cell table:number-columns-repeated="19"/>
        </table:table-row>
        <table:table-row table:style-name="ro1">
          <table:table-cell office:value-type="float" office:value="34000">
            <text:p>34000</text:p>
          </table:table-cell>
          <table:table-cell office:value-type="float" office:value="64.681">
            <text:p>64.681</text:p>
          </table:table-cell>
          <table:table-cell office:value-type="float" office:value="810.514">
            <text:p>810.514</text:p>
          </table:table-cell>
          <table:table-cell office:value-type="float" office:value="113.98">
            <text:p>113.98</text:p>
          </table:table-cell>
          <table:table-cell table:number-columns-repeated="19"/>
        </table:table-row>
        <table:table-row table:style-name="ro1">
          <table:table-cell office:value-type="float" office:value="34200">
            <text:p>34200</text:p>
          </table:table-cell>
          <table:table-cell office:value-type="float" office:value="64.681">
            <text:p>64.681</text:p>
          </table:table-cell>
          <table:table-cell office:value-type="float" office:value="67.1672">
            <text:p>67.1672</text:p>
          </table:table-cell>
          <table:table-cell office:value-type="float" office:value="114.38">
            <text:p>114.38</text:p>
          </table:table-cell>
          <table:table-cell table:number-columns-repeated="19"/>
        </table:table-row>
        <table:table-row table:style-name="ro1">
          <table:table-cell office:value-type="float" office:value="34400">
            <text:p>34400</text:p>
          </table:table-cell>
          <table:table-cell office:value-type="float" office:value="64.2486">
            <text:p>64.2486</text:p>
          </table:table-cell>
          <table:table-cell office:value-type="float" office:value="66.7052">
            <text:p>66.7052</text:p>
          </table:table-cell>
          <table:table-cell office:value-type="float" office:value="113.6">
            <text:p>113.6</text:p>
          </table:table-cell>
          <table:table-cell table:number-columns-repeated="19"/>
        </table:table-row>
        <table:table-row table:style-name="ro1">
          <table:table-cell office:value-type="float" office:value="34600">
            <text:p>34600</text:p>
          </table:table-cell>
          <table:table-cell office:value-type="float" office:value="64.2486">
            <text:p>64.2486</text:p>
          </table:table-cell>
          <table:table-cell office:value-type="float" office:value="80.049">
            <text:p>80.049</text:p>
          </table:table-cell>
          <table:table-cell office:value-type="float" office:value="113.31">
            <text:p>113.31</text:p>
          </table:table-cell>
          <table:table-cell table:number-columns-repeated="19"/>
        </table:table-row>
        <table:table-row table:style-name="ro1">
          <table:table-cell office:value-type="float" office:value="34800">
            <text:p>34800</text:p>
          </table:table-cell>
          <table:table-cell office:value-type="float" office:value="64.2486">
            <text:p>64.2486</text:p>
          </table:table-cell>
          <table:table-cell office:value-type="float" office:value="67.4476">
            <text:p>67.4476</text:p>
          </table:table-cell>
          <table:table-cell office:value-type="float" office:value="112.96">
            <text:p>112.96</text:p>
          </table:table-cell>
          <table:table-cell table:number-columns-repeated="19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64.2486">
            <text:p>64.2486</text:p>
          </table:table-cell>
          <table:table-cell office:value-type="float" office:value="65.658">
            <text:p>65.658</text:p>
          </table:table-cell>
          <table:table-cell office:value-type="float" office:value="112.77">
            <text:p>112.77</text:p>
          </table:table-cell>
          <table:table-cell table:number-columns-repeated="19"/>
        </table:table-row>
        <table:table-row table:style-name="ro1">
          <table:table-cell office:value-type="float" office:value="35200">
            <text:p>35200</text:p>
          </table:table-cell>
          <table:table-cell office:value-type="float" office:value="64.2486">
            <text:p>64.2486</text:p>
          </table:table-cell>
          <table:table-cell office:value-type="float" office:value="66.2528">
            <text:p>66.2528</text:p>
          </table:table-cell>
          <table:table-cell office:value-type="float" office:value="113.07">
            <text:p>113.07</text:p>
          </table:table-cell>
          <table:table-cell table:number-columns-repeated="19"/>
        </table:table-row>
        <table:table-row table:style-name="ro1">
          <table:table-cell office:value-type="float" office:value="35400">
            <text:p>35400</text:p>
          </table:table-cell>
          <table:table-cell office:value-type="float" office:value="63.9939">
            <text:p>63.9939</text:p>
          </table:table-cell>
          <table:table-cell office:value-type="float" office:value="64.5754">
            <text:p>64.5754</text:p>
          </table:table-cell>
          <table:table-cell office:value-type="float" office:value="113.95">
            <text:p>113.95</text:p>
          </table:table-cell>
          <table:table-cell table:number-columns-repeated="19"/>
        </table:table-row>
        <table:table-row table:style-name="ro1">
          <table:table-cell office:value-type="float" office:value="35600">
            <text:p>35600</text:p>
          </table:table-cell>
          <table:table-cell office:value-type="float" office:value="63.9257">
            <text:p>63.9257</text:p>
          </table:table-cell>
          <table:table-cell office:value-type="float" office:value="228.583">
            <text:p>228.583</text:p>
          </table:table-cell>
          <table:table-cell office:value-type="float" office:value="114.43">
            <text:p>114.43</text:p>
          </table:table-cell>
          <table:table-cell table:number-columns-repeated="19"/>
        </table:table-row>
        <table:table-row table:style-name="ro1">
          <table:table-cell office:value-type="float" office:value="35800">
            <text:p>35800</text:p>
          </table:table-cell>
          <table:table-cell office:value-type="float" office:value="63.8488">
            <text:p>63.8488</text:p>
          </table:table-cell>
          <table:table-cell office:value-type="float" office:value="65.3355">
            <text:p>65.3355</text:p>
          </table:table-cell>
          <table:table-cell office:value-type="float" office:value="115.45">
            <text:p>115.45</text:p>
          </table:table-cell>
          <table:table-cell table:number-columns-repeated="19"/>
        </table:table-row>
        <table:table-row table:style-name="ro1">
          <table:table-cell office:value-type="float" office:value="36000">
            <text:p>36000</text:p>
          </table:table-cell>
          <table:table-cell office:value-type="float" office:value="63.7004">
            <text:p>63.7004</text:p>
          </table:table-cell>
          <table:table-cell office:value-type="float" office:value="69.9511">
            <text:p>69.9511</text:p>
          </table:table-cell>
          <table:table-cell office:value-type="float" office:value="116.14">
            <text:p>116.14</text:p>
          </table:table-cell>
          <table:table-cell table:number-columns-repeated="19"/>
        </table:table-row>
        <table:table-row table:style-name="ro1">
          <table:table-cell office:value-type="float" office:value="36200">
            <text:p>36200</text:p>
          </table:table-cell>
          <table:table-cell office:value-type="float" office:value="63.7004">
            <text:p>63.7004</text:p>
          </table:table-cell>
          <table:table-cell office:value-type="float" office:value="66.0555">
            <text:p>66.0555</text:p>
          </table:table-cell>
          <table:table-cell office:value-type="float" office:value="115.95">
            <text:p>115.95</text:p>
          </table:table-cell>
          <table:table-cell table:number-columns-repeated="19"/>
        </table:table-row>
        <table:table-row table:style-name="ro1">
          <table:table-cell office:value-type="float" office:value="36400">
            <text:p>36400</text:p>
          </table:table-cell>
          <table:table-cell office:value-type="float" office:value="63.7004">
            <text:p>63.7004</text:p>
          </table:table-cell>
          <table:table-cell office:value-type="float" office:value="72.219">
            <text:p>72.219</text:p>
          </table:table-cell>
          <table:table-cell office:value-type="float" office:value="115.9">
            <text:p>115.9</text:p>
          </table:table-cell>
          <table:table-cell table:number-columns-repeated="19"/>
        </table:table-row>
        <table:table-row table:style-name="ro1">
          <table:table-cell office:value-type="float" office:value="36600">
            <text:p>36600</text:p>
          </table:table-cell>
          <table:table-cell office:value-type="float" office:value="63.7004">
            <text:p>63.7004</text:p>
          </table:table-cell>
          <table:table-cell office:value-type="float" office:value="65.6992">
            <text:p>65.6992</text:p>
          </table:table-cell>
          <table:table-cell office:value-type="float" office:value="116.31">
            <text:p>116.31</text:p>
          </table:table-cell>
          <table:table-cell table:number-columns-repeated="19"/>
        </table:table-row>
        <table:table-row table:style-name="ro1">
          <table:table-cell office:value-type="float" office:value="36800">
            <text:p>36800</text:p>
          </table:table-cell>
          <table:table-cell office:value-type="float" office:value="63.7004">
            <text:p>63.7004</text:p>
          </table:table-cell>
          <table:table-cell office:value-type="float" office:value="66.1373">
            <text:p>66.1373</text:p>
          </table:table-cell>
          <table:table-cell office:value-type="float" office:value="116.58">
            <text:p>116.58</text:p>
          </table:table-cell>
          <table:table-cell table:number-columns-repeated="19"/>
        </table:table-row>
        <table:table-row table:style-name="ro1">
          <table:table-cell office:value-type="float" office:value="37000">
            <text:p>37000</text:p>
          </table:table-cell>
          <table:table-cell office:value-type="float" office:value="63.516">
            <text:p>63.516</text:p>
          </table:table-cell>
          <table:table-cell office:value-type="float" office:value="68.2647">
            <text:p>68.2647</text:p>
          </table:table-cell>
          <table:table-cell office:value-type="float" office:value="116.84">
            <text:p>116.84</text:p>
          </table:table-cell>
          <table:table-cell table:number-columns-repeated="19"/>
        </table:table-row>
        <table:table-row table:style-name="ro1">
          <table:table-cell office:value-type="float" office:value="37200">
            <text:p>37200</text:p>
          </table:table-cell>
          <table:table-cell office:value-type="float" office:value="63.516">
            <text:p>63.516</text:p>
          </table:table-cell>
          <table:table-cell office:value-type="float" office:value="68.2727">
            <text:p>68.2727</text:p>
          </table:table-cell>
          <table:table-cell office:value-type="float" office:value="116.23">
            <text:p>116.23</text:p>
          </table:table-cell>
          <table:table-cell table:number-columns-repeated="19"/>
        </table:table-row>
        <table:table-row table:style-name="ro1">
          <table:table-cell office:value-type="float" office:value="37400">
            <text:p>37400</text:p>
          </table:table-cell>
          <table:table-cell office:value-type="float" office:value="63.3273">
            <text:p>63.3273</text:p>
          </table:table-cell>
          <table:table-cell office:value-type="float" office:value="231.045">
            <text:p>231.045</text:p>
          </table:table-cell>
          <table:table-cell office:value-type="float" office:value="116.09">
            <text:p>116.09</text:p>
          </table:table-cell>
          <table:table-cell table:number-columns-repeated="19"/>
        </table:table-row>
        <table:table-row table:style-name="ro1">
          <table:table-cell office:value-type="float" office:value="37600">
            <text:p>37600</text:p>
          </table:table-cell>
          <table:table-cell office:value-type="float" office:value="63.3273">
            <text:p>63.3273</text:p>
          </table:table-cell>
          <table:table-cell office:value-type="float" office:value="63.8119">
            <text:p>63.8119</text:p>
          </table:table-cell>
          <table:table-cell office:value-type="float" office:value="116.32">
            <text:p>116.32</text:p>
          </table:table-cell>
          <table:table-cell table:number-columns-repeated="19"/>
        </table:table-row>
        <table:table-row table:style-name="ro1">
          <table:table-cell office:value-type="float" office:value="37800">
            <text:p>37800</text:p>
          </table:table-cell>
          <table:table-cell office:value-type="float" office:value="63.3273">
            <text:p>63.3273</text:p>
          </table:table-cell>
          <table:table-cell office:value-type="float" office:value="67.7911">
            <text:p>67.7911</text:p>
          </table:table-cell>
          <table:table-cell office:value-type="float" office:value="118.03">
            <text:p>118.03</text:p>
          </table:table-cell>
          <table:table-cell table:number-columns-repeated="19"/>
        </table:table-row>
        <table:table-row table:style-name="ro1">
          <table:table-cell office:value-type="float" office:value="38000">
            <text:p>38000</text:p>
          </table:table-cell>
          <table:table-cell office:value-type="float" office:value="63.3273">
            <text:p>63.3273</text:p>
          </table:table-cell>
          <table:table-cell office:value-type="float" office:value="70.2807">
            <text:p>70.2807</text:p>
          </table:table-cell>
          <table:table-cell office:value-type="float" office:value="119.32">
            <text:p>119.32</text:p>
          </table:table-cell>
          <table:table-cell table:number-columns-repeated="19"/>
        </table:table-row>
        <table:table-row table:style-name="ro1">
          <table:table-cell office:value-type="float" office:value="38200">
            <text:p>38200</text:p>
          </table:table-cell>
          <table:table-cell office:value-type="float" office:value="63.3273">
            <text:p>63.3273</text:p>
          </table:table-cell>
          <table:table-cell office:value-type="float" office:value="67.2458">
            <text:p>67.2458</text:p>
          </table:table-cell>
          <table:table-cell office:value-type="float" office:value="120.62">
            <text:p>120.62</text:p>
          </table:table-cell>
          <table:table-cell table:number-columns-repeated="19"/>
        </table:table-row>
        <table:table-row table:style-name="ro1">
          <table:table-cell office:value-type="float" office:value="38400">
            <text:p>38400</text:p>
          </table:table-cell>
          <table:table-cell office:value-type="float" office:value="63.3273">
            <text:p>63.3273</text:p>
          </table:table-cell>
          <table:table-cell office:value-type="float" office:value="65.4479">
            <text:p>65.4479</text:p>
          </table:table-cell>
          <table:table-cell office:value-type="float" office:value="121.78">
            <text:p>121.78</text:p>
          </table:table-cell>
          <table:table-cell table:number-columns-repeated="19"/>
        </table:table-row>
        <table:table-row table:style-name="ro1">
          <table:table-cell office:value-type="float" office:value="38600">
            <text:p>38600</text:p>
          </table:table-cell>
          <table:table-cell office:value-type="float" office:value="63.3273">
            <text:p>63.3273</text:p>
          </table:table-cell>
          <table:table-cell office:value-type="float" office:value="68.2958">
            <text:p>68.2958</text:p>
          </table:table-cell>
          <table:table-cell office:value-type="float" office:value="123.64">
            <text:p>123.64</text:p>
          </table:table-cell>
          <table:table-cell table:number-columns-repeated="19"/>
        </table:table-row>
        <table:table-row table:style-name="ro1">
          <table:table-cell office:value-type="float" office:value="38800">
            <text:p>38800</text:p>
          </table:table-cell>
          <table:table-cell office:value-type="float" office:value="63.3273">
            <text:p>63.3273</text:p>
          </table:table-cell>
          <table:table-cell office:value-type="float" office:value="103.522">
            <text:p>103.522</text:p>
          </table:table-cell>
          <table:table-cell office:value-type="float" office:value="124.44">
            <text:p>124.44</text:p>
          </table:table-cell>
          <table:table-cell table:number-columns-repeated="19"/>
        </table:table-row>
        <table:table-row table:style-name="ro1">
          <table:table-cell office:value-type="float" office:value="39000">
            <text:p>39000</text:p>
          </table:table-cell>
          <table:table-cell office:value-type="float" office:value="63.2379">
            <text:p>63.2379</text:p>
          </table:table-cell>
          <table:table-cell office:value-type="float" office:value="70.2981">
            <text:p>70.2981</text:p>
          </table:table-cell>
          <table:table-cell office:value-type="float" office:value="124.29">
            <text:p>124.29</text:p>
          </table:table-cell>
          <table:table-cell table:number-columns-repeated="19"/>
        </table:table-row>
        <table:table-row table:style-name="ro1">
          <table:table-cell office:value-type="float" office:value="39200">
            <text:p>39200</text:p>
          </table:table-cell>
          <table:table-cell office:value-type="float" office:value="63.2379">
            <text:p>63.2379</text:p>
          </table:table-cell>
          <table:table-cell office:value-type="float" office:value="65.2936">
            <text:p>65.2936</text:p>
          </table:table-cell>
          <table:table-cell office:value-type="float" office:value="125.04">
            <text:p>125.04</text:p>
          </table:table-cell>
          <table:table-cell table:number-columns-repeated="19"/>
        </table:table-row>
        <table:table-row table:style-name="ro1">
          <table:table-cell office:value-type="float" office:value="39400">
            <text:p>39400</text:p>
          </table:table-cell>
          <table:table-cell office:value-type="float" office:value="63.2379">
            <text:p>63.2379</text:p>
          </table:table-cell>
          <table:table-cell office:value-type="float" office:value="66.8781">
            <text:p>66.8781</text:p>
          </table:table-cell>
          <table:table-cell office:value-type="float" office:value="124.95">
            <text:p>124.95</text:p>
          </table:table-cell>
          <table:table-cell table:number-columns-repeated="19"/>
        </table:table-row>
        <table:table-row table:style-name="ro1">
          <table:table-cell office:value-type="float" office:value="39600">
            <text:p>39600</text:p>
          </table:table-cell>
          <table:table-cell office:value-type="float" office:value="63.2379">
            <text:p>63.2379</text:p>
          </table:table-cell>
          <table:table-cell office:value-type="float" office:value="64.574">
            <text:p>64.574</text:p>
          </table:table-cell>
          <table:table-cell office:value-type="float" office:value="124.91">
            <text:p>124.91</text:p>
          </table:table-cell>
          <table:table-cell table:number-columns-repeated="19"/>
        </table:table-row>
        <table:table-row table:style-name="ro1">
          <table:table-cell office:value-type="float" office:value="39800">
            <text:p>39800</text:p>
          </table:table-cell>
          <table:table-cell office:value-type="float" office:value="63.2379">
            <text:p>63.2379</text:p>
          </table:table-cell>
          <table:table-cell office:value-type="float" office:value="106.123">
            <text:p>106.123</text:p>
          </table:table-cell>
          <table:table-cell office:value-type="float" office:value="124.87">
            <text:p>124.87</text:p>
          </table:table-cell>
          <table:table-cell table:number-columns-repeated="19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63.2379">
            <text:p>63.2379</text:p>
          </table:table-cell>
          <table:table-cell office:value-type="float" office:value="84.8292">
            <text:p>84.8292</text:p>
          </table:table-cell>
          <table:table-cell office:value-type="float" office:value="125.05">
            <text:p>125.05</text:p>
          </table:table-cell>
          <table:table-cell table:number-columns-repeated="19"/>
        </table:table-row>
        <table:table-row table:style-name="ro1" table:number-rows-repeated="1048253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 style:data-style-name="N2" text:time-value="0000-00-00T14:17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y </meta:initial-creator>
    <meta:creation-date>2014-03-14T02:00:43</meta:creation-date>
    <dc:date>2014-03-27T16:23:49</dc:date>
    <dc:creator>jenny </dc:creator>
    <meta:editing-duration>PT3H5M8S</meta:editing-duration>
    <meta:editing-cycles>9</meta:editing-cycles>
    <meta:generator>LibreOffice/4.0.2.2$Linux_x86 LibreOffice_project/400m0$Build-2</meta:generator>
    <meta:document-statistic meta:table-count="1" meta:cell-count="201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3.703cm" style:legend-expansion="high" chart:style-name="ch2"/>
        <chart:plot-area chart:style-name="ch3" table:cell-range-address="Sheet1.A1:Sheet1.D51" svg:x="0.77cm" svg:y="0.855cm" svg:width="11.738cm" svg:height="7.545cm">
          <chartooo:coordinate-region svg:x="1.762cm" svg:y="1.055cm" svg:width="10.189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1" chart:class="chart:scatter">
            <chart:domain table:cell-range-address="Sheet1.A1:Sheet1.A51"/>
            <chart:data-point chart:repeated="51"/>
          </chart:series>
          <chart:series chart:style-name="ch7" chart:values-cell-range-address="Sheet1.C1:Sheet1.C51" chart:class="chart:scatter">
            <chart:data-point chart:repeated="51"/>
          </chart:series>
          <chart:series chart:style-name="ch8" chart:values-cell-range-address="Sheet1.D1:Sheet1.D51" chart:class="chart:scatter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1</svg:desc>
                </draw:g>
              </table:table-cell>
              <table:table-cell office:value-type="float" office:value="198.451">
                <text:p>198.451</text:p>
                <draw:g>
                  <svg:desc>Sheet1.B1:Sheet1.B51</svg:desc>
                </draw:g>
              </table:table-cell>
              <table:table-cell office:value-type="float" office:value="1242.5">
                <text:p>1242.5</text:p>
                <draw:g>
                  <svg:desc>Sheet1.C1:Sheet1.C51</svg:desc>
                </draw:g>
              </table:table-cell>
              <table:table-cell office:value-type="float" office:value="6.47">
                <text:p>6.47</text:p>
                <draw:g>
                  <svg:desc>Sheet1.D1:Sheet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30.883">
                <text:p>130.883</text:p>
              </table:table-cell>
              <table:table-cell office:value-type="float" office:value="132.828">
                <text:p>132.828</text:p>
              </table:table-cell>
              <table:table-cell office:value-type="float" office:value="35.44">
                <text:p>35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89.6676">
                <text:p>89.6676</text:p>
              </table:table-cell>
              <table:table-cell office:value-type="float" office:value="90.9603">
                <text:p>90.96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87.657">
                <text:p>87.657</text:p>
              </table:table-cell>
              <table:table-cell office:value-type="float" office:value="90.6763">
                <text:p>90.67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87.657">
                <text:p>87.657</text:p>
              </table:table-cell>
              <table:table-cell office:value-type="float" office:value="88.7987">
                <text:p>88.79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71.353">
                <text:p>71.353</text:p>
              </table:table-cell>
              <table:table-cell office:value-type="float" office:value="73.1541">
                <text:p>73.15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">
                <text:p>60000</text:p>
              </table:table-cell>
              <table:table-cell office:value-type="float" office:value="70.9655">
                <text:p>70.9655</text:p>
              </table:table-cell>
              <table:table-cell office:value-type="float" office:value="73.4285">
                <text:p>73.42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">
                <text:p>70000</text:p>
              </table:table-cell>
              <table:table-cell office:value-type="float" office:value="70.8797">
                <text:p>70.8797</text:p>
              </table:table-cell>
              <table:table-cell office:value-type="float" office:value="72.147">
                <text:p>72.1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">
                <text:p>80000</text:p>
              </table:table-cell>
              <table:table-cell office:value-type="float" office:value="70.8738">
                <text:p>70.8738</text:p>
              </table:table-cell>
              <table:table-cell office:value-type="float" office:value="75.7078">
                <text:p>75.70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">
                <text:p>90000</text:p>
              </table:table-cell>
              <table:table-cell office:value-type="float" office:value="70.8062">
                <text:p>70.8062</text:p>
              </table:table-cell>
              <table:table-cell office:value-type="float" office:value="70.9187">
                <text:p>70.918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70.8062">
                <text:p>70.8062</text:p>
              </table:table-cell>
              <table:table-cell office:value-type="float" office:value="70.8062">
                <text:p>70.80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">
                <text:p>110000</text:p>
              </table:table-cell>
              <table:table-cell office:value-type="float" office:value="70.6229">
                <text:p>70.6229</text:p>
              </table:table-cell>
              <table:table-cell office:value-type="float" office:value="71.3445">
                <text:p>71.34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">
                <text:p>120000</text:p>
              </table:table-cell>
              <table:table-cell office:value-type="float" office:value="69.4479">
                <text:p>69.4479</text:p>
              </table:table-cell>
              <table:table-cell office:value-type="float" office:value="72.9416">
                <text:p>72.94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">
                <text:p>130000</text:p>
              </table:table-cell>
              <table:table-cell office:value-type="float" office:value="69.0415">
                <text:p>69.0415</text:p>
              </table:table-cell>
              <table:table-cell office:value-type="float" office:value="71.0797">
                <text:p>71.07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">
                <text:p>140000</text:p>
              </table:table-cell>
              <table:table-cell office:value-type="float" office:value="68.2629">
                <text:p>68.2629</text:p>
              </table:table-cell>
              <table:table-cell office:value-type="float" office:value="68.9737">
                <text:p>68.97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">
                <text:p>150000</text:p>
              </table:table-cell>
              <table:table-cell office:value-type="float" office:value="68.2629">
                <text:p>68.2629</text:p>
              </table:table-cell>
              <table:table-cell office:value-type="float" office:value="73.1804">
                <text:p>73.18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">
                <text:p>160000</text:p>
              </table:table-cell>
              <table:table-cell office:value-type="float" office:value="68.2629">
                <text:p>68.2629</text:p>
              </table:table-cell>
              <table:table-cell office:value-type="float" office:value="70.7508">
                <text:p>70.75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">
                <text:p>170000</text:p>
              </table:table-cell>
              <table:table-cell office:value-type="float" office:value="68.2629">
                <text:p>68.2629</text:p>
              </table:table-cell>
              <table:table-cell office:value-type="float" office:value="70.237">
                <text:p>70.2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">
                <text:p>180000</text:p>
              </table:table-cell>
              <table:table-cell office:value-type="float" office:value="68.2629">
                <text:p>68.2629</text:p>
              </table:table-cell>
              <table:table-cell office:value-type="float" office:value="70.7881">
                <text:p>70.78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">
                <text:p>190000</text:p>
              </table:table-cell>
              <table:table-cell office:value-type="float" office:value="68.0529">
                <text:p>68.0529</text:p>
              </table:table-cell>
              <table:table-cell office:value-type="float" office:value="70.72">
                <text:p>70.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">
                <text:p>200000</text:p>
              </table:table-cell>
              <table:table-cell office:value-type="float" office:value="68.0529">
                <text:p>68.0529</text:p>
              </table:table-cell>
              <table:table-cell office:value-type="float" office:value="68.7042">
                <text:p>68.70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">
                <text:p>210000</text:p>
              </table:table-cell>
              <table:table-cell office:value-type="float" office:value="68.0526">
                <text:p>68.0526</text:p>
              </table:table-cell>
              <table:table-cell office:value-type="float" office:value="69.4065">
                <text:p>69.40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">
                <text:p>220000</text:p>
              </table:table-cell>
              <table:table-cell office:value-type="float" office:value="68.0526">
                <text:p>68.0526</text:p>
              </table:table-cell>
              <table:table-cell office:value-type="float" office:value="69.8022">
                <text:p>69.80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">
                <text:p>230000</text:p>
              </table:table-cell>
              <table:table-cell office:value-type="float" office:value="68.0526">
                <text:p>68.0526</text:p>
              </table:table-cell>
              <table:table-cell office:value-type="float" office:value="70.0886">
                <text:p>70.08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">
                <text:p>240000</text:p>
              </table:table-cell>
              <table:table-cell office:value-type="float" office:value="68.0526">
                <text:p>68.0526</text:p>
              </table:table-cell>
              <table:table-cell office:value-type="float" office:value="69.1897">
                <text:p>69.18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">
                <text:p>250000</text:p>
              </table:table-cell>
              <table:table-cell office:value-type="float" office:value="67.986">
                <text:p>67.986</text:p>
              </table:table-cell>
              <table:table-cell office:value-type="float" office:value="68.5648">
                <text:p>68.56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">
                <text:p>260000</text:p>
              </table:table-cell>
              <table:table-cell office:value-type="float" office:value="67.986">
                <text:p>67.986</text:p>
              </table:table-cell>
              <table:table-cell office:value-type="float" office:value="69.21">
                <text:p>69.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">
                <text:p>270000</text:p>
              </table:table-cell>
              <table:table-cell office:value-type="float" office:value="67.9848">
                <text:p>67.9848</text:p>
              </table:table-cell>
              <table:table-cell office:value-type="float" office:value="69.997">
                <text:p>69.9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">
                <text:p>280000</text:p>
              </table:table-cell>
              <table:table-cell office:value-type="float" office:value="67.9848">
                <text:p>67.9848</text:p>
              </table:table-cell>
              <table:table-cell office:value-type="float" office:value="69.3151">
                <text:p>69.31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">
                <text:p>290000</text:p>
              </table:table-cell>
              <table:table-cell office:value-type="float" office:value="67.9848">
                <text:p>67.9848</text:p>
              </table:table-cell>
              <table:table-cell office:value-type="float" office:value="68.6264">
                <text:p>68.62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">
                <text:p>300000</text:p>
              </table:table-cell>
              <table:table-cell office:value-type="float" office:value="67.9848">
                <text:p>67.9848</text:p>
              </table:table-cell>
              <table:table-cell office:value-type="float" office:value="69.3641">
                <text:p>69.36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">
                <text:p>310000</text:p>
              </table:table-cell>
              <table:table-cell office:value-type="float" office:value="67.8943">
                <text:p>67.8943</text:p>
              </table:table-cell>
              <table:table-cell office:value-type="float" office:value="69.1034">
                <text:p>69.10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">
                <text:p>320000</text:p>
              </table:table-cell>
              <table:table-cell office:value-type="float" office:value="67.8941">
                <text:p>67.8941</text:p>
              </table:table-cell>
              <table:table-cell office:value-type="float" office:value="72.3023">
                <text:p>72.30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">
                <text:p>330000</text:p>
              </table:table-cell>
              <table:table-cell office:value-type="float" office:value="67.8941">
                <text:p>67.8941</text:p>
              </table:table-cell>
              <table:table-cell office:value-type="float" office:value="71.8541">
                <text:p>71.85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">
                <text:p>340000</text:p>
              </table:table-cell>
              <table:table-cell office:value-type="float" office:value="67.8941">
                <text:p>67.8941</text:p>
              </table:table-cell>
              <table:table-cell office:value-type="float" office:value="69.2252">
                <text:p>69.22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">
                <text:p>350000</text:p>
              </table:table-cell>
              <table:table-cell office:value-type="float" office:value="67.8941">
                <text:p>67.8941</text:p>
              </table:table-cell>
              <table:table-cell office:value-type="float" office:value="71.5823">
                <text:p>71.58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">
                <text:p>360000</text:p>
              </table:table-cell>
              <table:table-cell office:value-type="float" office:value="67.8941">
                <text:p>67.8941</text:p>
              </table:table-cell>
              <table:table-cell office:value-type="float" office:value="71.1618">
                <text:p>71.16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">
                <text:p>370000</text:p>
              </table:table-cell>
              <table:table-cell office:value-type="float" office:value="67.8941">
                <text:p>67.8941</text:p>
              </table:table-cell>
              <table:table-cell office:value-type="float" office:value="74.207">
                <text:p>74.2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">
                <text:p>380000</text:p>
              </table:table-cell>
              <table:table-cell office:value-type="float" office:value="67.8941">
                <text:p>67.8941</text:p>
              </table:table-cell>
              <table:table-cell office:value-type="float" office:value="69.2743">
                <text:p>69.27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">
                <text:p>390000</text:p>
              </table:table-cell>
              <table:table-cell office:value-type="float" office:value="67.8941">
                <text:p>67.8941</text:p>
              </table:table-cell>
              <table:table-cell office:value-type="float" office:value="73.5017">
                <text:p>73.50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">
                <text:p>400000</text:p>
              </table:table-cell>
              <table:table-cell office:value-type="float" office:value="67.8941">
                <text:p>67.8941</text:p>
              </table:table-cell>
              <table:table-cell office:value-type="float" office:value="69.2971">
                <text:p>69.29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">
                <text:p>410000</text:p>
              </table:table-cell>
              <table:table-cell office:value-type="float" office:value="67.8941">
                <text:p>67.8941</text:p>
              </table:table-cell>
              <table:table-cell office:value-type="float" office:value="71.4004">
                <text:p>71.40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">
                <text:p>420000</text:p>
              </table:table-cell>
              <table:table-cell office:value-type="float" office:value="67.8941">
                <text:p>67.8941</text:p>
              </table:table-cell>
              <table:table-cell office:value-type="float" office:value="69.2888">
                <text:p>69.28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">
                <text:p>430000</text:p>
              </table:table-cell>
              <table:table-cell office:value-type="float" office:value="67.8941">
                <text:p>67.8941</text:p>
              </table:table-cell>
              <table:table-cell office:value-type="float" office:value="69.8586">
                <text:p>69.85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">
                <text:p>440000</text:p>
              </table:table-cell>
              <table:table-cell office:value-type="float" office:value="67.8941">
                <text:p>67.8941</text:p>
              </table:table-cell>
              <table:table-cell office:value-type="float" office:value="72.434">
                <text:p>72.4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">
                <text:p>450000</text:p>
              </table:table-cell>
              <table:table-cell office:value-type="float" office:value="67.8941">
                <text:p>67.8941</text:p>
              </table:table-cell>
              <table:table-cell office:value-type="float" office:value="70.3872">
                <text:p>70.38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">
                <text:p>460000</text:p>
              </table:table-cell>
              <table:table-cell office:value-type="float" office:value="67.894">
                <text:p>67.894</text:p>
              </table:table-cell>
              <table:table-cell office:value-type="float" office:value="68.5071">
                <text:p>68.50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">
                <text:p>470000</text:p>
              </table:table-cell>
              <table:table-cell office:value-type="float" office:value="67.894">
                <text:p>67.894</text:p>
              </table:table-cell>
              <table:table-cell office:value-type="float" office:value="69.1145">
                <text:p>69.11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">
                <text:p>480000</text:p>
              </table:table-cell>
              <table:table-cell office:value-type="float" office:value="67.894">
                <text:p>67.894</text:p>
              </table:table-cell>
              <table:table-cell office:value-type="float" office:value="72.831">
                <text:p>72.8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">
                <text:p>490000</text:p>
              </table:table-cell>
              <table:table-cell office:value-type="float" office:value="67.894">
                <text:p>67.894</text:p>
              </table:table-cell>
              <table:table-cell office:value-type="float" office:value="68.626">
                <text:p>68.6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">
                <text:p>500000</text:p>
              </table:table-cell>
              <table:table-cell office:value-type="float" office:value="67.894">
                <text:p>67.894</text:p>
              </table:table-cell>
              <table:table-cell office:value-type="float" office:value="72.7095">
                <text:p>72.7095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81cm" svg:y="0.316cm" chart:style-name="ch2">
          <text:p>Expected Fit vs My Fit</text:p>
        </chart:title>
        <chart:legend chart:legend-position="end" svg:x="13.253cm" svg:y="3.952cm" style:legend-expansion="high" chart:style-name="ch3"/>
        <chart:plot-area chart:style-name="ch4" table:cell-range-address="Sheet1.U130:Sheet1.W210" chart:data-source-has-labels="row" svg:x="1.331cm" svg:y="1.635cm" svg:width="11.283cm" svg:height="6.204cm">
          <chartooo:coordinate-region svg:x="2.058cm" svg:y="1.834cm" svg:width="10.369cm" svg:height="5.806cm"/>
          <chart:axis chart:dimension="x" chart:name="primary-x" chart:style-name="ch5">
            <chart:title svg:x="6.399cm" svg:y="8.019cm" chart:style-name="ch6">
              <text:p>Point X</text:p>
            </chart:title>
          </chart:axis>
          <chart:axis chart:dimension="y" chart:name="primary-y" chart:style-name="ch5">
            <chart:title svg:x="0.451cm" svg:y="5.972cm" chart:style-name="ch7">
              <text:p>Fitness Function</text:p>
            </chart:title>
            <chart:grid chart:style-name="ch8" chart:class="major"/>
          </chart:axis>
          <chart:series chart:style-name="ch9" chart:values-cell-range-address="Sheet1.V130:Sheet1.V210" chart:label-cell-address="" chart:class="chart:scatter">
            <chart:domain table:cell-range-address="Sheet1.U130:Sheet1.U210"/>
            <chart:data-point chart:repeated="81"/>
          </chart:series>
          <chart:series chart:style-name="ch10" chart:values-cell-range-address="Sheet1.W130:Sheet1.W210" chart:label-cell-address="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actual_fit</text:p>
              </table:table-cell>
              <table:table-cell office:value-type="string">
                <text:p>my_f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U130:Sheet1.U210</svg:desc>
                </draw:g>
              </table:table-cell>
              <table:table-cell office:value-type="float" office:value="52">
                <text:p>52</text:p>
                <draw:g>
                  <svg:desc>Sheet1.V130:Sheet1.V210</svg:desc>
                </draw:g>
              </table:table-cell>
              <table:table-cell office:value-type="float" office:value="14.8328">
                <text:p>14.8328</text:p>
                <draw:g>
                  <svg:desc>Sheet1.W130:Sheet1.W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.2">
                <text:p>30.2</text:p>
              </table:table-cell>
              <table:table-cell office:value-type="float" office:value="14.8328">
                <text:p>14.8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.2">
                <text:p>23.2</text:p>
              </table:table-cell>
              <table:table-cell office:value-type="float" office:value="14.8328">
                <text:p>14.8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4.8328">
                <text:p>14.8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0.8">
                <text:p>-20.8</text:p>
              </table:table-cell>
              <table:table-cell office:value-type="float" office:value="-48.3528">
                <text:p>-48.3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1.8">
                <text:p>-21.8</text:p>
              </table:table-cell>
              <table:table-cell office:value-type="float" office:value="-47.3528">
                <text:p>-47.3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7">
                <text:p>-27</text:p>
              </table:table-cell>
              <table:table-cell office:value-type="float" office:value="-46.3528">
                <text:p>-46.3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3.4">
                <text:p>-33.4</text:p>
              </table:table-cell>
              <table:table-cell office:value-type="float" office:value="-45.3528">
                <text:p>-45.3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41">
                <text:p>-41</text:p>
              </table:table-cell>
              <table:table-cell office:value-type="float" office:value="-44.3528">
                <text:p>-44.35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3.8">
                <text:p>-53.8</text:p>
              </table:table-cell>
              <table:table-cell office:value-type="float" office:value="-43.3528">
                <text:p>-43.3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52.8">
                <text:p>-52.8</text:p>
              </table:table-cell>
              <table:table-cell office:value-type="float" office:value="-42.3528">
                <text:p>-42.35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1">
                <text:p>-61</text:p>
              </table:table-cell>
              <table:table-cell office:value-type="float" office:value="-41.3528">
                <text:p>-41.3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55.4">
                <text:p>-55.4</text:p>
              </table:table-cell>
              <table:table-cell office:value-type="float" office:value="-40.3528">
                <text:p>-40.35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56">
                <text:p>-56</text:p>
              </table:table-cell>
              <table:table-cell office:value-type="float" office:value="-39.3528">
                <text:p>-39.35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63.8">
                <text:p>-63.8</text:p>
              </table:table-cell>
              <table:table-cell office:value-type="float" office:value="-38.3528">
                <text:p>-38.35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65.8">
                <text:p>-65.8</text:p>
              </table:table-cell>
              <table:table-cell office:value-type="float" office:value="-37.3528">
                <text:p>-37.3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60">
                <text:p>-60</text:p>
              </table:table-cell>
              <table:table-cell office:value-type="float" office:value="-36.3528">
                <text:p>-36.3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55.4">
                <text:p>-55.4</text:p>
              </table:table-cell>
              <table:table-cell office:value-type="float" office:value="-35.3528">
                <text:p>-35.3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57">
                <text:p>-57</text:p>
              </table:table-cell>
              <table:table-cell office:value-type="float" office:value="-34.3528">
                <text:p>-34.35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57.8">
                <text:p>-57.8</text:p>
              </table:table-cell>
              <table:table-cell office:value-type="float" office:value="-33.3528">
                <text:p>-33.3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49.8">
                <text:p>-49.8</text:p>
              </table:table-cell>
              <table:table-cell office:value-type="float" office:value="-32.3528">
                <text:p>-32.35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42">
                <text:p>-42</text:p>
              </table:table-cell>
              <table:table-cell office:value-type="float" office:value="-31.3528">
                <text:p>-31.35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42.4">
                <text:p>-42.4</text:p>
              </table:table-cell>
              <table:table-cell office:value-type="float" office:value="-30.3528">
                <text:p>-30.35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29">
                <text:p>-29</text:p>
              </table:table-cell>
              <table:table-cell office:value-type="float" office:value="-29.3528">
                <text:p>-29.35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28.8">
                <text:p>-28.8</text:p>
              </table:table-cell>
              <table:table-cell office:value-type="float" office:value="-28.3528">
                <text:p>-28.35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3.8">
                <text:p>-13.8</text:p>
              </table:table-cell>
              <table:table-cell office:value-type="float" office:value="-27.3528">
                <text:p>-27.35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3">
                <text:p>-13</text:p>
              </table:table-cell>
              <table:table-cell office:value-type="float" office:value="-26.3528">
                <text:p>-26.35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.4">
                <text:p>-1.4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7.5">
                <text:p>-7.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5">
                <text:p>-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5">
                <text:p>1.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">
                <text:p>0.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7">
                <text:p>-7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.5">
                <text:p>2.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">
                <text:p>-1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.5">
                <text:p>2.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5">
                <text:p>-0.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5">
                <text:p>3.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">
                <text:p>-1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5">
                <text:p>1.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5">
                <text:p>-0.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5">
                <text:p>-0.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.2054">
                <text:p>10.2054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2.4723">
                <text:p>12.4723</text:p>
              </table:table-cell>
              <table:table-cell office:value-type="float" office:value="-3.3528">
                <text:p>-3.35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2.6029">
                <text:p>12.6029</text:p>
              </table:table-cell>
              <table:table-cell office:value-type="float" office:value="11.5673">
                <text:p>11.56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4.0756">
                <text:p>14.0756</text:p>
              </table:table-cell>
              <table:table-cell office:value-type="float" office:value="12.5313">
                <text:p>12.53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2.2849">
                <text:p>12.2849</text:p>
              </table:table-cell>
              <table:table-cell office:value-type="float" office:value="13.4952">
                <text:p>13.49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9.69">
                <text:p>19.69</text:p>
              </table:table-cell>
              <table:table-cell office:value-type="float" office:value="14.4591">
                <text:p>14.45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0.9468">
                <text:p>20.9468</text:p>
              </table:table-cell>
              <table:table-cell office:value-type="float" office:value="15.4231">
                <text:p>15.42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9.9924">
                <text:p>19.9924</text:p>
              </table:table-cell>
              <table:table-cell office:value-type="float" office:value="16.387">
                <text:p>16.3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1.0606">
                <text:p>21.0606</text:p>
              </table:table-cell>
              <table:table-cell office:value-type="float" office:value="17.351">
                <text:p>17.3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2.6242">
                <text:p>22.6242</text:p>
              </table:table-cell>
              <table:table-cell office:value-type="float" office:value="18.3149">
                <text:p>18.31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8.2799">
                <text:p>18.2799</text:p>
              </table:table-cell>
              <table:table-cell office:value-type="float" office:value="19.2789">
                <text:p>19.27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4.6015">
                <text:p>14.6015</text:p>
              </table:table-cell>
              <table:table-cell office:value-type="float" office:value="20.2428">
                <text:p>20.24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2">
                <text:p>12</text:p>
              </table:table-cell>
              <table:table-cell office:value-type="float" office:value="21.2067">
                <text:p>21.20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2.6227">
                <text:p>22.6227</text:p>
              </table:table-cell>
              <table:table-cell office:value-type="float" office:value="22.1707">
                <text:p>22.17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0.3171">
                <text:p>20.3171</text:p>
              </table:table-cell>
              <table:table-cell office:value-type="float" office:value="23.1346">
                <text:p>23.13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4.6684">
                <text:p>24.6684</text:p>
              </table:table-cell>
              <table:table-cell office:value-type="float" office:value="24.0986">
                <text:p>24.09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8.1008">
                <text:p>28.1008</text:p>
              </table:table-cell>
              <table:table-cell office:value-type="float" office:value="25.0625">
                <text:p>25.0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1.0189">
                <text:p>31.0189</text:p>
              </table:table-cell>
              <table:table-cell office:value-type="float" office:value="26.0265">
                <text:p>26.02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7.953">
                <text:p>27.953</text:p>
              </table:table-cell>
              <table:table-cell office:value-type="float" office:value="26.9904">
                <text:p>26.99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8.6745">
                <text:p>28.6745</text:p>
              </table:table-cell>
              <table:table-cell office:value-type="float" office:value="27.9543">
                <text:p>27.95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5.2514">
                <text:p>35.2514</text:p>
              </table:table-cell>
              <table:table-cell office:value-type="float" office:value="28.9183">
                <text:p>28.91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1.0323">
                <text:p>31.0323</text:p>
              </table:table-cell>
              <table:table-cell office:value-type="float" office:value="29.8822">
                <text:p>29.88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9.5605">
                <text:p>29.5605</text:p>
              </table:table-cell>
              <table:table-cell office:value-type="float" office:value="30.8462">
                <text:p>30.84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4.4411">
                <text:p>34.4411</text:p>
              </table:table-cell>
              <table:table-cell office:value-type="float" office:value="31.8101">
                <text:p>31.81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1.193">
                <text:p>31.193</text:p>
              </table:table-cell>
              <table:table-cell office:value-type="float" office:value="32.7741">
                <text:p>32.7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5.1219">
                <text:p>35.1219</text:p>
              </table:table-cell>
              <table:table-cell office:value-type="float" office:value="33.738">
                <text:p>33.7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6.2451">
                <text:p>36.2451</text:p>
              </table:table-cell>
              <table:table-cell office:value-type="float" office:value="34.7019">
                <text:p>34.7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1.2876">
                <text:p>31.2876</text:p>
              </table:table-cell>
              <table:table-cell office:value-type="float" office:value="35.6659">
                <text:p>35.66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4.7494">
                <text:p>34.7494</text:p>
              </table:table-cell>
              <table:table-cell office:value-type="float" office:value="36.6298">
                <text:p>36.6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4.0277">
                <text:p>44.0277</text:p>
              </table:table-cell>
              <table:table-cell office:value-type="float" office:value="37.5938">
                <text:p>37.59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3.5647">
                <text:p>43.5647</text:p>
              </table:table-cell>
              <table:table-cell office:value-type="float" office:value="38.5577">
                <text:p>38.557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3.952cm" style:legend-expansion="high" chart:style-name="ch2"/>
        <chart:plot-area chart:style-name="ch3" table:cell-range-address="Sheet1.A1:Sheet1.C51" svg:x="0.77cm" svg:y="0.855cm" svg:width="11.738cm" svg:height="7.545cm">
          <chartooo:coordinate-region svg:x="1.762cm" svg:y="1.055cm" svg:width="10.189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1" chart:class="chart:scatter">
            <chart:domain table:cell-range-address="Sheet1.A1:Sheet1.A51"/>
            <chart:data-point chart:repeated="51"/>
          </chart:series>
          <chart:series chart:style-name="ch7" chart:values-cell-range-address="Sheet1.C1:Sheet1.C51" chart:class="chart:scatte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1</svg:desc>
                </draw:g>
              </table:table-cell>
              <table:table-cell office:value-type="float" office:value="198.451">
                <text:p>198.451</text:p>
                <draw:g>
                  <svg:desc>Sheet1.B1:Sheet1.B51</svg:desc>
                </draw:g>
              </table:table-cell>
              <table:table-cell office:value-type="float" office:value="1242.5">
                <text:p>1242.5</text:p>
                <draw:g>
                  <svg:desc>Sheet1.C1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30.883">
                <text:p>130.883</text:p>
              </table:table-cell>
              <table:table-cell office:value-type="float" office:value="132.828">
                <text:p>132.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89.6676">
                <text:p>89.6676</text:p>
              </table:table-cell>
              <table:table-cell office:value-type="float" office:value="90.9603">
                <text:p>90.9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87.657">
                <text:p>87.657</text:p>
              </table:table-cell>
              <table:table-cell office:value-type="float" office:value="90.6763">
                <text:p>90.6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87.657">
                <text:p>87.657</text:p>
              </table:table-cell>
              <table:table-cell office:value-type="float" office:value="88.7987">
                <text:p>88.7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71.353">
                <text:p>71.353</text:p>
              </table:table-cell>
              <table:table-cell office:value-type="float" office:value="73.1541">
                <text:p>73.1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">
                <text:p>60000</text:p>
              </table:table-cell>
              <table:table-cell office:value-type="float" office:value="70.9655">
                <text:p>70.9655</text:p>
              </table:table-cell>
              <table:table-cell office:value-type="float" office:value="73.4285">
                <text:p>73.4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">
                <text:p>70000</text:p>
              </table:table-cell>
              <table:table-cell office:value-type="float" office:value="70.8797">
                <text:p>70.8797</text:p>
              </table:table-cell>
              <table:table-cell office:value-type="float" office:value="72.147">
                <text:p>72.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">
                <text:p>80000</text:p>
              </table:table-cell>
              <table:table-cell office:value-type="float" office:value="70.8738">
                <text:p>70.8738</text:p>
              </table:table-cell>
              <table:table-cell office:value-type="float" office:value="75.7078">
                <text:p>75.70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">
                <text:p>90000</text:p>
              </table:table-cell>
              <table:table-cell office:value-type="float" office:value="70.8062">
                <text:p>70.8062</text:p>
              </table:table-cell>
              <table:table-cell office:value-type="float" office:value="70.9187">
                <text:p>70.9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70.8062">
                <text:p>70.8062</text:p>
              </table:table-cell>
              <table:table-cell office:value-type="float" office:value="70.8062">
                <text:p>70.8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">
                <text:p>110000</text:p>
              </table:table-cell>
              <table:table-cell office:value-type="float" office:value="70.6229">
                <text:p>70.6229</text:p>
              </table:table-cell>
              <table:table-cell office:value-type="float" office:value="71.3445">
                <text:p>71.3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">
                <text:p>120000</text:p>
              </table:table-cell>
              <table:table-cell office:value-type="float" office:value="69.4479">
                <text:p>69.4479</text:p>
              </table:table-cell>
              <table:table-cell office:value-type="float" office:value="72.9416">
                <text:p>72.9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">
                <text:p>130000</text:p>
              </table:table-cell>
              <table:table-cell office:value-type="float" office:value="69.0415">
                <text:p>69.0415</text:p>
              </table:table-cell>
              <table:table-cell office:value-type="float" office:value="71.0797">
                <text:p>71.07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">
                <text:p>140000</text:p>
              </table:table-cell>
              <table:table-cell office:value-type="float" office:value="68.2629">
                <text:p>68.2629</text:p>
              </table:table-cell>
              <table:table-cell office:value-type="float" office:value="68.9737">
                <text:p>68.9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">
                <text:p>150000</text:p>
              </table:table-cell>
              <table:table-cell office:value-type="float" office:value="68.2629">
                <text:p>68.2629</text:p>
              </table:table-cell>
              <table:table-cell office:value-type="float" office:value="73.1804">
                <text:p>73.18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">
                <text:p>160000</text:p>
              </table:table-cell>
              <table:table-cell office:value-type="float" office:value="68.2629">
                <text:p>68.2629</text:p>
              </table:table-cell>
              <table:table-cell office:value-type="float" office:value="70.7508">
                <text:p>70.7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">
                <text:p>170000</text:p>
              </table:table-cell>
              <table:table-cell office:value-type="float" office:value="68.2629">
                <text:p>68.2629</text:p>
              </table:table-cell>
              <table:table-cell office:value-type="float" office:value="70.237">
                <text:p>70.2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">
                <text:p>180000</text:p>
              </table:table-cell>
              <table:table-cell office:value-type="float" office:value="68.2629">
                <text:p>68.2629</text:p>
              </table:table-cell>
              <table:table-cell office:value-type="float" office:value="70.7881">
                <text:p>70.78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">
                <text:p>190000</text:p>
              </table:table-cell>
              <table:table-cell office:value-type="float" office:value="68.0529">
                <text:p>68.0529</text:p>
              </table:table-cell>
              <table:table-cell office:value-type="float" office:value="70.72">
                <text:p>70.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">
                <text:p>200000</text:p>
              </table:table-cell>
              <table:table-cell office:value-type="float" office:value="68.0529">
                <text:p>68.0529</text:p>
              </table:table-cell>
              <table:table-cell office:value-type="float" office:value="68.7042">
                <text:p>68.70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">
                <text:p>210000</text:p>
              </table:table-cell>
              <table:table-cell office:value-type="float" office:value="68.0526">
                <text:p>68.0526</text:p>
              </table:table-cell>
              <table:table-cell office:value-type="float" office:value="69.4065">
                <text:p>69.40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">
                <text:p>220000</text:p>
              </table:table-cell>
              <table:table-cell office:value-type="float" office:value="68.0526">
                <text:p>68.0526</text:p>
              </table:table-cell>
              <table:table-cell office:value-type="float" office:value="69.8022">
                <text:p>69.8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">
                <text:p>230000</text:p>
              </table:table-cell>
              <table:table-cell office:value-type="float" office:value="68.0526">
                <text:p>68.0526</text:p>
              </table:table-cell>
              <table:table-cell office:value-type="float" office:value="70.0886">
                <text:p>70.08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">
                <text:p>240000</text:p>
              </table:table-cell>
              <table:table-cell office:value-type="float" office:value="68.0526">
                <text:p>68.0526</text:p>
              </table:table-cell>
              <table:table-cell office:value-type="float" office:value="69.1897">
                <text:p>69.18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">
                <text:p>250000</text:p>
              </table:table-cell>
              <table:table-cell office:value-type="float" office:value="67.986">
                <text:p>67.986</text:p>
              </table:table-cell>
              <table:table-cell office:value-type="float" office:value="68.5648">
                <text:p>68.56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">
                <text:p>260000</text:p>
              </table:table-cell>
              <table:table-cell office:value-type="float" office:value="67.986">
                <text:p>67.986</text:p>
              </table:table-cell>
              <table:table-cell office:value-type="float" office:value="69.21">
                <text:p>69.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">
                <text:p>270000</text:p>
              </table:table-cell>
              <table:table-cell office:value-type="float" office:value="67.9848">
                <text:p>67.9848</text:p>
              </table:table-cell>
              <table:table-cell office:value-type="float" office:value="69.997">
                <text:p>69.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">
                <text:p>280000</text:p>
              </table:table-cell>
              <table:table-cell office:value-type="float" office:value="67.9848">
                <text:p>67.9848</text:p>
              </table:table-cell>
              <table:table-cell office:value-type="float" office:value="69.3151">
                <text:p>69.31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">
                <text:p>290000</text:p>
              </table:table-cell>
              <table:table-cell office:value-type="float" office:value="67.9848">
                <text:p>67.9848</text:p>
              </table:table-cell>
              <table:table-cell office:value-type="float" office:value="68.6264">
                <text:p>68.62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">
                <text:p>300000</text:p>
              </table:table-cell>
              <table:table-cell office:value-type="float" office:value="67.9848">
                <text:p>67.9848</text:p>
              </table:table-cell>
              <table:table-cell office:value-type="float" office:value="69.3641">
                <text:p>69.36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">
                <text:p>310000</text:p>
              </table:table-cell>
              <table:table-cell office:value-type="float" office:value="67.8943">
                <text:p>67.8943</text:p>
              </table:table-cell>
              <table:table-cell office:value-type="float" office:value="69.1034">
                <text:p>69.10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">
                <text:p>320000</text:p>
              </table:table-cell>
              <table:table-cell office:value-type="float" office:value="67.8941">
                <text:p>67.8941</text:p>
              </table:table-cell>
              <table:table-cell office:value-type="float" office:value="72.3023">
                <text:p>72.30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">
                <text:p>330000</text:p>
              </table:table-cell>
              <table:table-cell office:value-type="float" office:value="67.8941">
                <text:p>67.8941</text:p>
              </table:table-cell>
              <table:table-cell office:value-type="float" office:value="71.8541">
                <text:p>71.85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">
                <text:p>340000</text:p>
              </table:table-cell>
              <table:table-cell office:value-type="float" office:value="67.8941">
                <text:p>67.8941</text:p>
              </table:table-cell>
              <table:table-cell office:value-type="float" office:value="69.2252">
                <text:p>69.22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">
                <text:p>350000</text:p>
              </table:table-cell>
              <table:table-cell office:value-type="float" office:value="67.8941">
                <text:p>67.8941</text:p>
              </table:table-cell>
              <table:table-cell office:value-type="float" office:value="71.5823">
                <text:p>71.58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">
                <text:p>360000</text:p>
              </table:table-cell>
              <table:table-cell office:value-type="float" office:value="67.8941">
                <text:p>67.8941</text:p>
              </table:table-cell>
              <table:table-cell office:value-type="float" office:value="71.1618">
                <text:p>71.16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">
                <text:p>370000</text:p>
              </table:table-cell>
              <table:table-cell office:value-type="float" office:value="67.8941">
                <text:p>67.8941</text:p>
              </table:table-cell>
              <table:table-cell office:value-type="float" office:value="74.207">
                <text:p>74.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">
                <text:p>380000</text:p>
              </table:table-cell>
              <table:table-cell office:value-type="float" office:value="67.8941">
                <text:p>67.8941</text:p>
              </table:table-cell>
              <table:table-cell office:value-type="float" office:value="69.2743">
                <text:p>69.27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">
                <text:p>390000</text:p>
              </table:table-cell>
              <table:table-cell office:value-type="float" office:value="67.8941">
                <text:p>67.8941</text:p>
              </table:table-cell>
              <table:table-cell office:value-type="float" office:value="73.5017">
                <text:p>73.50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">
                <text:p>400000</text:p>
              </table:table-cell>
              <table:table-cell office:value-type="float" office:value="67.8941">
                <text:p>67.8941</text:p>
              </table:table-cell>
              <table:table-cell office:value-type="float" office:value="69.2971">
                <text:p>69.29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">
                <text:p>410000</text:p>
              </table:table-cell>
              <table:table-cell office:value-type="float" office:value="67.8941">
                <text:p>67.8941</text:p>
              </table:table-cell>
              <table:table-cell office:value-type="float" office:value="71.4004">
                <text:p>71.4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">
                <text:p>420000</text:p>
              </table:table-cell>
              <table:table-cell office:value-type="float" office:value="67.8941">
                <text:p>67.8941</text:p>
              </table:table-cell>
              <table:table-cell office:value-type="float" office:value="69.2888">
                <text:p>69.28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">
                <text:p>430000</text:p>
              </table:table-cell>
              <table:table-cell office:value-type="float" office:value="67.8941">
                <text:p>67.8941</text:p>
              </table:table-cell>
              <table:table-cell office:value-type="float" office:value="69.8586">
                <text:p>69.85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">
                <text:p>440000</text:p>
              </table:table-cell>
              <table:table-cell office:value-type="float" office:value="67.8941">
                <text:p>67.8941</text:p>
              </table:table-cell>
              <table:table-cell office:value-type="float" office:value="72.434">
                <text:p>72.4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">
                <text:p>450000</text:p>
              </table:table-cell>
              <table:table-cell office:value-type="float" office:value="67.8941">
                <text:p>67.8941</text:p>
              </table:table-cell>
              <table:table-cell office:value-type="float" office:value="70.3872">
                <text:p>70.38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">
                <text:p>460000</text:p>
              </table:table-cell>
              <table:table-cell office:value-type="float" office:value="67.894">
                <text:p>67.894</text:p>
              </table:table-cell>
              <table:table-cell office:value-type="float" office:value="68.5071">
                <text:p>68.50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">
                <text:p>470000</text:p>
              </table:table-cell>
              <table:table-cell office:value-type="float" office:value="67.894">
                <text:p>67.894</text:p>
              </table:table-cell>
              <table:table-cell office:value-type="float" office:value="69.1145">
                <text:p>69.11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">
                <text:p>480000</text:p>
              </table:table-cell>
              <table:table-cell office:value-type="float" office:value="67.894">
                <text:p>67.894</text:p>
              </table:table-cell>
              <table:table-cell office:value-type="float" office:value="72.831">
                <text:p>72.8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">
                <text:p>490000</text:p>
              </table:table-cell>
              <table:table-cell office:value-type="float" office:value="67.894">
                <text:p>67.894</text:p>
              </table:table-cell>
              <table:table-cell office:value-type="float" office:value="68.626">
                <text:p>68.6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">
                <text:p>500000</text:p>
              </table:table-cell>
              <table:table-cell office:value-type="float" office:value="67.894">
                <text:p>67.894</text:p>
              </table:table-cell>
              <table:table-cell office:value-type="float" office:value="72.7095">
                <text:p>72.70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81cm" svg:y="0.316cm" chart:style-name="ch2">
          <text:p>Expected Fit vs My Fit</text:p>
        </chart:title>
        <chart:legend chart:legend-position="end" svg:x="13.147cm" svg:y="3.952cm" style:legend-expansion="high" chart:style-name="ch3"/>
        <chart:plot-area chart:style-name="ch4" table:cell-range-address="Sheet1.Q130:Sheet1.S210" svg:x="1.331cm" svg:y="1.635cm" svg:width="11.177cm" svg:height="6.204cm">
          <chartooo:coordinate-region svg:x="2.058cm" svg:y="1.834cm" svg:width="10.263cm" svg:height="5.806cm"/>
          <chart:axis chart:dimension="x" chart:name="primary-x" chart:style-name="ch5">
            <chart:title svg:x="6.346cm" svg:y="8.019cm" chart:style-name="ch6">
              <text:p>Point X</text:p>
            </chart:title>
          </chart:axis>
          <chart:axis chart:dimension="y" chart:name="primary-y" chart:style-name="ch5">
            <chart:title svg:x="0.451cm" svg:y="5.972cm" chart:style-name="ch7">
              <text:p>Fitness Function</text:p>
            </chart:title>
            <chart:grid chart:style-name="ch8" chart:class="major"/>
          </chart:axis>
          <chart:series chart:style-name="ch9" chart:values-cell-range-address="Sheet1.R130:Sheet1.R210" chart:class="chart:scatter">
            <chart:domain table:cell-range-address="Sheet1.Q130:Sheet1.Q210"/>
            <chart:data-point chart:repeated="81"/>
          </chart:series>
          <chart:series chart:style-name="ch10" chart:values-cell-range-address="Sheet1.S130:Sheet1.S210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Q130:Sheet1.Q210</svg:desc>
                </draw:g>
              </table:table-cell>
              <table:table-cell office:value-type="float" office:value="52">
                <text:p>52</text:p>
                <draw:g>
                  <svg:desc>Sheet1.R130:Sheet1.R210</svg:desc>
                </draw:g>
              </table:table-cell>
              <table:table-cell office:value-type="float" office:value="35.0019">
                <text:p>35.0019</text:p>
                <draw:g>
                  <svg:desc>Sheet1.S130:Sheet1.S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.2">
                <text:p>30.2</text:p>
              </table:table-cell>
              <table:table-cell office:value-type="float" office:value="34.0019">
                <text:p>34.0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.2">
                <text:p>23.2</text:p>
              </table:table-cell>
              <table:table-cell office:value-type="float" office:value="33.0019">
                <text:p>33.0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313901">
                <text:p>0.313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313901">
                <text:p>0.313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0.313901">
                <text:p>0.313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0.8">
                <text:p>-20.8</text:p>
              </table:table-cell>
              <table:table-cell office:value-type="float" office:value="-24.3583">
                <text:p>-24.3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1.8">
                <text:p>-21.8</text:p>
              </table:table-cell>
              <table:table-cell office:value-type="float" office:value="-24.3583">
                <text:p>-24.3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7">
                <text:p>-27</text:p>
              </table:table-cell>
              <table:table-cell office:value-type="float" office:value="-24.3583">
                <text:p>-24.3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3.4">
                <text:p>-33.4</text:p>
              </table:table-cell>
              <table:table-cell office:value-type="float" office:value="-24.3583">
                <text:p>-24.35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41">
                <text:p>-41</text:p>
              </table:table-cell>
              <table:table-cell office:value-type="float" office:value="-24.3583">
                <text:p>-24.3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3.8">
                <text:p>-53.8</text:p>
              </table:table-cell>
              <table:table-cell office:value-type="float" office:value="-24.3583">
                <text:p>-24.35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52.8">
                <text:p>-52.8</text:p>
              </table:table-cell>
              <table:table-cell office:value-type="float" office:value="-24.3583">
                <text:p>-24.35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1">
                <text:p>-61</text:p>
              </table:table-cell>
              <table:table-cell office:value-type="float" office:value="-24.3583">
                <text:p>-24.35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55.4">
                <text:p>-55.4</text:p>
              </table:table-cell>
              <table:table-cell office:value-type="float" office:value="-24.3583">
                <text:p>-24.35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56">
                <text:p>-56</text:p>
              </table:table-cell>
              <table:table-cell office:value-type="float" office:value="-24.3583">
                <text:p>-24.35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63.8">
                <text:p>-63.8</text:p>
              </table:table-cell>
              <table:table-cell office:value-type="float" office:value="-24.3583">
                <text:p>-24.3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65.8">
                <text:p>-65.8</text:p>
              </table:table-cell>
              <table:table-cell office:value-type="float" office:value="-24.3583">
                <text:p>-24.35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60">
                <text:p>-60</text:p>
              </table:table-cell>
              <table:table-cell office:value-type="float" office:value="-24.3583">
                <text:p>-24.35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55.4">
                <text:p>-55.4</text:p>
              </table:table-cell>
              <table:table-cell office:value-type="float" office:value="-24.3583">
                <text:p>-24.3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57">
                <text:p>-57</text:p>
              </table:table-cell>
              <table:table-cell office:value-type="float" office:value="-24.3583">
                <text:p>-24.35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57.8">
                <text:p>-57.8</text:p>
              </table:table-cell>
              <table:table-cell office:value-type="float" office:value="-24.3583">
                <text:p>-24.35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49.8">
                <text:p>-49.8</text:p>
              </table:table-cell>
              <table:table-cell office:value-type="float" office:value="-24.3583">
                <text:p>-24.35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42">
                <text:p>-42</text:p>
              </table:table-cell>
              <table:table-cell office:value-type="float" office:value="-24.3583">
                <text:p>-24.35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42.4">
                <text:p>-42.4</text:p>
              </table:table-cell>
              <table:table-cell office:value-type="float" office:value="-24.3583">
                <text:p>-24.35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29">
                <text:p>-2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28.8">
                <text:p>-28.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3.8">
                <text:p>-13.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3">
                <text:p>-1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.4">
                <text:p>-1.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7.5">
                <text:p>-7.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5">
                <text:p>-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5">
                <text:p>1.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">
                <text:p>0.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.5">
                <text:p>2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.5">
                <text:p>2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5">
                <text:p>-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5">
                <text:p>1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5">
                <text:p>-0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5">
                <text:p>-0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.2054">
                <text:p>10.20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2.4723">
                <text:p>12.47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2.6029">
                <text:p>12.60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4.0756">
                <text:p>14.07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2.2849">
                <text:p>12.28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9.69">
                <text:p>19.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0.9468">
                <text:p>20.94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9.9924">
                <text:p>19.9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1.0606">
                <text:p>21.06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2.6242">
                <text:p>22.62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8.2799">
                <text:p>18.27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4.6015">
                <text:p>14.60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2.6227">
                <text:p>22.62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0.3171">
                <text:p>20.31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4.6684">
                <text:p>24.66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8.1008">
                <text:p>28.10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1.0189">
                <text:p>31.01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7.953">
                <text:p>27.9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8.6745">
                <text:p>28.67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5.2514">
                <text:p>35.25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1.0323">
                <text:p>31.03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9.5605">
                <text:p>29.56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4.4411">
                <text:p>34.44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1.193">
                <text:p>31.1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5.1219">
                <text:p>35.12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6.2451">
                <text:p>36.24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1.2876">
                <text:p>31.28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4.7494">
                <text:p>34.74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4.0277">
                <text:p>44.02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3.5647">
                <text:p>43.5647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3.952cm" style:legend-expansion="high" chart:style-name="ch2"/>
        <chart:plot-area chart:style-name="ch3" table:cell-range-address="Sheet1.A122:Sheet1.C212" svg:x="0.77cm" svg:y="0.855cm" svg:width="11.738cm" svg:height="7.545cm">
          <chartooo:coordinate-region svg:x="1.762cm" svg:y="1.054cm" svg:width="10.28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22:Sheet1.B212" chart:class="chart:scatter">
            <chart:domain table:cell-range-address="Sheet1.A122:Sheet1.A212"/>
            <chart:data-point chart:repeated="91"/>
          </chart:series>
          <chart:series chart:style-name="ch7" chart:values-cell-range-address="Sheet1.C122:Sheet1.C212" chart:class="chart:scatter"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22:Sheet1.A212</svg:desc>
                </draw:g>
              </table:table-cell>
              <table:table-cell office:value-type="float" office:value="198.372">
                <text:p>198.372</text:p>
                <draw:g>
                  <svg:desc>Sheet1.B122:Sheet1.B212</svg:desc>
                </draw:g>
              </table:table-cell>
              <table:table-cell office:value-type="float" office:value="1983.98">
                <text:p>1983.98</text:p>
                <draw:g>
                  <svg:desc>Sheet1.C122:Sheet1.C2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98.001">
                <text:p>198.001</text:p>
              </table:table-cell>
              <table:table-cell office:value-type="float" office:value="199.053">
                <text:p>199.0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92.397">
                <text:p>192.397</text:p>
              </table:table-cell>
              <table:table-cell office:value-type="float" office:value="195.131">
                <text:p>195.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90.872">
                <text:p>190.872</text:p>
              </table:table-cell>
              <table:table-cell office:value-type="float" office:value="191.814">
                <text:p>191.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88.676">
                <text:p>188.676</text:p>
              </table:table-cell>
              <table:table-cell office:value-type="float" office:value="189.685">
                <text:p>189.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70.18">
                <text:p>170.18</text:p>
              </table:table-cell>
              <table:table-cell office:value-type="float" office:value="184.646">
                <text:p>184.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103.476">
                <text:p>103.476</text:p>
              </table:table-cell>
              <table:table-cell office:value-type="float" office:value="142.93">
                <text:p>142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101.459">
                <text:p>101.459</text:p>
              </table:table-cell>
              <table:table-cell office:value-type="float" office:value="104.963">
                <text:p>104.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97.43">
                <text:p>97.43</text:p>
              </table:table-cell>
              <table:table-cell office:value-type="float" office:value="101.348">
                <text:p>101.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96.3842">
                <text:p>96.3842</text:p>
              </table:table-cell>
              <table:table-cell office:value-type="float" office:value="99.7423">
                <text:p>99.7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94.6988">
                <text:p>94.6988</text:p>
              </table:table-cell>
              <table:table-cell office:value-type="float" office:value="98.7184">
                <text:p>98.7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">
                <text:p>2200</text:p>
              </table:table-cell>
              <table:table-cell office:value-type="float" office:value="93.2557">
                <text:p>93.2557</text:p>
              </table:table-cell>
              <table:table-cell office:value-type="float" office:value="98.882">
                <text:p>98.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">
                <text:p>2400</text:p>
              </table:table-cell>
              <table:table-cell office:value-type="float" office:value="92.2224">
                <text:p>92.2224</text:p>
              </table:table-cell>
              <table:table-cell office:value-type="float" office:value="93.644">
                <text:p>93.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0">
                <text:p>2600</text:p>
              </table:table-cell>
              <table:table-cell office:value-type="float" office:value="91.6153">
                <text:p>91.6153</text:p>
              </table:table-cell>
              <table:table-cell office:value-type="float" office:value="93.9536">
                <text:p>93.9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0">
                <text:p>2800</text:p>
              </table:table-cell>
              <table:table-cell office:value-type="float" office:value="90.9168">
                <text:p>90.9168</text:p>
              </table:table-cell>
              <table:table-cell office:value-type="float" office:value="94.8316">
                <text:p>94.8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90.2491">
                <text:p>90.2491</text:p>
              </table:table-cell>
              <table:table-cell office:value-type="float" office:value="95.5253">
                <text:p>95.52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0">
                <text:p>3200</text:p>
              </table:table-cell>
              <table:table-cell office:value-type="float" office:value="90.1417">
                <text:p>90.1417</text:p>
              </table:table-cell>
              <table:table-cell office:value-type="float" office:value="91.2117">
                <text:p>91.21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0">
                <text:p>3400</text:p>
              </table:table-cell>
              <table:table-cell office:value-type="float" office:value="90.0334">
                <text:p>90.0334</text:p>
              </table:table-cell>
              <table:table-cell office:value-type="float" office:value="90.6447">
                <text:p>90.6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0">
                <text:p>3600</text:p>
              </table:table-cell>
              <table:table-cell office:value-type="float" office:value="89.3032">
                <text:p>89.3032</text:p>
              </table:table-cell>
              <table:table-cell office:value-type="float" office:value="91.6713">
                <text:p>91.67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0">
                <text:p>3800</text:p>
              </table:table-cell>
              <table:table-cell office:value-type="float" office:value="89.1074">
                <text:p>89.1074</text:p>
              </table:table-cell>
              <table:table-cell office:value-type="float" office:value="93.0115">
                <text:p>93.0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88.753">
                <text:p>88.753</text:p>
              </table:table-cell>
              <table:table-cell office:value-type="float" office:value="92.4003">
                <text:p>92.4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0">
                <text:p>4200</text:p>
              </table:table-cell>
              <table:table-cell office:value-type="float" office:value="87.9841">
                <text:p>87.9841</text:p>
              </table:table-cell>
              <table:table-cell office:value-type="float" office:value="91.2929">
                <text:p>91.29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0">
                <text:p>4400</text:p>
              </table:table-cell>
              <table:table-cell office:value-type="float" office:value="86.8874">
                <text:p>86.8874</text:p>
              </table:table-cell>
              <table:table-cell office:value-type="float" office:value="89.5109">
                <text:p>89.5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0">
                <text:p>4600</text:p>
              </table:table-cell>
              <table:table-cell office:value-type="float" office:value="86.626">
                <text:p>86.626</text:p>
              </table:table-cell>
              <table:table-cell office:value-type="float" office:value="88.7666">
                <text:p>88.7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0">
                <text:p>4800</text:p>
              </table:table-cell>
              <table:table-cell office:value-type="float" office:value="86.626">
                <text:p>86.626</text:p>
              </table:table-cell>
              <table:table-cell office:value-type="float" office:value="91.222">
                <text:p>91.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0">
                <text:p>5000</text:p>
              </table:table-cell>
              <table:table-cell office:value-type="float" office:value="86.3757">
                <text:p>86.3757</text:p>
              </table:table-cell>
              <table:table-cell office:value-type="float" office:value="89.8001">
                <text:p>89.8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0">
                <text:p>5200</text:p>
              </table:table-cell>
              <table:table-cell office:value-type="float" office:value="86.2479">
                <text:p>86.2479</text:p>
              </table:table-cell>
              <table:table-cell office:value-type="float" office:value="87.7674">
                <text:p>87.7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0">
                <text:p>5400</text:p>
              </table:table-cell>
              <table:table-cell office:value-type="float" office:value="85.9876">
                <text:p>85.9876</text:p>
              </table:table-cell>
              <table:table-cell office:value-type="float" office:value="86.4603">
                <text:p>86.46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0">
                <text:p>5600</text:p>
              </table:table-cell>
              <table:table-cell office:value-type="float" office:value="85.1298">
                <text:p>85.1298</text:p>
              </table:table-cell>
              <table:table-cell office:value-type="float" office:value="89.4269">
                <text:p>89.42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0">
                <text:p>5800</text:p>
              </table:table-cell>
              <table:table-cell office:value-type="float" office:value="85.1298">
                <text:p>85.1298</text:p>
              </table:table-cell>
              <table:table-cell office:value-type="float" office:value="86.148">
                <text:p>86.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0">
                <text:p>6000</text:p>
              </table:table-cell>
              <table:table-cell office:value-type="float" office:value="83.8254">
                <text:p>83.8254</text:p>
              </table:table-cell>
              <table:table-cell office:value-type="float" office:value="87.6844">
                <text:p>87.68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0">
                <text:p>6200</text:p>
              </table:table-cell>
              <table:table-cell office:value-type="float" office:value="81.731">
                <text:p>81.731</text:p>
              </table:table-cell>
              <table:table-cell office:value-type="float" office:value="2693.17">
                <text:p>2693.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0">
                <text:p>6400</text:p>
              </table:table-cell>
              <table:table-cell office:value-type="float" office:value="79.9689">
                <text:p>79.9689</text:p>
              </table:table-cell>
              <table:table-cell office:value-type="float" office:value="86.2733">
                <text:p>86.27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0">
                <text:p>6600</text:p>
              </table:table-cell>
              <table:table-cell office:value-type="float" office:value="79.9689">
                <text:p>79.9689</text:p>
              </table:table-cell>
              <table:table-cell office:value-type="float" office:value="188.493">
                <text:p>188.4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0">
                <text:p>6800</text:p>
              </table:table-cell>
              <table:table-cell office:value-type="float" office:value="78.8709">
                <text:p>78.8709</text:p>
              </table:table-cell>
              <table:table-cell office:value-type="float" office:value="83.014">
                <text:p>83.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78.3456">
                <text:p>78.3456</text:p>
              </table:table-cell>
              <table:table-cell office:value-type="float" office:value="79.2162">
                <text:p>79.2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0">
                <text:p>7200</text:p>
              </table:table-cell>
              <table:table-cell office:value-type="float" office:value="78.3456">
                <text:p>78.3456</text:p>
              </table:table-cell>
              <table:table-cell office:value-type="float" office:value="309.025">
                <text:p>309.0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0">
                <text:p>7400</text:p>
              </table:table-cell>
              <table:table-cell office:value-type="float" office:value="78.3456">
                <text:p>78.3456</text:p>
              </table:table-cell>
              <table:table-cell office:value-type="float" office:value="80.4911">
                <text:p>80.49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0">
                <text:p>7600</text:p>
              </table:table-cell>
              <table:table-cell office:value-type="float" office:value="77.809">
                <text:p>77.809</text:p>
              </table:table-cell>
              <table:table-cell office:value-type="float" office:value="78.7339">
                <text:p>78.73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0">
                <text:p>7800</text:p>
              </table:table-cell>
              <table:table-cell office:value-type="float" office:value="77.809">
                <text:p>77.809</text:p>
              </table:table-cell>
              <table:table-cell office:value-type="float" office:value="158.562">
                <text:p>158.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77.5272">
                <text:p>77.5272</text:p>
              </table:table-cell>
              <table:table-cell office:value-type="float" office:value="106.977">
                <text:p>106.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0">
                <text:p>8200</text:p>
              </table:table-cell>
              <table:table-cell office:value-type="float" office:value="77.5272">
                <text:p>77.5272</text:p>
              </table:table-cell>
              <table:table-cell office:value-type="float" office:value="80.9923">
                <text:p>80.99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0">
                <text:p>8400</text:p>
              </table:table-cell>
              <table:table-cell office:value-type="float" office:value="77.3877">
                <text:p>77.3877</text:p>
              </table:table-cell>
              <table:table-cell office:value-type="float" office:value="132.607">
                <text:p>132.6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0">
                <text:p>8600</text:p>
              </table:table-cell>
              <table:table-cell office:value-type="float" office:value="77.0332">
                <text:p>77.0332</text:p>
              </table:table-cell>
              <table:table-cell office:value-type="float" office:value="79.5862">
                <text:p>79.58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0">
                <text:p>8800</text:p>
              </table:table-cell>
              <table:table-cell office:value-type="float" office:value="77.0332">
                <text:p>77.0332</text:p>
              </table:table-cell>
              <table:table-cell office:value-type="float" office:value="79.0291">
                <text:p>79.02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76.8911">
                <text:p>76.8911</text:p>
              </table:table-cell>
              <table:table-cell office:value-type="float" office:value="77.4226">
                <text:p>77.4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0">
                <text:p>9200</text:p>
              </table:table-cell>
              <table:table-cell office:value-type="float" office:value="75.5167">
                <text:p>75.5167</text:p>
              </table:table-cell>
              <table:table-cell office:value-type="float" office:value="77.2976">
                <text:p>77.29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0">
                <text:p>9400</text:p>
              </table:table-cell>
              <table:table-cell office:value-type="float" office:value="75.5167">
                <text:p>75.5167</text:p>
              </table:table-cell>
              <table:table-cell office:value-type="float" office:value="80.1028">
                <text:p>80.10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0">
                <text:p>9600</text:p>
              </table:table-cell>
              <table:table-cell office:value-type="float" office:value="75.5167">
                <text:p>75.5167</text:p>
              </table:table-cell>
              <table:table-cell office:value-type="float" office:value="78.5693">
                <text:p>78.56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0">
                <text:p>9800</text:p>
              </table:table-cell>
              <table:table-cell office:value-type="float" office:value="75.4325">
                <text:p>75.4325</text:p>
              </table:table-cell>
              <table:table-cell office:value-type="float" office:value="79.6391">
                <text:p>79.63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">
                <text:p>10000</text:p>
              </table:table-cell>
              <table:table-cell office:value-type="float" office:value="74.0891">
                <text:p>74.0891</text:p>
              </table:table-cell>
              <table:table-cell office:value-type="float" office:value="75.6581">
                <text:p>75.65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0">
                <text:p>10200</text:p>
              </table:table-cell>
              <table:table-cell office:value-type="float" office:value="74.0891">
                <text:p>74.0891</text:p>
              </table:table-cell>
              <table:table-cell office:value-type="float" office:value="78.0276">
                <text:p>78.02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0">
                <text:p>10400</text:p>
              </table:table-cell>
              <table:table-cell office:value-type="float" office:value="73.1306">
                <text:p>73.1306</text:p>
              </table:table-cell>
              <table:table-cell office:value-type="float" office:value="76.6273">
                <text:p>76.6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0">
                <text:p>10600</text:p>
              </table:table-cell>
              <table:table-cell office:value-type="float" office:value="72.8306">
                <text:p>72.8306</text:p>
              </table:table-cell>
              <table:table-cell office:value-type="float" office:value="75.7648">
                <text:p>75.76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0">
                <text:p>10800</text:p>
              </table:table-cell>
              <table:table-cell office:value-type="float" office:value="72.7978">
                <text:p>72.7978</text:p>
              </table:table-cell>
              <table:table-cell office:value-type="float" office:value="76.7382">
                <text:p>76.73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0">
                <text:p>11000</text:p>
              </table:table-cell>
              <table:table-cell office:value-type="float" office:value="72.716">
                <text:p>72.716</text:p>
              </table:table-cell>
              <table:table-cell office:value-type="float" office:value="74.481">
                <text:p>74.4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0">
                <text:p>11200</text:p>
              </table:table-cell>
              <table:table-cell office:value-type="float" office:value="72.035">
                <text:p>72.035</text:p>
              </table:table-cell>
              <table:table-cell office:value-type="float" office:value="73.038">
                <text:p>73.0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0">
                <text:p>11400</text:p>
              </table:table-cell>
              <table:table-cell office:value-type="float" office:value="71.9628">
                <text:p>71.9628</text:p>
              </table:table-cell>
              <table:table-cell office:value-type="float" office:value="72.8789">
                <text:p>72.8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0">
                <text:p>11600</text:p>
              </table:table-cell>
              <table:table-cell office:value-type="float" office:value="71.9379">
                <text:p>71.9379</text:p>
              </table:table-cell>
              <table:table-cell office:value-type="float" office:value="76.1931">
                <text:p>76.19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0">
                <text:p>11800</text:p>
              </table:table-cell>
              <table:table-cell office:value-type="float" office:value="71.7664">
                <text:p>71.7664</text:p>
              </table:table-cell>
              <table:table-cell office:value-type="float" office:value="75.9415">
                <text:p>75.94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0">
                <text:p>12000</text:p>
              </table:table-cell>
              <table:table-cell office:value-type="float" office:value="71.5518">
                <text:p>71.5518</text:p>
              </table:table-cell>
              <table:table-cell office:value-type="float" office:value="72.3605">
                <text:p>72.36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0">
                <text:p>12200</text:p>
              </table:table-cell>
              <table:table-cell office:value-type="float" office:value="71.5518">
                <text:p>71.5518</text:p>
              </table:table-cell>
              <table:table-cell office:value-type="float" office:value="75.4656">
                <text:p>75.4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0">
                <text:p>12400</text:p>
              </table:table-cell>
              <table:table-cell office:value-type="float" office:value="71.3815">
                <text:p>71.3815</text:p>
              </table:table-cell>
              <table:table-cell office:value-type="float" office:value="73.7891">
                <text:p>73.78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0">
                <text:p>12600</text:p>
              </table:table-cell>
              <table:table-cell office:value-type="float" office:value="71.3815">
                <text:p>71.3815</text:p>
              </table:table-cell>
              <table:table-cell office:value-type="float" office:value="115.995">
                <text:p>115.9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0">
                <text:p>12800</text:p>
              </table:table-cell>
              <table:table-cell office:value-type="float" office:value="71.3815">
                <text:p>71.3815</text:p>
              </table:table-cell>
              <table:table-cell office:value-type="float" office:value="74.2835">
                <text:p>74.28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0">
                <text:p>13000</text:p>
              </table:table-cell>
              <table:table-cell office:value-type="float" office:value="71.3815">
                <text:p>71.3815</text:p>
              </table:table-cell>
              <table:table-cell office:value-type="float" office:value="78.6696">
                <text:p>78.66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0">
                <text:p>13200</text:p>
              </table:table-cell>
              <table:table-cell office:value-type="float" office:value="71.3815">
                <text:p>71.3815</text:p>
              </table:table-cell>
              <table:table-cell office:value-type="float" office:value="71.6269">
                <text:p>71.62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0">
                <text:p>13400</text:p>
              </table:table-cell>
              <table:table-cell office:value-type="float" office:value="71.0843">
                <text:p>71.0843</text:p>
              </table:table-cell>
              <table:table-cell office:value-type="float" office:value="73.0277">
                <text:p>73.02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0">
                <text:p>13600</text:p>
              </table:table-cell>
              <table:table-cell office:value-type="float" office:value="71.0843">
                <text:p>71.0843</text:p>
              </table:table-cell>
              <table:table-cell office:value-type="float" office:value="141.247">
                <text:p>141.2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0">
                <text:p>13800</text:p>
              </table:table-cell>
              <table:table-cell office:value-type="float" office:value="70.8366">
                <text:p>70.8366</text:p>
              </table:table-cell>
              <table:table-cell office:value-type="float" office:value="71.4244">
                <text:p>71.4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0">
                <text:p>14000</text:p>
              </table:table-cell>
              <table:table-cell office:value-type="float" office:value="70.8366">
                <text:p>70.8366</text:p>
              </table:table-cell>
              <table:table-cell office:value-type="float" office:value="71.5726">
                <text:p>71.57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0">
                <text:p>14200</text:p>
              </table:table-cell>
              <table:table-cell office:value-type="float" office:value="70.8366">
                <text:p>70.8366</text:p>
              </table:table-cell>
              <table:table-cell office:value-type="float" office:value="747.172">
                <text:p>747.1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0">
                <text:p>14400</text:p>
              </table:table-cell>
              <table:table-cell office:value-type="float" office:value="70.8366">
                <text:p>70.8366</text:p>
              </table:table-cell>
              <table:table-cell office:value-type="float" office:value="98.0097">
                <text:p>98.00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0">
                <text:p>14600</text:p>
              </table:table-cell>
              <table:table-cell office:value-type="float" office:value="70.8366">
                <text:p>70.8366</text:p>
              </table:table-cell>
              <table:table-cell office:value-type="float" office:value="74.14">
                <text:p>74.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0">
                <text:p>14800</text:p>
              </table:table-cell>
              <table:table-cell office:value-type="float" office:value="70.8366">
                <text:p>70.8366</text:p>
              </table:table-cell>
              <table:table-cell office:value-type="float" office:value="75.7579">
                <text:p>75.75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0">
                <text:p>15000</text:p>
              </table:table-cell>
              <table:table-cell office:value-type="float" office:value="70.5243">
                <text:p>70.5243</text:p>
              </table:table-cell>
              <table:table-cell office:value-type="float" office:value="995.174">
                <text:p>995.1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0">
                <text:p>15200</text:p>
              </table:table-cell>
              <table:table-cell office:value-type="float" office:value="70.5243">
                <text:p>70.5243</text:p>
              </table:table-cell>
              <table:table-cell office:value-type="float" office:value="72.902">
                <text:p>72.9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0">
                <text:p>15400</text:p>
              </table:table-cell>
              <table:table-cell office:value-type="float" office:value="69.8495">
                <text:p>69.8495</text:p>
              </table:table-cell>
              <table:table-cell office:value-type="float" office:value="72.4098">
                <text:p>72.40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0">
                <text:p>15600</text:p>
              </table:table-cell>
              <table:table-cell office:value-type="float" office:value="69.8495">
                <text:p>69.8495</text:p>
              </table:table-cell>
              <table:table-cell office:value-type="float" office:value="72.6698">
                <text:p>72.66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0">
                <text:p>15800</text:p>
              </table:table-cell>
              <table:table-cell office:value-type="float" office:value="69.8495">
                <text:p>69.8495</text:p>
              </table:table-cell>
              <table:table-cell office:value-type="float" office:value="73.5506">
                <text:p>73.55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">
                <text:p>16000</text:p>
              </table:table-cell>
              <table:table-cell office:value-type="float" office:value="69.7784">
                <text:p>69.7784</text:p>
              </table:table-cell>
              <table:table-cell office:value-type="float" office:value="77.9898">
                <text:p>77.98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00">
                <text:p>16200</text:p>
              </table:table-cell>
              <table:table-cell office:value-type="float" office:value="69.7784">
                <text:p>69.7784</text:p>
              </table:table-cell>
              <table:table-cell office:value-type="float" office:value="105.728">
                <text:p>105.7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00">
                <text:p>16400</text:p>
              </table:table-cell>
              <table:table-cell office:value-type="float" office:value="69.7784">
                <text:p>69.7784</text:p>
              </table:table-cell>
              <table:table-cell office:value-type="float" office:value="71.7484">
                <text:p>71.74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00">
                <text:p>16600</text:p>
              </table:table-cell>
              <table:table-cell office:value-type="float" office:value="69.6348">
                <text:p>69.6348</text:p>
              </table:table-cell>
              <table:table-cell office:value-type="float" office:value="191.339">
                <text:p>191.3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00">
                <text:p>16800</text:p>
              </table:table-cell>
              <table:table-cell office:value-type="float" office:value="69.6348">
                <text:p>69.6348</text:p>
              </table:table-cell>
              <table:table-cell office:value-type="float" office:value="74.4636">
                <text:p>74.46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00">
                <text:p>17000</text:p>
              </table:table-cell>
              <table:table-cell office:value-type="float" office:value="69.6348">
                <text:p>69.6348</text:p>
              </table:table-cell>
              <table:table-cell office:value-type="float" office:value="218.293">
                <text:p>218.2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00">
                <text:p>17200</text:p>
              </table:table-cell>
              <table:table-cell office:value-type="float" office:value="69.6348">
                <text:p>69.6348</text:p>
              </table:table-cell>
              <table:table-cell office:value-type="float" office:value="89.1788">
                <text:p>89.17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00">
                <text:p>17400</text:p>
              </table:table-cell>
              <table:table-cell office:value-type="float" office:value="69.5981">
                <text:p>69.5981</text:p>
              </table:table-cell>
              <table:table-cell office:value-type="float" office:value="78.0091">
                <text:p>78.00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00">
                <text:p>17600</text:p>
              </table:table-cell>
              <table:table-cell office:value-type="float" office:value="69.3287">
                <text:p>69.3287</text:p>
              </table:table-cell>
              <table:table-cell office:value-type="float" office:value="72.1089">
                <text:p>72.10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00">
                <text:p>17800</text:p>
              </table:table-cell>
              <table:table-cell office:value-type="float" office:value="69.3287">
                <text:p>69.3287</text:p>
              </table:table-cell>
              <table:table-cell office:value-type="float" office:value="71.8553">
                <text:p>71.85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00">
                <text:p>18000</text:p>
              </table:table-cell>
              <table:table-cell office:value-type="float" office:value="69.3009">
                <text:p>69.3009</text:p>
              </table:table-cell>
              <table:table-cell office:value-type="float" office:value="71.85">
                <text:p>71.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3.952cm" style:legend-expansion="high" chart:style-name="ch2"/>
        <chart:plot-area chart:style-name="ch3" table:cell-range-address="Sheet1.A122:Sheet1.C202" svg:x="4.363cm" svg:y="2.098cm" svg:width="11.735cm" svg:height="7.545cm">
          <chartooo:coordinate-region svg:x="5.355cm" svg:y="2.298cm" svg:width="10.278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22:Sheet1.B202" chart:class="chart:scatter">
            <chart:domain table:cell-range-address="Sheet1.A122:Sheet1.A202"/>
            <chart:data-point chart:repeated="81"/>
          </chart:series>
          <chart:series chart:style-name="ch7" chart:values-cell-range-address="Sheet1.C122:Sheet1.C202" chart:class="chart:scatter">
            <chart:data-point chart:repeated="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22:Sheet1.A202</svg:desc>
                </draw:g>
              </table:table-cell>
              <table:table-cell office:value-type="float" office:value="198.372">
                <text:p>198.372</text:p>
                <draw:g>
                  <svg:desc>Sheet1.B122:Sheet1.B202</svg:desc>
                </draw:g>
              </table:table-cell>
              <table:table-cell office:value-type="float" office:value="1983.98">
                <text:p>1983.98</text:p>
                <draw:g>
                  <svg:desc>Sheet1.C122:Sheet1.C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98.001">
                <text:p>198.001</text:p>
              </table:table-cell>
              <table:table-cell office:value-type="float" office:value="199.053">
                <text:p>199.0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92.397">
                <text:p>192.397</text:p>
              </table:table-cell>
              <table:table-cell office:value-type="float" office:value="195.131">
                <text:p>195.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90.872">
                <text:p>190.872</text:p>
              </table:table-cell>
              <table:table-cell office:value-type="float" office:value="191.814">
                <text:p>191.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88.676">
                <text:p>188.676</text:p>
              </table:table-cell>
              <table:table-cell office:value-type="float" office:value="189.685">
                <text:p>189.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70.18">
                <text:p>170.18</text:p>
              </table:table-cell>
              <table:table-cell office:value-type="float" office:value="184.646">
                <text:p>184.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103.476">
                <text:p>103.476</text:p>
              </table:table-cell>
              <table:table-cell office:value-type="float" office:value="142.93">
                <text:p>142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101.459">
                <text:p>101.459</text:p>
              </table:table-cell>
              <table:table-cell office:value-type="float" office:value="104.963">
                <text:p>104.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97.43">
                <text:p>97.43</text:p>
              </table:table-cell>
              <table:table-cell office:value-type="float" office:value="101.348">
                <text:p>101.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96.3842">
                <text:p>96.3842</text:p>
              </table:table-cell>
              <table:table-cell office:value-type="float" office:value="99.7423">
                <text:p>99.7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94.6988">
                <text:p>94.6988</text:p>
              </table:table-cell>
              <table:table-cell office:value-type="float" office:value="98.7184">
                <text:p>98.7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">
                <text:p>2200</text:p>
              </table:table-cell>
              <table:table-cell office:value-type="float" office:value="93.2557">
                <text:p>93.2557</text:p>
              </table:table-cell>
              <table:table-cell office:value-type="float" office:value="98.882">
                <text:p>98.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">
                <text:p>2400</text:p>
              </table:table-cell>
              <table:table-cell office:value-type="float" office:value="92.2224">
                <text:p>92.2224</text:p>
              </table:table-cell>
              <table:table-cell office:value-type="float" office:value="93.644">
                <text:p>93.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0">
                <text:p>2600</text:p>
              </table:table-cell>
              <table:table-cell office:value-type="float" office:value="91.6153">
                <text:p>91.6153</text:p>
              </table:table-cell>
              <table:table-cell office:value-type="float" office:value="93.9536">
                <text:p>93.9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0">
                <text:p>2800</text:p>
              </table:table-cell>
              <table:table-cell office:value-type="float" office:value="90.9168">
                <text:p>90.9168</text:p>
              </table:table-cell>
              <table:table-cell office:value-type="float" office:value="94.8316">
                <text:p>94.8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90.2491">
                <text:p>90.2491</text:p>
              </table:table-cell>
              <table:table-cell office:value-type="float" office:value="95.5253">
                <text:p>95.52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0">
                <text:p>3200</text:p>
              </table:table-cell>
              <table:table-cell office:value-type="float" office:value="90.1417">
                <text:p>90.1417</text:p>
              </table:table-cell>
              <table:table-cell office:value-type="float" office:value="91.2117">
                <text:p>91.21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0">
                <text:p>3400</text:p>
              </table:table-cell>
              <table:table-cell office:value-type="float" office:value="90.0334">
                <text:p>90.0334</text:p>
              </table:table-cell>
              <table:table-cell office:value-type="float" office:value="90.6447">
                <text:p>90.6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0">
                <text:p>3600</text:p>
              </table:table-cell>
              <table:table-cell office:value-type="float" office:value="89.3032">
                <text:p>89.3032</text:p>
              </table:table-cell>
              <table:table-cell office:value-type="float" office:value="91.6713">
                <text:p>91.67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0">
                <text:p>3800</text:p>
              </table:table-cell>
              <table:table-cell office:value-type="float" office:value="89.1074">
                <text:p>89.1074</text:p>
              </table:table-cell>
              <table:table-cell office:value-type="float" office:value="93.0115">
                <text:p>93.0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88.753">
                <text:p>88.753</text:p>
              </table:table-cell>
              <table:table-cell office:value-type="float" office:value="92.4003">
                <text:p>92.4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0">
                <text:p>4200</text:p>
              </table:table-cell>
              <table:table-cell office:value-type="float" office:value="87.9841">
                <text:p>87.9841</text:p>
              </table:table-cell>
              <table:table-cell office:value-type="float" office:value="91.2929">
                <text:p>91.29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0">
                <text:p>4400</text:p>
              </table:table-cell>
              <table:table-cell office:value-type="float" office:value="86.8874">
                <text:p>86.8874</text:p>
              </table:table-cell>
              <table:table-cell office:value-type="float" office:value="89.5109">
                <text:p>89.5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0">
                <text:p>4600</text:p>
              </table:table-cell>
              <table:table-cell office:value-type="float" office:value="86.626">
                <text:p>86.626</text:p>
              </table:table-cell>
              <table:table-cell office:value-type="float" office:value="88.7666">
                <text:p>88.7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0">
                <text:p>4800</text:p>
              </table:table-cell>
              <table:table-cell office:value-type="float" office:value="86.626">
                <text:p>86.626</text:p>
              </table:table-cell>
              <table:table-cell office:value-type="float" office:value="91.222">
                <text:p>91.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0">
                <text:p>5000</text:p>
              </table:table-cell>
              <table:table-cell office:value-type="float" office:value="86.3757">
                <text:p>86.3757</text:p>
              </table:table-cell>
              <table:table-cell office:value-type="float" office:value="89.8001">
                <text:p>89.8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0">
                <text:p>5200</text:p>
              </table:table-cell>
              <table:table-cell office:value-type="float" office:value="86.2479">
                <text:p>86.2479</text:p>
              </table:table-cell>
              <table:table-cell office:value-type="float" office:value="87.7674">
                <text:p>87.7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0">
                <text:p>5400</text:p>
              </table:table-cell>
              <table:table-cell office:value-type="float" office:value="85.9876">
                <text:p>85.9876</text:p>
              </table:table-cell>
              <table:table-cell office:value-type="float" office:value="86.4603">
                <text:p>86.46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0">
                <text:p>5600</text:p>
              </table:table-cell>
              <table:table-cell office:value-type="float" office:value="85.1298">
                <text:p>85.1298</text:p>
              </table:table-cell>
              <table:table-cell office:value-type="float" office:value="89.4269">
                <text:p>89.42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0">
                <text:p>5800</text:p>
              </table:table-cell>
              <table:table-cell office:value-type="float" office:value="85.1298">
                <text:p>85.1298</text:p>
              </table:table-cell>
              <table:table-cell office:value-type="float" office:value="86.148">
                <text:p>86.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0">
                <text:p>6000</text:p>
              </table:table-cell>
              <table:table-cell office:value-type="float" office:value="83.8254">
                <text:p>83.8254</text:p>
              </table:table-cell>
              <table:table-cell office:value-type="float" office:value="87.6844">
                <text:p>87.68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0">
                <text:p>6200</text:p>
              </table:table-cell>
              <table:table-cell office:value-type="float" office:value="81.731">
                <text:p>81.731</text:p>
              </table:table-cell>
              <table:table-cell office:value-type="float" office:value="2693.17">
                <text:p>2693.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0">
                <text:p>6400</text:p>
              </table:table-cell>
              <table:table-cell office:value-type="float" office:value="79.9689">
                <text:p>79.9689</text:p>
              </table:table-cell>
              <table:table-cell office:value-type="float" office:value="86.2733">
                <text:p>86.27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0">
                <text:p>6600</text:p>
              </table:table-cell>
              <table:table-cell office:value-type="float" office:value="79.9689">
                <text:p>79.9689</text:p>
              </table:table-cell>
              <table:table-cell office:value-type="float" office:value="188.493">
                <text:p>188.4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0">
                <text:p>6800</text:p>
              </table:table-cell>
              <table:table-cell office:value-type="float" office:value="78.8709">
                <text:p>78.8709</text:p>
              </table:table-cell>
              <table:table-cell office:value-type="float" office:value="83.014">
                <text:p>83.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78.3456">
                <text:p>78.3456</text:p>
              </table:table-cell>
              <table:table-cell office:value-type="float" office:value="79.2162">
                <text:p>79.2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0">
                <text:p>7200</text:p>
              </table:table-cell>
              <table:table-cell office:value-type="float" office:value="78.3456">
                <text:p>78.3456</text:p>
              </table:table-cell>
              <table:table-cell office:value-type="float" office:value="309.025">
                <text:p>309.0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0">
                <text:p>7400</text:p>
              </table:table-cell>
              <table:table-cell office:value-type="float" office:value="78.3456">
                <text:p>78.3456</text:p>
              </table:table-cell>
              <table:table-cell office:value-type="float" office:value="80.4911">
                <text:p>80.49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0">
                <text:p>7600</text:p>
              </table:table-cell>
              <table:table-cell office:value-type="float" office:value="77.809">
                <text:p>77.809</text:p>
              </table:table-cell>
              <table:table-cell office:value-type="float" office:value="78.7339">
                <text:p>78.73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0">
                <text:p>7800</text:p>
              </table:table-cell>
              <table:table-cell office:value-type="float" office:value="77.809">
                <text:p>77.809</text:p>
              </table:table-cell>
              <table:table-cell office:value-type="float" office:value="158.562">
                <text:p>158.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77.5272">
                <text:p>77.5272</text:p>
              </table:table-cell>
              <table:table-cell office:value-type="float" office:value="106.977">
                <text:p>106.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0">
                <text:p>8200</text:p>
              </table:table-cell>
              <table:table-cell office:value-type="float" office:value="77.5272">
                <text:p>77.5272</text:p>
              </table:table-cell>
              <table:table-cell office:value-type="float" office:value="80.9923">
                <text:p>80.99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0">
                <text:p>8400</text:p>
              </table:table-cell>
              <table:table-cell office:value-type="float" office:value="77.3877">
                <text:p>77.3877</text:p>
              </table:table-cell>
              <table:table-cell office:value-type="float" office:value="132.607">
                <text:p>132.6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0">
                <text:p>8600</text:p>
              </table:table-cell>
              <table:table-cell office:value-type="float" office:value="77.0332">
                <text:p>77.0332</text:p>
              </table:table-cell>
              <table:table-cell office:value-type="float" office:value="79.5862">
                <text:p>79.58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0">
                <text:p>8800</text:p>
              </table:table-cell>
              <table:table-cell office:value-type="float" office:value="77.0332">
                <text:p>77.0332</text:p>
              </table:table-cell>
              <table:table-cell office:value-type="float" office:value="79.0291">
                <text:p>79.02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76.8911">
                <text:p>76.8911</text:p>
              </table:table-cell>
              <table:table-cell office:value-type="float" office:value="77.4226">
                <text:p>77.4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0">
                <text:p>9200</text:p>
              </table:table-cell>
              <table:table-cell office:value-type="float" office:value="75.5167">
                <text:p>75.5167</text:p>
              </table:table-cell>
              <table:table-cell office:value-type="float" office:value="77.2976">
                <text:p>77.29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0">
                <text:p>9400</text:p>
              </table:table-cell>
              <table:table-cell office:value-type="float" office:value="75.5167">
                <text:p>75.5167</text:p>
              </table:table-cell>
              <table:table-cell office:value-type="float" office:value="80.1028">
                <text:p>80.10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0">
                <text:p>9600</text:p>
              </table:table-cell>
              <table:table-cell office:value-type="float" office:value="75.5167">
                <text:p>75.5167</text:p>
              </table:table-cell>
              <table:table-cell office:value-type="float" office:value="78.5693">
                <text:p>78.56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0">
                <text:p>9800</text:p>
              </table:table-cell>
              <table:table-cell office:value-type="float" office:value="75.4325">
                <text:p>75.4325</text:p>
              </table:table-cell>
              <table:table-cell office:value-type="float" office:value="79.6391">
                <text:p>79.63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">
                <text:p>10000</text:p>
              </table:table-cell>
              <table:table-cell office:value-type="float" office:value="74.0891">
                <text:p>74.0891</text:p>
              </table:table-cell>
              <table:table-cell office:value-type="float" office:value="75.6581">
                <text:p>75.65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0">
                <text:p>10200</text:p>
              </table:table-cell>
              <table:table-cell office:value-type="float" office:value="74.0891">
                <text:p>74.0891</text:p>
              </table:table-cell>
              <table:table-cell office:value-type="float" office:value="78.0276">
                <text:p>78.02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0">
                <text:p>10400</text:p>
              </table:table-cell>
              <table:table-cell office:value-type="float" office:value="73.1306">
                <text:p>73.1306</text:p>
              </table:table-cell>
              <table:table-cell office:value-type="float" office:value="76.6273">
                <text:p>76.6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0">
                <text:p>10600</text:p>
              </table:table-cell>
              <table:table-cell office:value-type="float" office:value="72.8306">
                <text:p>72.8306</text:p>
              </table:table-cell>
              <table:table-cell office:value-type="float" office:value="75.7648">
                <text:p>75.76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0">
                <text:p>10800</text:p>
              </table:table-cell>
              <table:table-cell office:value-type="float" office:value="72.7978">
                <text:p>72.7978</text:p>
              </table:table-cell>
              <table:table-cell office:value-type="float" office:value="76.7382">
                <text:p>76.73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0">
                <text:p>11000</text:p>
              </table:table-cell>
              <table:table-cell office:value-type="float" office:value="72.716">
                <text:p>72.716</text:p>
              </table:table-cell>
              <table:table-cell office:value-type="float" office:value="74.481">
                <text:p>74.4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0">
                <text:p>11200</text:p>
              </table:table-cell>
              <table:table-cell office:value-type="float" office:value="72.035">
                <text:p>72.035</text:p>
              </table:table-cell>
              <table:table-cell office:value-type="float" office:value="73.038">
                <text:p>73.0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0">
                <text:p>11400</text:p>
              </table:table-cell>
              <table:table-cell office:value-type="float" office:value="71.9628">
                <text:p>71.9628</text:p>
              </table:table-cell>
              <table:table-cell office:value-type="float" office:value="72.8789">
                <text:p>72.8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0">
                <text:p>11600</text:p>
              </table:table-cell>
              <table:table-cell office:value-type="float" office:value="71.9379">
                <text:p>71.9379</text:p>
              </table:table-cell>
              <table:table-cell office:value-type="float" office:value="76.1931">
                <text:p>76.19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0">
                <text:p>11800</text:p>
              </table:table-cell>
              <table:table-cell office:value-type="float" office:value="71.7664">
                <text:p>71.7664</text:p>
              </table:table-cell>
              <table:table-cell office:value-type="float" office:value="75.9415">
                <text:p>75.94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0">
                <text:p>12000</text:p>
              </table:table-cell>
              <table:table-cell office:value-type="float" office:value="71.5518">
                <text:p>71.5518</text:p>
              </table:table-cell>
              <table:table-cell office:value-type="float" office:value="72.3605">
                <text:p>72.36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0">
                <text:p>12200</text:p>
              </table:table-cell>
              <table:table-cell office:value-type="float" office:value="71.5518">
                <text:p>71.5518</text:p>
              </table:table-cell>
              <table:table-cell office:value-type="float" office:value="75.4656">
                <text:p>75.4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0">
                <text:p>12400</text:p>
              </table:table-cell>
              <table:table-cell office:value-type="float" office:value="71.3815">
                <text:p>71.3815</text:p>
              </table:table-cell>
              <table:table-cell office:value-type="float" office:value="73.7891">
                <text:p>73.78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0">
                <text:p>12600</text:p>
              </table:table-cell>
              <table:table-cell office:value-type="float" office:value="71.3815">
                <text:p>71.3815</text:p>
              </table:table-cell>
              <table:table-cell office:value-type="float" office:value="115.995">
                <text:p>115.9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0">
                <text:p>12800</text:p>
              </table:table-cell>
              <table:table-cell office:value-type="float" office:value="71.3815">
                <text:p>71.3815</text:p>
              </table:table-cell>
              <table:table-cell office:value-type="float" office:value="74.2835">
                <text:p>74.28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0">
                <text:p>13000</text:p>
              </table:table-cell>
              <table:table-cell office:value-type="float" office:value="71.3815">
                <text:p>71.3815</text:p>
              </table:table-cell>
              <table:table-cell office:value-type="float" office:value="78.6696">
                <text:p>78.66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0">
                <text:p>13200</text:p>
              </table:table-cell>
              <table:table-cell office:value-type="float" office:value="71.3815">
                <text:p>71.3815</text:p>
              </table:table-cell>
              <table:table-cell office:value-type="float" office:value="71.6269">
                <text:p>71.62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0">
                <text:p>13400</text:p>
              </table:table-cell>
              <table:table-cell office:value-type="float" office:value="71.0843">
                <text:p>71.0843</text:p>
              </table:table-cell>
              <table:table-cell office:value-type="float" office:value="73.0277">
                <text:p>73.02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0">
                <text:p>13600</text:p>
              </table:table-cell>
              <table:table-cell office:value-type="float" office:value="71.0843">
                <text:p>71.0843</text:p>
              </table:table-cell>
              <table:table-cell office:value-type="float" office:value="141.247">
                <text:p>141.2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0">
                <text:p>13800</text:p>
              </table:table-cell>
              <table:table-cell office:value-type="float" office:value="70.8366">
                <text:p>70.8366</text:p>
              </table:table-cell>
              <table:table-cell office:value-type="float" office:value="71.4244">
                <text:p>71.4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0">
                <text:p>14000</text:p>
              </table:table-cell>
              <table:table-cell office:value-type="float" office:value="70.8366">
                <text:p>70.8366</text:p>
              </table:table-cell>
              <table:table-cell office:value-type="float" office:value="71.5726">
                <text:p>71.57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0">
                <text:p>14200</text:p>
              </table:table-cell>
              <table:table-cell office:value-type="float" office:value="70.8366">
                <text:p>70.8366</text:p>
              </table:table-cell>
              <table:table-cell office:value-type="float" office:value="747.172">
                <text:p>747.1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0">
                <text:p>14400</text:p>
              </table:table-cell>
              <table:table-cell office:value-type="float" office:value="70.8366">
                <text:p>70.8366</text:p>
              </table:table-cell>
              <table:table-cell office:value-type="float" office:value="98.0097">
                <text:p>98.00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0">
                <text:p>14600</text:p>
              </table:table-cell>
              <table:table-cell office:value-type="float" office:value="70.8366">
                <text:p>70.8366</text:p>
              </table:table-cell>
              <table:table-cell office:value-type="float" office:value="74.14">
                <text:p>74.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0">
                <text:p>14800</text:p>
              </table:table-cell>
              <table:table-cell office:value-type="float" office:value="70.8366">
                <text:p>70.8366</text:p>
              </table:table-cell>
              <table:table-cell office:value-type="float" office:value="75.7579">
                <text:p>75.75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0">
                <text:p>15000</text:p>
              </table:table-cell>
              <table:table-cell office:value-type="float" office:value="70.5243">
                <text:p>70.5243</text:p>
              </table:table-cell>
              <table:table-cell office:value-type="float" office:value="995.174">
                <text:p>995.1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0">
                <text:p>15200</text:p>
              </table:table-cell>
              <table:table-cell office:value-type="float" office:value="70.5243">
                <text:p>70.5243</text:p>
              </table:table-cell>
              <table:table-cell office:value-type="float" office:value="72.902">
                <text:p>72.9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0">
                <text:p>15400</text:p>
              </table:table-cell>
              <table:table-cell office:value-type="float" office:value="69.8495">
                <text:p>69.8495</text:p>
              </table:table-cell>
              <table:table-cell office:value-type="float" office:value="72.4098">
                <text:p>72.40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0">
                <text:p>15600</text:p>
              </table:table-cell>
              <table:table-cell office:value-type="float" office:value="69.8495">
                <text:p>69.8495</text:p>
              </table:table-cell>
              <table:table-cell office:value-type="float" office:value="72.6698">
                <text:p>72.66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0">
                <text:p>15800</text:p>
              </table:table-cell>
              <table:table-cell office:value-type="float" office:value="69.8495">
                <text:p>69.8495</text:p>
              </table:table-cell>
              <table:table-cell office:value-type="float" office:value="73.5506">
                <text:p>73.55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">
                <text:p>16000</text:p>
              </table:table-cell>
              <table:table-cell office:value-type="float" office:value="69.7784">
                <text:p>69.7784</text:p>
              </table:table-cell>
              <table:table-cell office:value-type="float" office:value="77.9898">
                <text:p>77.98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86cm" svg:y="0.316cm" chart:style-name="ch2">
          <text:p>Fitness vs Generation Count</text:p>
        </chart:title>
        <chart:legend chart:legend-position="end" svg:x="13.147cm" svg:y="3.952cm" style:legend-expansion="high" chart:style-name="ch3"/>
        <chart:plot-area chart:style-name="ch4" table:cell-range-address="Sheet1.A122:Sheet1.C202" svg:x="1.331cm" svg:y="1.635cm" svg:width="11.177cm" svg:height="6.204cm">
          <chartooo:coordinate-region svg:x="2.323cm" svg:y="1.834cm" svg:width="9.72cm" svg:height="5.358cm"/>
          <chart:axis chart:dimension="x" chart:name="primary-x" chart:style-name="ch5">
            <chart:title svg:x="5.579cm" svg:y="8.019cm" chart:style-name="ch6">
              <text:p>Generation Count</text:p>
            </chart:title>
          </chart:axis>
          <chart:axis chart:dimension="y" chart:name="primary-y" chart:style-name="ch5">
            <chart:title svg:x="0.451cm" svg:y="5.31cm" chart:style-name="ch7">
              <text:p>Fitness</text:p>
            </chart:title>
            <chart:grid chart:style-name="ch8" chart:class="major"/>
          </chart:axis>
          <chart:series chart:style-name="ch9" chart:values-cell-range-address="Sheet1.B122:Sheet1.B202" chart:class="chart:scatter">
            <chart:domain table:cell-range-address="Sheet1.A122:Sheet1.A202"/>
            <chart:data-point chart:repeated="81"/>
          </chart:series>
          <chart:series chart:style-name="ch10" chart:values-cell-range-address="Sheet1.C122:Sheet1.C202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22:Sheet1.A202</svg:desc>
                </draw:g>
              </table:table-cell>
              <table:table-cell office:value-type="float" office:value="198.372">
                <text:p>198.372</text:p>
                <draw:g>
                  <svg:desc>Sheet1.B122:Sheet1.B202</svg:desc>
                </draw:g>
              </table:table-cell>
              <table:table-cell office:value-type="float" office:value="1983.98">
                <text:p>1983.98</text:p>
                <draw:g>
                  <svg:desc>Sheet1.C122:Sheet1.C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98.001">
                <text:p>198.001</text:p>
              </table:table-cell>
              <table:table-cell office:value-type="float" office:value="199.053">
                <text:p>199.0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92.397">
                <text:p>192.397</text:p>
              </table:table-cell>
              <table:table-cell office:value-type="float" office:value="195.131">
                <text:p>195.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90.872">
                <text:p>190.872</text:p>
              </table:table-cell>
              <table:table-cell office:value-type="float" office:value="191.814">
                <text:p>191.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88.676">
                <text:p>188.676</text:p>
              </table:table-cell>
              <table:table-cell office:value-type="float" office:value="189.685">
                <text:p>189.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70.18">
                <text:p>170.18</text:p>
              </table:table-cell>
              <table:table-cell office:value-type="float" office:value="184.646">
                <text:p>184.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103.476">
                <text:p>103.476</text:p>
              </table:table-cell>
              <table:table-cell office:value-type="float" office:value="142.93">
                <text:p>142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101.459">
                <text:p>101.459</text:p>
              </table:table-cell>
              <table:table-cell office:value-type="float" office:value="104.963">
                <text:p>104.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97.43">
                <text:p>97.43</text:p>
              </table:table-cell>
              <table:table-cell office:value-type="float" office:value="101.348">
                <text:p>101.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96.3842">
                <text:p>96.3842</text:p>
              </table:table-cell>
              <table:table-cell office:value-type="float" office:value="99.7423">
                <text:p>99.7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94.6988">
                <text:p>94.6988</text:p>
              </table:table-cell>
              <table:table-cell office:value-type="float" office:value="98.7184">
                <text:p>98.7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">
                <text:p>2200</text:p>
              </table:table-cell>
              <table:table-cell office:value-type="float" office:value="93.2557">
                <text:p>93.2557</text:p>
              </table:table-cell>
              <table:table-cell office:value-type="float" office:value="98.882">
                <text:p>98.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">
                <text:p>2400</text:p>
              </table:table-cell>
              <table:table-cell office:value-type="float" office:value="92.2224">
                <text:p>92.2224</text:p>
              </table:table-cell>
              <table:table-cell office:value-type="float" office:value="93.644">
                <text:p>93.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0">
                <text:p>2600</text:p>
              </table:table-cell>
              <table:table-cell office:value-type="float" office:value="91.6153">
                <text:p>91.6153</text:p>
              </table:table-cell>
              <table:table-cell office:value-type="float" office:value="93.9536">
                <text:p>93.9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0">
                <text:p>2800</text:p>
              </table:table-cell>
              <table:table-cell office:value-type="float" office:value="90.9168">
                <text:p>90.9168</text:p>
              </table:table-cell>
              <table:table-cell office:value-type="float" office:value="94.8316">
                <text:p>94.8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90.2491">
                <text:p>90.2491</text:p>
              </table:table-cell>
              <table:table-cell office:value-type="float" office:value="95.5253">
                <text:p>95.52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0">
                <text:p>3200</text:p>
              </table:table-cell>
              <table:table-cell office:value-type="float" office:value="90.1417">
                <text:p>90.1417</text:p>
              </table:table-cell>
              <table:table-cell office:value-type="float" office:value="91.2117">
                <text:p>91.21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0">
                <text:p>3400</text:p>
              </table:table-cell>
              <table:table-cell office:value-type="float" office:value="90.0334">
                <text:p>90.0334</text:p>
              </table:table-cell>
              <table:table-cell office:value-type="float" office:value="90.6447">
                <text:p>90.6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0">
                <text:p>3600</text:p>
              </table:table-cell>
              <table:table-cell office:value-type="float" office:value="89.3032">
                <text:p>89.3032</text:p>
              </table:table-cell>
              <table:table-cell office:value-type="float" office:value="91.6713">
                <text:p>91.67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0">
                <text:p>3800</text:p>
              </table:table-cell>
              <table:table-cell office:value-type="float" office:value="89.1074">
                <text:p>89.1074</text:p>
              </table:table-cell>
              <table:table-cell office:value-type="float" office:value="93.0115">
                <text:p>93.0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88.753">
                <text:p>88.753</text:p>
              </table:table-cell>
              <table:table-cell office:value-type="float" office:value="92.4003">
                <text:p>92.4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0">
                <text:p>4200</text:p>
              </table:table-cell>
              <table:table-cell office:value-type="float" office:value="87.9841">
                <text:p>87.9841</text:p>
              </table:table-cell>
              <table:table-cell office:value-type="float" office:value="91.2929">
                <text:p>91.29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0">
                <text:p>4400</text:p>
              </table:table-cell>
              <table:table-cell office:value-type="float" office:value="86.8874">
                <text:p>86.8874</text:p>
              </table:table-cell>
              <table:table-cell office:value-type="float" office:value="89.5109">
                <text:p>89.5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0">
                <text:p>4600</text:p>
              </table:table-cell>
              <table:table-cell office:value-type="float" office:value="86.626">
                <text:p>86.626</text:p>
              </table:table-cell>
              <table:table-cell office:value-type="float" office:value="88.7666">
                <text:p>88.7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0">
                <text:p>4800</text:p>
              </table:table-cell>
              <table:table-cell office:value-type="float" office:value="86.626">
                <text:p>86.626</text:p>
              </table:table-cell>
              <table:table-cell office:value-type="float" office:value="91.222">
                <text:p>91.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0">
                <text:p>5000</text:p>
              </table:table-cell>
              <table:table-cell office:value-type="float" office:value="86.3757">
                <text:p>86.3757</text:p>
              </table:table-cell>
              <table:table-cell office:value-type="float" office:value="89.8001">
                <text:p>89.8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0">
                <text:p>5200</text:p>
              </table:table-cell>
              <table:table-cell office:value-type="float" office:value="86.2479">
                <text:p>86.2479</text:p>
              </table:table-cell>
              <table:table-cell office:value-type="float" office:value="87.7674">
                <text:p>87.7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0">
                <text:p>5400</text:p>
              </table:table-cell>
              <table:table-cell office:value-type="float" office:value="85.9876">
                <text:p>85.9876</text:p>
              </table:table-cell>
              <table:table-cell office:value-type="float" office:value="86.4603">
                <text:p>86.46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0">
                <text:p>5600</text:p>
              </table:table-cell>
              <table:table-cell office:value-type="float" office:value="85.1298">
                <text:p>85.1298</text:p>
              </table:table-cell>
              <table:table-cell office:value-type="float" office:value="89.4269">
                <text:p>89.42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0">
                <text:p>5800</text:p>
              </table:table-cell>
              <table:table-cell office:value-type="float" office:value="85.1298">
                <text:p>85.1298</text:p>
              </table:table-cell>
              <table:table-cell office:value-type="float" office:value="86.148">
                <text:p>86.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0">
                <text:p>6000</text:p>
              </table:table-cell>
              <table:table-cell office:value-type="float" office:value="83.8254">
                <text:p>83.8254</text:p>
              </table:table-cell>
              <table:table-cell office:value-type="float" office:value="87.6844">
                <text:p>87.68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0">
                <text:p>6200</text:p>
              </table:table-cell>
              <table:table-cell office:value-type="float" office:value="81.731">
                <text:p>81.731</text:p>
              </table:table-cell>
              <table:table-cell office:value-type="float" office:value="2693.17">
                <text:p>2693.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0">
                <text:p>6400</text:p>
              </table:table-cell>
              <table:table-cell office:value-type="float" office:value="79.9689">
                <text:p>79.9689</text:p>
              </table:table-cell>
              <table:table-cell office:value-type="float" office:value="86.2733">
                <text:p>86.27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0">
                <text:p>6600</text:p>
              </table:table-cell>
              <table:table-cell office:value-type="float" office:value="79.9689">
                <text:p>79.9689</text:p>
              </table:table-cell>
              <table:table-cell office:value-type="float" office:value="188.493">
                <text:p>188.4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0">
                <text:p>6800</text:p>
              </table:table-cell>
              <table:table-cell office:value-type="float" office:value="78.8709">
                <text:p>78.8709</text:p>
              </table:table-cell>
              <table:table-cell office:value-type="float" office:value="83.014">
                <text:p>83.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78.3456">
                <text:p>78.3456</text:p>
              </table:table-cell>
              <table:table-cell office:value-type="float" office:value="79.2162">
                <text:p>79.2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0">
                <text:p>7200</text:p>
              </table:table-cell>
              <table:table-cell office:value-type="float" office:value="78.3456">
                <text:p>78.3456</text:p>
              </table:table-cell>
              <table:table-cell office:value-type="float" office:value="309.025">
                <text:p>309.0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0">
                <text:p>7400</text:p>
              </table:table-cell>
              <table:table-cell office:value-type="float" office:value="78.3456">
                <text:p>78.3456</text:p>
              </table:table-cell>
              <table:table-cell office:value-type="float" office:value="80.4911">
                <text:p>80.49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0">
                <text:p>7600</text:p>
              </table:table-cell>
              <table:table-cell office:value-type="float" office:value="77.809">
                <text:p>77.809</text:p>
              </table:table-cell>
              <table:table-cell office:value-type="float" office:value="78.7339">
                <text:p>78.73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0">
                <text:p>7800</text:p>
              </table:table-cell>
              <table:table-cell office:value-type="float" office:value="77.809">
                <text:p>77.809</text:p>
              </table:table-cell>
              <table:table-cell office:value-type="float" office:value="158.562">
                <text:p>158.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77.5272">
                <text:p>77.5272</text:p>
              </table:table-cell>
              <table:table-cell office:value-type="float" office:value="106.977">
                <text:p>106.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0">
                <text:p>8200</text:p>
              </table:table-cell>
              <table:table-cell office:value-type="float" office:value="77.5272">
                <text:p>77.5272</text:p>
              </table:table-cell>
              <table:table-cell office:value-type="float" office:value="80.9923">
                <text:p>80.99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0">
                <text:p>8400</text:p>
              </table:table-cell>
              <table:table-cell office:value-type="float" office:value="77.3877">
                <text:p>77.3877</text:p>
              </table:table-cell>
              <table:table-cell office:value-type="float" office:value="132.607">
                <text:p>132.6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0">
                <text:p>8600</text:p>
              </table:table-cell>
              <table:table-cell office:value-type="float" office:value="77.0332">
                <text:p>77.0332</text:p>
              </table:table-cell>
              <table:table-cell office:value-type="float" office:value="79.5862">
                <text:p>79.58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0">
                <text:p>8800</text:p>
              </table:table-cell>
              <table:table-cell office:value-type="float" office:value="77.0332">
                <text:p>77.0332</text:p>
              </table:table-cell>
              <table:table-cell office:value-type="float" office:value="79.0291">
                <text:p>79.02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76.8911">
                <text:p>76.8911</text:p>
              </table:table-cell>
              <table:table-cell office:value-type="float" office:value="77.4226">
                <text:p>77.4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0">
                <text:p>9200</text:p>
              </table:table-cell>
              <table:table-cell office:value-type="float" office:value="75.5167">
                <text:p>75.5167</text:p>
              </table:table-cell>
              <table:table-cell office:value-type="float" office:value="77.2976">
                <text:p>77.29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0">
                <text:p>9400</text:p>
              </table:table-cell>
              <table:table-cell office:value-type="float" office:value="75.5167">
                <text:p>75.5167</text:p>
              </table:table-cell>
              <table:table-cell office:value-type="float" office:value="80.1028">
                <text:p>80.10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0">
                <text:p>9600</text:p>
              </table:table-cell>
              <table:table-cell office:value-type="float" office:value="75.5167">
                <text:p>75.5167</text:p>
              </table:table-cell>
              <table:table-cell office:value-type="float" office:value="78.5693">
                <text:p>78.56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0">
                <text:p>9800</text:p>
              </table:table-cell>
              <table:table-cell office:value-type="float" office:value="75.4325">
                <text:p>75.4325</text:p>
              </table:table-cell>
              <table:table-cell office:value-type="float" office:value="79.6391">
                <text:p>79.63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">
                <text:p>10000</text:p>
              </table:table-cell>
              <table:table-cell office:value-type="float" office:value="74.0891">
                <text:p>74.0891</text:p>
              </table:table-cell>
              <table:table-cell office:value-type="float" office:value="75.6581">
                <text:p>75.65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0">
                <text:p>10200</text:p>
              </table:table-cell>
              <table:table-cell office:value-type="float" office:value="74.0891">
                <text:p>74.0891</text:p>
              </table:table-cell>
              <table:table-cell office:value-type="float" office:value="78.0276">
                <text:p>78.02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0">
                <text:p>10400</text:p>
              </table:table-cell>
              <table:table-cell office:value-type="float" office:value="73.1306">
                <text:p>73.1306</text:p>
              </table:table-cell>
              <table:table-cell office:value-type="float" office:value="76.6273">
                <text:p>76.6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0">
                <text:p>10600</text:p>
              </table:table-cell>
              <table:table-cell office:value-type="float" office:value="72.8306">
                <text:p>72.8306</text:p>
              </table:table-cell>
              <table:table-cell office:value-type="float" office:value="75.7648">
                <text:p>75.76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0">
                <text:p>10800</text:p>
              </table:table-cell>
              <table:table-cell office:value-type="float" office:value="72.7978">
                <text:p>72.7978</text:p>
              </table:table-cell>
              <table:table-cell office:value-type="float" office:value="76.7382">
                <text:p>76.73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0">
                <text:p>11000</text:p>
              </table:table-cell>
              <table:table-cell office:value-type="float" office:value="72.716">
                <text:p>72.716</text:p>
              </table:table-cell>
              <table:table-cell office:value-type="float" office:value="74.481">
                <text:p>74.4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0">
                <text:p>11200</text:p>
              </table:table-cell>
              <table:table-cell office:value-type="float" office:value="72.035">
                <text:p>72.035</text:p>
              </table:table-cell>
              <table:table-cell office:value-type="float" office:value="73.038">
                <text:p>73.0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0">
                <text:p>11400</text:p>
              </table:table-cell>
              <table:table-cell office:value-type="float" office:value="71.9628">
                <text:p>71.9628</text:p>
              </table:table-cell>
              <table:table-cell office:value-type="float" office:value="72.8789">
                <text:p>72.8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0">
                <text:p>11600</text:p>
              </table:table-cell>
              <table:table-cell office:value-type="float" office:value="71.9379">
                <text:p>71.9379</text:p>
              </table:table-cell>
              <table:table-cell office:value-type="float" office:value="76.1931">
                <text:p>76.19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0">
                <text:p>11800</text:p>
              </table:table-cell>
              <table:table-cell office:value-type="float" office:value="71.7664">
                <text:p>71.7664</text:p>
              </table:table-cell>
              <table:table-cell office:value-type="float" office:value="75.9415">
                <text:p>75.94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0">
                <text:p>12000</text:p>
              </table:table-cell>
              <table:table-cell office:value-type="float" office:value="71.5518">
                <text:p>71.5518</text:p>
              </table:table-cell>
              <table:table-cell office:value-type="float" office:value="72.3605">
                <text:p>72.36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0">
                <text:p>12200</text:p>
              </table:table-cell>
              <table:table-cell office:value-type="float" office:value="71.5518">
                <text:p>71.5518</text:p>
              </table:table-cell>
              <table:table-cell office:value-type="float" office:value="75.4656">
                <text:p>75.4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0">
                <text:p>12400</text:p>
              </table:table-cell>
              <table:table-cell office:value-type="float" office:value="71.3815">
                <text:p>71.3815</text:p>
              </table:table-cell>
              <table:table-cell office:value-type="float" office:value="73.7891">
                <text:p>73.78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0">
                <text:p>12600</text:p>
              </table:table-cell>
              <table:table-cell office:value-type="float" office:value="71.3815">
                <text:p>71.3815</text:p>
              </table:table-cell>
              <table:table-cell office:value-type="float" office:value="115.995">
                <text:p>115.9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0">
                <text:p>12800</text:p>
              </table:table-cell>
              <table:table-cell office:value-type="float" office:value="71.3815">
                <text:p>71.3815</text:p>
              </table:table-cell>
              <table:table-cell office:value-type="float" office:value="74.2835">
                <text:p>74.28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0">
                <text:p>13000</text:p>
              </table:table-cell>
              <table:table-cell office:value-type="float" office:value="71.3815">
                <text:p>71.3815</text:p>
              </table:table-cell>
              <table:table-cell office:value-type="float" office:value="78.6696">
                <text:p>78.66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0">
                <text:p>13200</text:p>
              </table:table-cell>
              <table:table-cell office:value-type="float" office:value="71.3815">
                <text:p>71.3815</text:p>
              </table:table-cell>
              <table:table-cell office:value-type="float" office:value="71.6269">
                <text:p>71.62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0">
                <text:p>13400</text:p>
              </table:table-cell>
              <table:table-cell office:value-type="float" office:value="71.0843">
                <text:p>71.0843</text:p>
              </table:table-cell>
              <table:table-cell office:value-type="float" office:value="73.0277">
                <text:p>73.02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0">
                <text:p>13600</text:p>
              </table:table-cell>
              <table:table-cell office:value-type="float" office:value="71.0843">
                <text:p>71.0843</text:p>
              </table:table-cell>
              <table:table-cell office:value-type="float" office:value="141.247">
                <text:p>141.2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0">
                <text:p>13800</text:p>
              </table:table-cell>
              <table:table-cell office:value-type="float" office:value="70.8366">
                <text:p>70.8366</text:p>
              </table:table-cell>
              <table:table-cell office:value-type="float" office:value="71.4244">
                <text:p>71.4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0">
                <text:p>14000</text:p>
              </table:table-cell>
              <table:table-cell office:value-type="float" office:value="70.8366">
                <text:p>70.8366</text:p>
              </table:table-cell>
              <table:table-cell office:value-type="float" office:value="71.5726">
                <text:p>71.57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0">
                <text:p>14200</text:p>
              </table:table-cell>
              <table:table-cell office:value-type="float" office:value="70.8366">
                <text:p>70.8366</text:p>
              </table:table-cell>
              <table:table-cell office:value-type="float" office:value="747.172">
                <text:p>747.1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0">
                <text:p>14400</text:p>
              </table:table-cell>
              <table:table-cell office:value-type="float" office:value="70.8366">
                <text:p>70.8366</text:p>
              </table:table-cell>
              <table:table-cell office:value-type="float" office:value="98.0097">
                <text:p>98.00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0">
                <text:p>14600</text:p>
              </table:table-cell>
              <table:table-cell office:value-type="float" office:value="70.8366">
                <text:p>70.8366</text:p>
              </table:table-cell>
              <table:table-cell office:value-type="float" office:value="74.14">
                <text:p>74.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0">
                <text:p>14800</text:p>
              </table:table-cell>
              <table:table-cell office:value-type="float" office:value="70.8366">
                <text:p>70.8366</text:p>
              </table:table-cell>
              <table:table-cell office:value-type="float" office:value="75.7579">
                <text:p>75.75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0">
                <text:p>15000</text:p>
              </table:table-cell>
              <table:table-cell office:value-type="float" office:value="70.5243">
                <text:p>70.5243</text:p>
              </table:table-cell>
              <table:table-cell office:value-type="float" office:value="995.174">
                <text:p>995.1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0">
                <text:p>15200</text:p>
              </table:table-cell>
              <table:table-cell office:value-type="float" office:value="70.5243">
                <text:p>70.5243</text:p>
              </table:table-cell>
              <table:table-cell office:value-type="float" office:value="72.902">
                <text:p>72.9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0">
                <text:p>15400</text:p>
              </table:table-cell>
              <table:table-cell office:value-type="float" office:value="69.8495">
                <text:p>69.8495</text:p>
              </table:table-cell>
              <table:table-cell office:value-type="float" office:value="72.4098">
                <text:p>72.40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0">
                <text:p>15600</text:p>
              </table:table-cell>
              <table:table-cell office:value-type="float" office:value="69.8495">
                <text:p>69.8495</text:p>
              </table:table-cell>
              <table:table-cell office:value-type="float" office:value="72.6698">
                <text:p>72.66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0">
                <text:p>15800</text:p>
              </table:table-cell>
              <table:table-cell office:value-type="float" office:value="69.8495">
                <text:p>69.8495</text:p>
              </table:table-cell>
              <table:table-cell office:value-type="float" office:value="73.5506">
                <text:p>73.55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">
                <text:p>16000</text:p>
              </table:table-cell>
              <table:table-cell office:value-type="float" office:value="69.7784">
                <text:p>69.7784</text:p>
              </table:table-cell>
              <table:table-cell office:value-type="float" office:value="77.9898">
                <text:p>77.98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81cm" svg:y="0.316cm" chart:style-name="ch2">
          <text:p>Expected Fit vs My Fit</text:p>
        </chart:title>
        <chart:legend chart:legend-position="end" svg:x="13.067cm" svg:y="3.952cm" style:legend-expansion="high" chart:style-name="ch3"/>
        <chart:plot-area chart:style-name="ch4" table:cell-range-address="Sheet1.U130:Sheet1.W210" svg:x="1.331cm" svg:y="1.635cm" svg:width="11.097cm" svg:height="6.204cm">
          <chartooo:coordinate-region svg:x="2.058cm" svg:y="1.834cm" svg:width="10.183cm" svg:height="5.806cm"/>
          <chart:axis chart:dimension="x" chart:name="primary-x" chart:style-name="ch5">
            <chart:title svg:x="6.306cm" svg:y="8.019cm" chart:style-name="ch6">
              <text:p>Point X</text:p>
            </chart:title>
          </chart:axis>
          <chart:axis chart:dimension="y" chart:name="primary-y" chart:style-name="ch5">
            <chart:title svg:x="0.451cm" svg:y="5.972cm" chart:style-name="ch7">
              <text:p>Fitness Function</text:p>
            </chart:title>
            <chart:grid chart:style-name="ch8" chart:class="major"/>
          </chart:axis>
          <chart:series chart:style-name="ch9" chart:values-cell-range-address="Sheet1.V130:Sheet1.V210" chart:class="chart:scatter">
            <chart:domain table:cell-range-address="Sheet1.U130:Sheet1.U210"/>
            <chart:data-point chart:repeated="81"/>
          </chart:series>
          <chart:series chart:style-name="ch10" chart:values-cell-range-address="Sheet1.W130:Sheet1.W210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U130:Sheet1.U210</svg:desc>
                </draw:g>
              </table:table-cell>
              <table:table-cell office:value-type="float" office:value="52">
                <text:p>52</text:p>
                <draw:g>
                  <svg:desc>Sheet1.V130:Sheet1.V210</svg:desc>
                </draw:g>
              </table:table-cell>
              <table:table-cell office:value-type="float" office:value="14.8328">
                <text:p>14.8328</text:p>
                <draw:g>
                  <svg:desc>Sheet1.W130:Sheet1.W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.2">
                <text:p>30.2</text:p>
              </table:table-cell>
              <table:table-cell office:value-type="float" office:value="14.8328">
                <text:p>14.8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.2">
                <text:p>23.2</text:p>
              </table:table-cell>
              <table:table-cell office:value-type="float" office:value="14.8328">
                <text:p>14.8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4.8328">
                <text:p>14.8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0.8">
                <text:p>-20.8</text:p>
              </table:table-cell>
              <table:table-cell office:value-type="float" office:value="-48.3528">
                <text:p>-48.3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1.8">
                <text:p>-21.8</text:p>
              </table:table-cell>
              <table:table-cell office:value-type="float" office:value="-47.3528">
                <text:p>-47.3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7">
                <text:p>-27</text:p>
              </table:table-cell>
              <table:table-cell office:value-type="float" office:value="-46.3528">
                <text:p>-46.3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3.4">
                <text:p>-33.4</text:p>
              </table:table-cell>
              <table:table-cell office:value-type="float" office:value="-45.3528">
                <text:p>-45.3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41">
                <text:p>-41</text:p>
              </table:table-cell>
              <table:table-cell office:value-type="float" office:value="-44.3528">
                <text:p>-44.35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3.8">
                <text:p>-53.8</text:p>
              </table:table-cell>
              <table:table-cell office:value-type="float" office:value="-43.3528">
                <text:p>-43.3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52.8">
                <text:p>-52.8</text:p>
              </table:table-cell>
              <table:table-cell office:value-type="float" office:value="-42.3528">
                <text:p>-42.35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1">
                <text:p>-61</text:p>
              </table:table-cell>
              <table:table-cell office:value-type="float" office:value="-41.3528">
                <text:p>-41.3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55.4">
                <text:p>-55.4</text:p>
              </table:table-cell>
              <table:table-cell office:value-type="float" office:value="-40.3528">
                <text:p>-40.35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56">
                <text:p>-56</text:p>
              </table:table-cell>
              <table:table-cell office:value-type="float" office:value="-39.3528">
                <text:p>-39.35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63.8">
                <text:p>-63.8</text:p>
              </table:table-cell>
              <table:table-cell office:value-type="float" office:value="-38.3528">
                <text:p>-38.35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65.8">
                <text:p>-65.8</text:p>
              </table:table-cell>
              <table:table-cell office:value-type="float" office:value="-37.3528">
                <text:p>-37.3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60">
                <text:p>-60</text:p>
              </table:table-cell>
              <table:table-cell office:value-type="float" office:value="-36.3528">
                <text:p>-36.3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55.4">
                <text:p>-55.4</text:p>
              </table:table-cell>
              <table:table-cell office:value-type="float" office:value="-35.3528">
                <text:p>-35.3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57">
                <text:p>-57</text:p>
              </table:table-cell>
              <table:table-cell office:value-type="float" office:value="-34.3528">
                <text:p>-34.35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57.8">
                <text:p>-57.8</text:p>
              </table:table-cell>
              <table:table-cell office:value-type="float" office:value="-33.3528">
                <text:p>-33.3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49.8">
                <text:p>-49.8</text:p>
              </table:table-cell>
              <table:table-cell office:value-type="float" office:value="-32.3528">
                <text:p>-32.35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42">
                <text:p>-42</text:p>
              </table:table-cell>
              <table:table-cell office:value-type="float" office:value="-31.3528">
                <text:p>-31.35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42.4">
                <text:p>-42.4</text:p>
              </table:table-cell>
              <table:table-cell office:value-type="float" office:value="-30.3528">
                <text:p>-30.35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29">
                <text:p>-29</text:p>
              </table:table-cell>
              <table:table-cell office:value-type="float" office:value="-29.3528">
                <text:p>-29.35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28.8">
                <text:p>-28.8</text:p>
              </table:table-cell>
              <table:table-cell office:value-type="float" office:value="-28.3528">
                <text:p>-28.35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3.8">
                <text:p>-13.8</text:p>
              </table:table-cell>
              <table:table-cell office:value-type="float" office:value="-27.3528">
                <text:p>-27.35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3">
                <text:p>-13</text:p>
              </table:table-cell>
              <table:table-cell office:value-type="float" office:value="-26.3528">
                <text:p>-26.35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.4">
                <text:p>-1.4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7.5">
                <text:p>-7.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5">
                <text:p>-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5">
                <text:p>1.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">
                <text:p>0.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7">
                <text:p>-7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.5">
                <text:p>2.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">
                <text:p>-1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.5">
                <text:p>2.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5">
                <text:p>-0.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5">
                <text:p>3.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">
                <text:p>-1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5">
                <text:p>1.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5">
                <text:p>-0.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5">
                <text:p>-0.5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.2054">
                <text:p>10.2054</text:p>
              </table:table-cell>
              <table:table-cell office:value-type="float" office:value="1.40966">
                <text:p>1.409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2.4723">
                <text:p>12.4723</text:p>
              </table:table-cell>
              <table:table-cell office:value-type="float" office:value="-3.3528">
                <text:p>-3.35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2.6029">
                <text:p>12.6029</text:p>
              </table:table-cell>
              <table:table-cell office:value-type="float" office:value="11.5673">
                <text:p>11.56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4.0756">
                <text:p>14.0756</text:p>
              </table:table-cell>
              <table:table-cell office:value-type="float" office:value="12.5313">
                <text:p>12.53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2.2849">
                <text:p>12.2849</text:p>
              </table:table-cell>
              <table:table-cell office:value-type="float" office:value="13.4952">
                <text:p>13.49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9.69">
                <text:p>19.69</text:p>
              </table:table-cell>
              <table:table-cell office:value-type="float" office:value="14.4591">
                <text:p>14.45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0.9468">
                <text:p>20.9468</text:p>
              </table:table-cell>
              <table:table-cell office:value-type="float" office:value="15.4231">
                <text:p>15.42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9.9924">
                <text:p>19.9924</text:p>
              </table:table-cell>
              <table:table-cell office:value-type="float" office:value="16.387">
                <text:p>16.3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1.0606">
                <text:p>21.0606</text:p>
              </table:table-cell>
              <table:table-cell office:value-type="float" office:value="17.351">
                <text:p>17.3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2.6242">
                <text:p>22.6242</text:p>
              </table:table-cell>
              <table:table-cell office:value-type="float" office:value="18.3149">
                <text:p>18.31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8.2799">
                <text:p>18.2799</text:p>
              </table:table-cell>
              <table:table-cell office:value-type="float" office:value="19.2789">
                <text:p>19.27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4.6015">
                <text:p>14.6015</text:p>
              </table:table-cell>
              <table:table-cell office:value-type="float" office:value="20.2428">
                <text:p>20.24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2">
                <text:p>12</text:p>
              </table:table-cell>
              <table:table-cell office:value-type="float" office:value="21.2067">
                <text:p>21.20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2.6227">
                <text:p>22.6227</text:p>
              </table:table-cell>
              <table:table-cell office:value-type="float" office:value="22.1707">
                <text:p>22.17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0.3171">
                <text:p>20.3171</text:p>
              </table:table-cell>
              <table:table-cell office:value-type="float" office:value="23.1346">
                <text:p>23.13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4.6684">
                <text:p>24.6684</text:p>
              </table:table-cell>
              <table:table-cell office:value-type="float" office:value="24.0986">
                <text:p>24.09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8.1008">
                <text:p>28.1008</text:p>
              </table:table-cell>
              <table:table-cell office:value-type="float" office:value="25.0625">
                <text:p>25.0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1.0189">
                <text:p>31.0189</text:p>
              </table:table-cell>
              <table:table-cell office:value-type="float" office:value="26.0265">
                <text:p>26.02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7.953">
                <text:p>27.953</text:p>
              </table:table-cell>
              <table:table-cell office:value-type="float" office:value="26.9904">
                <text:p>26.99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8.6745">
                <text:p>28.6745</text:p>
              </table:table-cell>
              <table:table-cell office:value-type="float" office:value="27.9543">
                <text:p>27.95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5.2514">
                <text:p>35.2514</text:p>
              </table:table-cell>
              <table:table-cell office:value-type="float" office:value="28.9183">
                <text:p>28.91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1.0323">
                <text:p>31.0323</text:p>
              </table:table-cell>
              <table:table-cell office:value-type="float" office:value="29.8822">
                <text:p>29.88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9.5605">
                <text:p>29.5605</text:p>
              </table:table-cell>
              <table:table-cell office:value-type="float" office:value="30.8462">
                <text:p>30.84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4.4411">
                <text:p>34.4411</text:p>
              </table:table-cell>
              <table:table-cell office:value-type="float" office:value="31.8101">
                <text:p>31.81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1.193">
                <text:p>31.193</text:p>
              </table:table-cell>
              <table:table-cell office:value-type="float" office:value="32.7741">
                <text:p>32.7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5.1219">
                <text:p>35.1219</text:p>
              </table:table-cell>
              <table:table-cell office:value-type="float" office:value="33.738">
                <text:p>33.7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6.2451">
                <text:p>36.2451</text:p>
              </table:table-cell>
              <table:table-cell office:value-type="float" office:value="34.7019">
                <text:p>34.7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1.2876">
                <text:p>31.2876</text:p>
              </table:table-cell>
              <table:table-cell office:value-type="float" office:value="35.6659">
                <text:p>35.66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4.7494">
                <text:p>34.7494</text:p>
              </table:table-cell>
              <table:table-cell office:value-type="float" office:value="36.6298">
                <text:p>36.6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4.0277">
                <text:p>44.0277</text:p>
              </table:table-cell>
              <table:table-cell office:value-type="float" office:value="37.5938">
                <text:p>37.59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3.5647">
                <text:p>43.5647</text:p>
              </table:table-cell>
              <table:table-cell office:value-type="float" office:value="38.5577">
                <text:p>38.557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81cm" svg:y="0.316cm" chart:style-name="ch2">
          <text:p>Expected Fit vs My Fit</text:p>
        </chart:title>
        <chart:legend chart:legend-position="end" svg:x="13.12cm" svg:y="3.952cm" style:legend-expansion="high" chart:style-name="ch3"/>
        <chart:plot-area chart:style-name="ch4" table:cell-range-address="Sheet1.M130:Sheet1.O210" svg:x="1.331cm" svg:y="1.635cm" svg:width="11.15cm" svg:height="6.204cm">
          <chartooo:coordinate-region svg:x="2.058cm" svg:y="1.834cm" svg:width="10.236cm" svg:height="5.806cm"/>
          <chart:axis chart:dimension="x" chart:name="primary-x" chart:style-name="ch5">
            <chart:title svg:x="6.333cm" svg:y="8.019cm" chart:style-name="ch6">
              <text:p>Point X</text:p>
            </chart:title>
          </chart:axis>
          <chart:axis chart:dimension="y" chart:name="primary-y" chart:style-name="ch5">
            <chart:title svg:x="0.451cm" svg:y="5.972cm" chart:style-name="ch7">
              <text:p>Fitness Function</text:p>
            </chart:title>
            <chart:grid chart:style-name="ch8" chart:class="major"/>
          </chart:axis>
          <chart:series chart:style-name="ch9" chart:values-cell-range-address="Sheet1.N130:Sheet1.N210" chart:class="chart:scatter">
            <chart:domain table:cell-range-address="Sheet1.M130:Sheet1.M210"/>
            <chart:data-point chart:repeated="81"/>
          </chart:series>
          <chart:series chart:style-name="ch10" chart:values-cell-range-address="Sheet1.O130:Sheet1.O210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M130:Sheet1.M210</svg:desc>
                </draw:g>
              </table:table-cell>
              <table:table-cell office:value-type="float" office:value="52">
                <text:p>52</text:p>
                <draw:g>
                  <svg:desc>Sheet1.N130:Sheet1.N210</svg:desc>
                </draw:g>
              </table:table-cell>
              <table:table-cell office:value-type="float" office:value="29.3602">
                <text:p>29.3602</text:p>
                <draw:g>
                  <svg:desc>Sheet1.O130:Sheet1.O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.2">
                <text:p>30.2</text:p>
              </table:table-cell>
              <table:table-cell office:value-type="float" office:value="29.3602">
                <text:p>29.3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.2">
                <text:p>23.2</text:p>
              </table:table-cell>
              <table:table-cell office:value-type="float" office:value="29.3602">
                <text:p>29.3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9.3602">
                <text:p>29.3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0.8">
                <text:p>-20.8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1.8">
                <text:p>-21.8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7">
                <text:p>-27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3.4">
                <text:p>-33.4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41">
                <text:p>-41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3.8">
                <text:p>-53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52.8">
                <text:p>-52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1">
                <text:p>-61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55.4">
                <text:p>-55.4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56">
                <text:p>-56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63.8">
                <text:p>-63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65.8">
                <text:p>-65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60">
                <text:p>-60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55.4">
                <text:p>-55.4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57">
                <text:p>-57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57.8">
                <text:p>-57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49.8">
                <text:p>-49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42">
                <text:p>-42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42.4">
                <text:p>-42.4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29">
                <text:p>-29</text:p>
              </table:table-cell>
              <table:table-cell office:value-type="float" office:value="-14.7326">
                <text:p>-14.7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28.8">
                <text:p>-28.8</text:p>
              </table:table-cell>
              <table:table-cell office:value-type="float" office:value="-13.7326">
                <text:p>-13.7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3.8">
                <text:p>-13.8</text:p>
              </table:table-cell>
              <table:table-cell office:value-type="float" office:value="-12.7326">
                <text:p>-12.73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3">
                <text:p>-13</text:p>
              </table:table-cell>
              <table:table-cell office:value-type="float" office:value="-11.7326">
                <text:p>-11.73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.4">
                <text:p>-1.4</text:p>
              </table:table-cell>
              <table:table-cell office:value-type="float" office:value="-10.7326">
                <text:p>-10.7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-9.73259">
                <text:p>-9.732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7.5">
                <text:p>-7.5</text:p>
              </table:table-cell>
              <table:table-cell office:value-type="float" office:value="-8.73259">
                <text:p>-8.732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5">
                <text:p>-5</text:p>
              </table:table-cell>
              <table:table-cell office:value-type="float" office:value="-7.73259">
                <text:p>-7.732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5">
                <text:p>1.5</text:p>
              </table:table-cell>
              <table:table-cell office:value-type="float" office:value="-6.73259">
                <text:p>-6.732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-5.73259">
                <text:p>-5.732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">
                <text:p>0.5</text:p>
              </table:table-cell>
              <table:table-cell office:value-type="float" office:value="-4.73259">
                <text:p>-4.732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7">
                <text:p>-7</text:p>
              </table:table-cell>
              <table:table-cell office:value-type="float" office:value="-3.73259">
                <text:p>-3.732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.5">
                <text:p>2.5</text:p>
              </table:table-cell>
              <table:table-cell office:value-type="float" office:value="-2.73259">
                <text:p>-2.732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">
                <text:p>-1</text:p>
              </table:table-cell>
              <table:table-cell office:value-type="float" office:value="-1.73259">
                <text:p>-1.732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.5">
                <text:p>2.5</text:p>
              </table:table-cell>
              <table:table-cell office:value-type="float" office:value="-0.732594">
                <text:p>-0.7325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267406">
                <text:p>0.2674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5">
                <text:p>-0.5</text:p>
              </table:table-cell>
              <table:table-cell office:value-type="float" office:value="1.26741">
                <text:p>1.267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2.26741">
                <text:p>2.267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5">
                <text:p>3.5</text:p>
              </table:table-cell>
              <table:table-cell office:value-type="float" office:value="3.26741">
                <text:p>3.267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">
                <text:p>-1</text:p>
              </table:table-cell>
              <table:table-cell office:value-type="float" office:value="4.26741">
                <text:p>4.267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5">
                <text:p>1.5</text:p>
              </table:table-cell>
              <table:table-cell office:value-type="float" office:value="5.26741">
                <text:p>5.267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6.26741">
                <text:p>6.267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5">
                <text:p>-0.5</text:p>
              </table:table-cell>
              <table:table-cell office:value-type="float" office:value="7.26741">
                <text:p>7.267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8.26741">
                <text:p>8.267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5">
                <text:p>-0.5</text:p>
              </table:table-cell>
              <table:table-cell office:value-type="float" office:value="9.26741">
                <text:p>9.26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.2054">
                <text:p>10.2054</text:p>
              </table:table-cell>
              <table:table-cell office:value-type="float" office:value="10.2674">
                <text:p>10.26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2.4723">
                <text:p>12.4723</text:p>
              </table:table-cell>
              <table:table-cell office:value-type="float" office:value="11.2674">
                <text:p>11.26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2.6029">
                <text:p>12.6029</text:p>
              </table:table-cell>
              <table:table-cell office:value-type="float" office:value="12.2674">
                <text:p>12.26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4.0756">
                <text:p>14.0756</text:p>
              </table:table-cell>
              <table:table-cell office:value-type="float" office:value="13.2674">
                <text:p>13.26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2.2849">
                <text:p>12.2849</text:p>
              </table:table-cell>
              <table:table-cell office:value-type="float" office:value="14.2674">
                <text:p>14.26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9.69">
                <text:p>19.69</text:p>
              </table:table-cell>
              <table:table-cell office:value-type="float" office:value="15.2674">
                <text:p>15.26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0.9468">
                <text:p>20.9468</text:p>
              </table:table-cell>
              <table:table-cell office:value-type="float" office:value="16.2674">
                <text:p>16.26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9.9924">
                <text:p>19.9924</text:p>
              </table:table-cell>
              <table:table-cell office:value-type="float" office:value="17.2674">
                <text:p>17.26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1.0606">
                <text:p>21.0606</text:p>
              </table:table-cell>
              <table:table-cell office:value-type="float" office:value="18.2674">
                <text:p>18.26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2.6242">
                <text:p>22.6242</text:p>
              </table:table-cell>
              <table:table-cell office:value-type="float" office:value="19.2674">
                <text:p>19.26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8.2799">
                <text:p>18.2799</text:p>
              </table:table-cell>
              <table:table-cell office:value-type="float" office:value="20.2674">
                <text:p>20.26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4.6015">
                <text:p>14.6015</text:p>
              </table:table-cell>
              <table:table-cell office:value-type="float" office:value="21.2674">
                <text:p>21.26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2">
                <text:p>12</text:p>
              </table:table-cell>
              <table:table-cell office:value-type="float" office:value="22.2674">
                <text:p>22.26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2.6227">
                <text:p>22.6227</text:p>
              </table:table-cell>
              <table:table-cell office:value-type="float" office:value="23.2674">
                <text:p>23.26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0.3171">
                <text:p>20.3171</text:p>
              </table:table-cell>
              <table:table-cell office:value-type="float" office:value="24.2674">
                <text:p>24.26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4.6684">
                <text:p>24.6684</text:p>
              </table:table-cell>
              <table:table-cell office:value-type="float" office:value="25.2674">
                <text:p>25.26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8.1008">
                <text:p>28.1008</text:p>
              </table:table-cell>
              <table:table-cell office:value-type="float" office:value="26.2674">
                <text:p>26.26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1.0189">
                <text:p>31.0189</text:p>
              </table:table-cell>
              <table:table-cell office:value-type="float" office:value="27.2674">
                <text:p>27.26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7.953">
                <text:p>27.953</text:p>
              </table:table-cell>
              <table:table-cell office:value-type="float" office:value="28.2674">
                <text:p>28.26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8.6745">
                <text:p>28.6745</text:p>
              </table:table-cell>
              <table:table-cell office:value-type="float" office:value="29.2674">
                <text:p>29.26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5.2514">
                <text:p>35.2514</text:p>
              </table:table-cell>
              <table:table-cell office:value-type="float" office:value="30.2674">
                <text:p>30.26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1.0323">
                <text:p>31.0323</text:p>
              </table:table-cell>
              <table:table-cell office:value-type="float" office:value="31.2674">
                <text:p>31.26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9.5605">
                <text:p>29.5605</text:p>
              </table:table-cell>
              <table:table-cell office:value-type="float" office:value="32.2674">
                <text:p>32.26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4.4411">
                <text:p>34.4411</text:p>
              </table:table-cell>
              <table:table-cell office:value-type="float" office:value="33.2674">
                <text:p>33.26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1.193">
                <text:p>31.193</text:p>
              </table:table-cell>
              <table:table-cell office:value-type="float" office:value="34.2674">
                <text:p>34.26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5.1219">
                <text:p>35.1219</text:p>
              </table:table-cell>
              <table:table-cell office:value-type="float" office:value="35.2674">
                <text:p>35.26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6.2451">
                <text:p>36.2451</text:p>
              </table:table-cell>
              <table:table-cell office:value-type="float" office:value="36.2674">
                <text:p>36.26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1.2876">
                <text:p>31.2876</text:p>
              </table:table-cell>
              <table:table-cell office:value-type="float" office:value="37.2674">
                <text:p>37.26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4.7494">
                <text:p>34.7494</text:p>
              </table:table-cell>
              <table:table-cell office:value-type="float" office:value="38.2674">
                <text:p>38.26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4.0277">
                <text:p>44.0277</text:p>
              </table:table-cell>
              <table:table-cell office:value-type="float" office:value="39.2674">
                <text:p>39.26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3.5647">
                <text:p>43.5647</text:p>
              </table:table-cell>
              <table:table-cell office:value-type="float" office:value="40.2674">
                <text:p>40.267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